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8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36020833333333cm"/>
    </style:style>
    <style:style style:name="co3" style:family="table-column">
      <style:table-column-properties fo:break-before="auto" style:column-width="3.148541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55083333333333cm"/>
    </style:style>
    <style:style style:name="co6" style:family="table-column">
      <style:table-column-properties fo:break-before="auto" style:column-width="2.98979166666667cm" style:use-optimal-column-width="true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shapes>
          <draw:frame draw:z-index="1" draw:id="id0" draw:style-name="a0" draw:name="Gráfico 1" svg:x="9.71575in" svg:y="0.46811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number-columns-repeated="16375" table:default-cell-style-name="ce1"/>
        <table:table-row table:style-name="ro1">
          <table:table-cell office:value-type="string" table:style-name="ce1">
            <text:p>xA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2">
            <text:p>x</text:p>
          </table:table-cell>
          <table:table-cell office:value-type="string" table:style-name="ce2">
            <text:p>y Tiago Aluno</text:p>
          </table:table-cell>
          <table:table-cell office:value-type="string" table:style-name="ce2">
            <text:p>y Tiago Prof</text:p>
          </table:table-cell>
          <table:table-cell office:value-type="string" table:style-name="ce2">
            <text:p>xf</text:p>
          </table:table-cell>
          <table:table-cell office:value-type="string" table:style-name="ce2">
            <text:p>yf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1" table:style-name="ce2">
            <text:p>1</text:p>
          </table:table-cell>
          <table:table-cell office:value-type="float" office:value="217.99169807996387" table:formula="of:=SQRT(  POWER([.$B$18];2) * ( 1 - POWER([.E2];2)/POWER([.$B$17];2)  ))" table:style-name="ce2">
            <text:p>217,9916981</text:p>
          </table:table-cell>
          <table:table-cell office:value-type="float" office:value="0.97504128033707893" table:formula="of:=[.$B$18]*SIN([.E2]/(4*[.$B$17]))" table:style-name="ce2">
            <text:p>0,97504128</text:p>
          </table:table-cell>
          <table:table-cell office:value-type="float" office:value="101.34504225287731" table:formula="of:=[.E2]*[.$B$21]-[.G2]*[.$B$20]+[.$B$22]" table:style-name="ce2">
            <text:p>101,3450423</text:p>
          </table:table-cell>
          <table:table-cell office:value-type="float" office:value="440.82628733324316" table:formula="of:=[.E2]*[.$B$20]+[.F2]*[.$B$21]+[.$B$23]" table:style-name="ce2">
            <text:p>440,82628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B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2" table:style-name="ce2">
            <text:p>2</text:p>
          </table:table-cell>
          <table:table-cell office:value-type="float" office:value="217.88700342984617" table:formula="of:=SQRT(  POWER([.$B$18];2) * ( 1 - POWER([.E3];2)/POWER([.$B$17];2)  ))" table:style-name="ce2">
            <text:p>217,8870034</text:p>
          </table:table-cell>
          <table:table-cell office:value-type="float" office:value="1.9500630598810524" table:formula="of:=[.$B$18]*SIN([.E3]/(4*[.$B$17]))" table:style-name="ce2">
            <text:p>1,95006306</text:p>
          </table:table-cell>
          <table:table-cell office:value-type="float" office:value="102.69007515657638" table:formula="of:=[.E3]*[.$B$21]-[.G3]*[.$B$20]+[.$B$22]" table:style-name="ce2">
            <text:p>102,6900752</text:p>
          </table:table-cell>
          <table:table-cell office:value-type="float" office:value="440.25498359537244" table:formula="of:=[.E3]*[.$B$20]+[.F3]*[.$B$21]+[.$B$23]" table:style-name="ce2">
            <text:p>440,25498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B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1"/>
          <table:table-cell office:value-type="float" office:value="3" table:style-name="ce2">
            <text:p>3</text:p>
          </table:table-cell>
          <table:table-cell office:value-type="float" office:value="217.71240046612854" table:formula="of:=SQRT(  POWER([.$B$18];2) * ( 1 - POWER([.E4];2)/POWER([.$B$17];2)  ))" table:style-name="ce2">
            <text:p>217,7124005</text:p>
          </table:table-cell>
          <table:table-cell office:value-type="float" office:value="2.9250458382288298" table:formula="of:=[.$B$18]*SIN([.E4]/(4*[.$B$17]))" table:style-name="ce2">
            <text:p>2,925045838</text:p>
          </table:table-cell>
          <table:table-cell office:value-type="float" office:value="104.03508936210596" table:formula="of:=[.E4]*[.$B$21]-[.G4]*[.$B$20]+[.$B$22]" table:style-name="ce2">
            <text:p>104,0350894</text:p>
          </table:table-cell>
          <table:table-cell office:value-type="float" office:value="439.62232954055526" table:formula="of:=[.E4]*[.$B$20]+[.F4]*[.$B$21]+[.$B$23]" table:style-name="ce2">
            <text:p>439,622329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500" table:style-name="ce1">
            <text:p>500</text:p>
          </table:table-cell>
          <table:table-cell table:number-columns-repeated="2" table:style-name="ce1"/>
          <table:table-cell office:value-type="float" office:value="4" table:style-name="ce2">
            <text:p>4</text:p>
          </table:table-cell>
          <table:table-cell office:value-type="float" office:value="217.46772080252396" table:formula="of:=SQRT(  POWER([.$B$18];2) * ( 1 - POWER([.E5];2)/POWER([.$B$17];2)  ))" table:style-name="ce2">
            <text:p>217,4677208</text:p>
          </table:table-cell>
          <table:table-cell office:value-type="float" office:value="3.8999701157573452" table:formula="of:=[.$B$18]*SIN([.E5]/(4*[.$B$17]))" table:style-name="ce2">
            <text:p>3,899970116</text:p>
          </table:table-cell>
          <table:table-cell office:value-type="float" office:value="105.38007552084875" table:formula="of:=[.E5]*[.$B$21]-[.G5]*[.$B$20]+[.$B$22]" table:style-name="ce2">
            <text:p>105,3800755</text:p>
          </table:table-cell>
          <table:table-cell office:value-type="float" office:value="438.92817739592249" table:formula="of:=[.E5]*[.$B$20]+[.F5]*[.$B$21]+[.$B$23]" table:style-name="ce2">
            <text:p>438,9281774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5" table:style-name="ce2">
            <text:p>5</text:p>
          </table:table-cell>
          <table:table-cell office:value-type="float" office:value="217.15272755965913" table:formula="of:=SQRT(  POWER([.$B$18];2) * ( 1 - POWER([.E6];2)/POWER([.$B$17];2)  ))" table:style-name="ce2">
            <text:p>217,1527276</text:p>
          </table:table-cell>
          <table:table-cell office:value-type="float" office:value="4.8748163940135436" table:formula="of:=[.$B$18]*SIN([.E6]/(4*[.$B$17]))" table:style-name="ce2">
            <text:p>4,874816394</text:p>
          </table:table-cell>
          <table:table-cell office:value-type="float" office:value="106.7250242847484" table:formula="of:=[.E6]*[.$B$21]-[.G6]*[.$B$20]+[.$B$22]" table:style-name="ce2">
            <text:p>106,7250243</text:p>
          </table:table-cell>
          <table:table-cell office:value-type="float" office:value="438.17231928026678" table:formula="of:=[.E6]*[.$B$20]+[.F6]*[.$B$21]+[.$B$23]" table:style-name="ce2">
            <text:p>438,1723193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6" table:style-name="ce2">
            <text:p>6</text:p>
          </table:table-cell>
          <table:table-cell office:value-type="float" office:value="216.76711421105608" table:formula="of:=SQRT(  POWER([.$B$18];2) * ( 1 - POWER([.E7];2)/POWER([.$B$17];2)  ))" table:style-name="ce2">
            <text:p>216,7671142</text:p>
          </table:table-cell>
          <table:table-cell office:value-type="float" office:value="5.8495651761043552" table:formula="of:=[.$B$18]*SIN([.E7]/(4*[.$B$17]))" table:style-name="ce2">
            <text:p>5,849565176</text:p>
          </table:table-cell>
          <table:table-cell office:value-type="float" office:value="108.06992630649646" table:formula="of:=[.E7]*[.$B$21]-[.G7]*[.$B$20]+[.$B$22]" table:style-name="ce2">
            <text:p>108,0699263</text:p>
          </table:table-cell>
          <table:table-cell office:value-type="float" office:value="437.35448619129636" table:formula="of:=[.E7]*[.$B$20]+[.F7]*[.$B$21]+[.$B$23]" table:style-name="ce2">
            <text:p>437,3544862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7" table:style-name="ce2">
            <text:p>7</text:p>
          </table:table-cell>
          <table:table-cell office:value-type="float" office:value="216.31050307697259" table:formula="of:=SQRT(  POWER([.$B$18];2) * ( 1 - POWER([.E8];2)/POWER([.$B$17];2)  ))" table:style-name="ce2">
            <text:p>216,3105031</text:p>
          </table:table-cell>
          <table:table-cell office:value-type="float" office:value="6.8241969670866309" table:formula="of:=[.$B$18]*SIN([.E8]/(4*[.$B$17]))" table:style-name="ce2">
            <text:p>6,824196967</text:p>
          </table:table-cell>
          <table:table-cell office:value-type="float" office:value="109.41477223971928" table:formula="of:=[.E8]*[.$B$21]-[.G8]*[.$B$20]+[.$B$22]" table:style-name="ce2">
            <text:p>109,4147722</text:p>
          </table:table-cell>
          <table:table-cell office:value-type="float" office:value="436.47434668385552" table:formula="of:=[.E8]*[.$B$20]+[.F8]*[.$B$21]+[.$B$23]" table:style-name="ce2">
            <text:p>436,4743467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8" table:style-name="ce2">
            <text:p>8</text:p>
          </table:table-cell>
          <table:table-cell office:value-type="float" office:value="215.78244344865351" table:formula="of:=SQRT(  POWER([.$B$18];2) * ( 1 - POWER([.E9];2)/POWER([.$B$17];2)  ))" table:style-name="ce2">
            <text:p>215,7824434</text:p>
          </table:table-cell>
          <table:table-cell office:value-type="float" office:value="7.7986922743570384" table:formula="of:=[.$B$18]*SIN([.E9]/(4*[.$B$17]))" table:style-name="ce2">
            <text:p>7,798692274</text:p>
          </table:table-cell>
          <table:table-cell office:value-type="float" office:value="110.75955273916504" table:formula="of:=[.E9]*[.$B$21]-[.G9]*[.$B$20]+[.$B$22]" table:style-name="ce2">
            <text:p>110,7595527</text:p>
          </table:table-cell>
          <table:table-cell office:value-type="float" office:value="435.5315052238002" table:formula="of:=[.E9]*[.$B$20]+[.F9]*[.$B$21]+[.$B$23]" table:style-name="ce2">
            <text:p>435,5315052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9" table:style-name="ce2">
            <text:p>9</text:p>
          </table:table-cell>
          <table:table-cell office:value-type="float" office:value="215.18240932093914" table:formula="of:=SQRT(  POWER([.$B$18];2) * ( 1 - POWER([.E10];2)/POWER([.$B$17];2)  ))" table:style-name="ce2">
            <text:p>215,1824093</text:p>
          </table:table-cell>
          <table:table-cell office:value-type="float" office:value="8.7730316080419115" table:formula="of:=[.$B$18]*SIN([.E10]/(4*[.$B$17]))" table:style-name="ce2">
            <text:p>8,773031608</text:p>
          </table:table-cell>
          <table:table-cell office:value-type="float" office:value="112.10425846089055" table:formula="of:=[.E10]*[.$B$21]-[.G10]*[.$B$20]+[.$B$22]" table:style-name="ce2">
            <text:p>112,1042585</text:p>
          </table:table-cell>
          <table:table-cell office:value-type="float" office:value="434.52550019817477" table:formula="of:=[.E10]*[.$B$20]+[.F10]*[.$B$21]+[.$B$23]" table:style-name="ce2">
            <text:p>434,5255002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0" table:style-name="ce2">
            <text:p>10</text:p>
          </table:table-cell>
          <table:table-cell office:value-type="float" office:value="214.50979670609797" table:formula="of:=SQRT(  POWER([.$B$18];2) * ( 1 - POWER([.E11];2)/POWER([.$B$17];2)  ))" table:style-name="ce2">
            <text:p>214,5097967</text:p>
          </table:table-cell>
          <table:table-cell office:value-type="float" office:value="9.7471954813870614" table:formula="of:=[.$B$18]*SIN([.E11]/(4*[.$B$17]))" table:style-name="ce2">
            <text:p>9,747195481</text:p>
          </table:table-cell>
          <table:table-cell office:value-type="float" office:value="113.44888006244817" table:formula="of:=[.E11]*[.$B$21]-[.G11]*[.$B$20]+[.$B$22]" table:style-name="ce2">
            <text:p>113,4488801</text:p>
          </table:table-cell>
          <table:table-cell office:value-type="float" office:value="433.45580155787843" table:formula="of:=[.E11]*[.$B$20]+[.F11]*[.$B$21]+[.$B$23]" table:style-name="ce2">
            <text:p>433,4558016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1" table:style-name="ce2">
            <text:p>11</text:p>
          </table:table-cell>
          <table:table-cell office:value-type="float" office:value="213.76392049607725" table:formula="of:=SQRT(  POWER([.$B$18];2) * ( 1 - POWER([.E12];2)/POWER([.$B$17];2)  ))" table:style-name="ce2">
            <text:p>213,7639205</text:p>
          </table:table-cell>
          <table:table-cell office:value-type="float" office:value="10.721164411147491" table:formula="of:=[.$B$18]*SIN([.E12]/(4*[.$B$17]))" table:style-name="ce2">
            <text:p>10,72116441</text:p>
          </table:table-cell>
          <table:table-cell office:value-type="float" office:value="114.7934082030727" table:formula="of:=[.E12]*[.$B$21]-[.G12]*[.$B$20]+[.$B$22]" table:style-name="ce2">
            <text:p>114,7934082</text:p>
          </table:table-cell>
          <table:table-cell office:value-type="float" office:value="432.32180806403119" table:formula="of:=[.E12]*[.$B$20]+[.F12]*[.$B$21]+[.$B$23]" table:style-name="ce2">
            <text:p>432,3218081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2" table:style-name="ce2">
            <text:p>12</text:p>
          </table:table-cell>
          <table:table-cell office:value-type="float" office:value="212.94401083395005" table:formula="of:=SQRT(  POWER([.$B$18];2) * ( 1 - POWER([.E13];2)/POWER([.$B$17];2)  ))" table:style-name="ce2">
            <text:p>212,9440108</text:p>
          </table:table-cell>
          <table:table-cell office:value-type="float" office:value="11.694918917977066" table:formula="of:=[.$B$18]*SIN([.E13]/(4*[.$B$17]))" table:style-name="ce2">
            <text:p>11,69491892</text:p>
          </table:table-cell>
          <table:table-cell office:value-type="float" office:value="116.13783354386811" table:formula="of:=[.E13]*[.$B$21]-[.G13]*[.$B$20]+[.$B$22]" table:style-name="ce2">
            <text:p>116,1378335</text:p>
          </table:table-cell>
          <table:table-cell office:value-type="float" office:value="431.12284410361872" table:formula="of:=[.E13]*[.$B$20]+[.F13]*[.$B$21]+[.$B$23]" table:style-name="ce2">
            <text:p>431,1228441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3" table:style-name="ce2">
            <text:p>13</text:p>
          </table:table-cell>
          <table:table-cell office:value-type="float" office:value="212.04920894801771" table:formula="of:=SQRT(  POWER([.$B$18];2) * ( 1 - POWER([.E14];2)/POWER([.$B$17];2)  ))" table:style-name="ce2">
            <text:p>212,0492089</text:p>
          </table:table-cell>
          <table:table-cell office:value-type="float" office:value="12.668439526818114" table:formula="of:=[.$B$18]*SIN([.E14]/(4*[.$B$17]))" table:style-name="ce2">
            <text:p>12,66843953</text:p>
          </table:table-cell>
          <table:table-cell office:value-type="float" office:value="117.48214674799439" table:formula="of:=[.E14]*[.$B$21]-[.G14]*[.$B$20]+[.$B$22]" table:style-name="ce2">
            <text:p>117,4821467</text:p>
          </table:table-cell>
          <table:table-cell office:value-type="float" office:value="429.85815603357366" table:formula="of:=[.E14]*[.$B$20]+[.F14]*[.$B$21]+[.$B$23]" table:style-name="ce2">
            <text:p>429,858156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4" table:style-name="ce2">
            <text:p>14</text:p>
          </table:table-cell>
          <table:table-cell office:value-type="float" office:value="211.07856239359123" table:formula="of:=SQRT(  POWER([.$B$18];2) * ( 1 - POWER([.E15];2)/POWER([.$B$17];2)  ))" table:style-name="ce2">
            <text:p>211,0785624</text:p>
          </table:table-cell>
          <table:table-cell office:value-type="float" office:value="13.641706767290906" table:formula="of:=[.$B$18]*SIN([.E15]/(4*[.$B$17]))" table:style-name="ce2">
            <text:p>13,64170677</text:p>
          </table:table-cell>
          <table:table-cell office:value-type="float" office:value="118.82633848085426" table:formula="of:=[.E15]*[.$B$21]-[.G15]*[.$B$20]+[.$B$22]" table:style-name="ce2">
            <text:p>118,8263385</text:p>
          </table:table-cell>
          <table:table-cell office:value-type="float" office:value="428.52690800504581" table:formula="of:=[.E15]*[.$B$20]+[.F15]*[.$B$21]+[.$B$23]" table:style-name="ce2">
            <text:p>428,52690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15" table:style-name="ce2">
            <text:p>15</text:p>
          </table:table-cell>
          <table:table-cell office:value-type="float" office:value="210.03101963768287" table:formula="of:=SQRT(  POWER([.$B$18];2) * ( 1 - POWER([.E16];2)/POWER([.$B$17];2)  ))" table:style-name="ce2">
            <text:p>210,0310196</text:p>
          </table:table-cell>
          <table:table-cell office:value-type="float" office:value="14.614701174083075" table:formula="of:=[.$B$18]*SIN([.E16]/(4*[.$B$17]))" table:style-name="ce2">
            <text:p>14,61470117</text:p>
          </table:table-cell>
          <table:table-cell office:value-type="float" office:value="120.17039941027986" table:formula="of:=[.E16]*[.$B$21]-[.G16]*[.$B$20]+[.$B$22]" table:style-name="ce2">
            <text:p>120,1703994</text:p>
          </table:table-cell>
          <table:table-cell office:value-type="float" office:value="427.12817721102186" table:formula="of:=[.E16]*[.$B$20]+[.F16]*[.$B$21]+[.$B$23]" table:style-name="ce2">
            <text:p>427,128177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55.901699437494742" table:formula="of:=SQRT(POWER([.$B$3]-[.$B$1];2)+POWER([.$B$4]-[.$B$2];2))/2" table:style-name="ce1">
            <text:p>55,90169944</text:p>
          </table:table-cell>
          <table:table-cell table:number-columns-repeated="2" table:style-name="ce1"/>
          <table:table-cell office:value-type="float" office:value="16" table:style-name="ce2">
            <text:p>16</text:p>
          </table:table-cell>
          <table:table-cell office:value-type="float" office:value="208.90542391038758" table:formula="of:=SQRT(  POWER([.$B$18];2) * ( 1 - POWER([.E17];2)/POWER([.$B$17];2)  ))" table:style-name="ce2">
            <text:p>208,9054239</text:p>
          </table:table-cell>
          <table:table-cell office:value-type="float" office:value="15.587403287338921" table:formula="of:=[.$B$18]*SIN([.E17]/(4*[.$B$17]))" table:style-name="ce2">
            <text:p>15,58740329</text:p>
          </table:table-cell>
          <table:table-cell office:value-type="float" office:value="121.51432020671935" table:formula="of:=[.E17]*[.$B$21]-[.G17]*[.$B$20]+[.$B$22]" table:style-name="ce2">
            <text:p>121,5143202</text:p>
          </table:table-cell>
          <table:table-cell office:value-type="float" office:value="425.66094849040502" table:formula="of:=[.E17]*[.$B$20]+[.F17]*[.$B$21]+[.$B$23]" table:style-name="ce2">
            <text:p>425,66094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218.02658512477072" table:formula="of:=SQRT(    (2*POWER([.B5];2))/ POWER(PI();2)   - POWER([.B17];2) )" table:style-name="ce1">
            <text:p>218,0265851</text:p>
          </table:table-cell>
          <table:table-cell table:number-columns-repeated="2" table:style-name="ce1"/>
          <table:table-cell office:value-type="float" office:value="17" table:style-name="ce2">
            <text:p>17</text:p>
          </table:table-cell>
          <table:table-cell office:value-type="float" office:value="207.70050623324727" table:formula="of:=SQRT(  POWER([.$B$18];2) * ( 1 - POWER([.E18];2)/POWER([.$B$17];2)  ))" table:style-name="ce2">
            <text:p>207,7005062</text:p>
          </table:table-cell>
          <table:table-cell office:value-type="float" office:value="16.559793653048601" table:formula="of:=[.$B$18]*SIN([.E18]/(4*[.$B$17]))" table:style-name="ce2">
            <text:p>16,55979365</text:p>
          </table:table-cell>
          <table:table-cell office:value-type="float" office:value="122.85809154342363" table:formula="of:=[.E18]*[.$B$21]-[.G18]*[.$B$20]+[.$B$22]" table:style-name="ce2">
            <text:p>122,8580915</text:p>
          </table:table-cell>
          <table:table-cell office:value-type="float" office:value="424.12410820982905" table:formula="of:=[.E18]*[.$B$20]+[.F18]*[.$B$21]+[.$B$23]" table:style-name="ce2">
            <text:p>424,12410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eta</text:p>
          </table:table-cell>
          <table:table-cell office:value-type="float" office:value="-0.5" table:formula="of:=([.B4]-[.B2])/([.B3]-[.B1])" table:style-name="ce1">
            <text:p>-0,5</text:p>
          </table:table-cell>
          <table:table-cell table:number-columns-repeated="2" table:style-name="ce1"/>
          <table:table-cell office:value-type="float" office:value="18" table:style-name="ce2">
            <text:p>18</text:p>
          </table:table-cell>
          <table:table-cell office:value-type="float" office:value="206.41487751891844" table:formula="of:=SQRT(  POWER([.$B$18];2) * ( 1 - POWER([.E19];2)/POWER([.$B$17];2)  ))" table:style-name="ce2">
            <text:p>206,4148775</text:p>
          </table:table-cell>
          <table:table-cell office:value-type="float" office:value="17.531852823437205" table:formula="of:=[.$B$18]*SIN([.E19]/(4*[.$B$17]))" table:style-name="ce2">
            <text:p>17,53185282</text:p>
          </table:table-cell>
          <table:table-cell office:value-type="float" office:value="124.20170409663271" table:formula="of:=[.E19]*[.$B$21]-[.G19]*[.$B$20]+[.$B$22]" table:style-name="ce2">
            <text:p>124,2017041</text:p>
          </table:table-cell>
          <table:table-cell office:value-type="float" office:value="422.51643733046433" table:formula="of:=[.E19]*[.$B$20]+[.F19]*[.$B$21]+[.$B$23]" table:style-name="ce2">
            <text:p>422,51643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eno</text:p>
          </table:table-cell>
          <table:table-cell office:value-type="float" office:value="-0.47942553860420301" table:formula="of:=SIN([.B19])" table:style-name="ce1">
            <text:p>-0,479425539</text:p>
          </table:table-cell>
          <table:table-cell table:number-columns-repeated="2" table:style-name="ce1"/>
          <table:table-cell office:value-type="float" office:value="19" table:style-name="ce2">
            <text:p>19</text:p>
          </table:table-cell>
          <table:table-cell office:value-type="float" office:value="205.04701961742205" table:formula="of:=SQRT(  POWER([.$B$18];2) * ( 1 - POWER([.E20];2)/POWER([.$B$17];2)  ))" table:style-name="ce2">
            <text:p>205,0470196</text:p>
          </table:table-cell>
          <table:table-cell office:value-type="float" office:value="18.503561357353739" table:formula="of:=[.$B$18]*SIN([.E20]/(4*[.$B$17]))" table:style-name="ce2">
            <text:p>18,50356136</text:p>
          </table:table-cell>
          <table:table-cell office:value-type="float" office:value="125.54514854576232" table:formula="of:=[.E20]*[.$B$21]-[.G20]*[.$B$20]+[.$B$22]" table:style-name="ce2">
            <text:p>125,5451485</text:p>
          </table:table-cell>
          <table:table-cell office:value-type="float" office:value="420.83660355036295" table:formula="of:=[.E20]*[.$B$20]+[.F20]*[.$B$21]+[.$B$23]" table:style-name="ce2">
            <text:p>420,836603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s</text:p>
          </table:table-cell>
          <table:table-cell office:value-type="float" office:value="0.87758256189037276" table:formula="of:=COS([.B19])" table:style-name="ce1">
            <text:p>0,877582562</text:p>
          </table:table-cell>
          <table:table-cell table:number-columns-repeated="2" table:style-name="ce1"/>
          <table:table-cell office:value-type="float" office:value="20" table:style-name="ce2">
            <text:p>20</text:p>
          </table:table-cell>
          <table:table-cell office:value-type="float" office:value="203.59527516143214" table:formula="of:=SQRT(  POWER([.$B$18];2) * ( 1 - POWER([.E21];2)/POWER([.$B$17];2)  ))" table:style-name="ce2">
            <text:p>203,5952752</text:p>
          </table:table-cell>
          <table:table-cell office:value-type="float" office:value="19.474899820659914" table:formula="of:=[.$B$18]*SIN([.E21]/(4*[.$B$17]))" table:style-name="ce2">
            <text:p>19,47489982</text:p>
          </table:table-cell>
          <table:table-cell office:value-type="float" office:value="126.88841557359024" table:formula="of:=[.E21]*[.$B$21]-[.G21]*[.$B$20]+[.$B$22]" table:style-name="ce2">
            <text:p>126,8884156</text:p>
          </table:table-cell>
          <table:table-cell office:value-type="float" office:value="419.08315239286094" table:formula="of:=[.E21]*[.$B$20]+[.F21]*[.$B$21]+[.$B$23]" table:style-name="ce2">
            <text:p>419,083152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Xa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21" table:style-name="ce2">
            <text:p>21</text:p>
          </table:table-cell>
          <table:table-cell office:value-type="float" office:value="202.0578360355409" table:formula="of:=SQRT(  POWER([.$B$18];2) * ( 1 - POWER([.E22];2)/POWER([.$B$17];2)  ))" table:style-name="ce2">
            <text:p>202,057836</text:p>
          </table:table-cell>
          <table:table-cell office:value-type="float" office:value="20.445848786618836" table:formula="of:=[.$B$18]*SIN([.E22]/(4*[.$B$17]))" table:style-name="ce2">
            <text:p>20,44584879</text:p>
          </table:table-cell>
          <table:table-cell office:value-type="float" office:value="128.23149586644266" table:formula="of:=[.E22]*[.$B$21]-[.G22]*[.$B$20]+[.$B$22]" table:style-name="ce2">
            <text:p>128,2314959</text:p>
          </table:table-cell>
          <table:table-cell office:value-type="float" office:value="417.25449708740661" table:formula="of:=[.E22]*[.$B$20]+[.F22]*[.$B$21]+[.$B$23]" table:style-name="ce2">
            <text:p>417,254497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ya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2" table:style-name="ce2">
            <text:p>22</text:p>
          </table:table-cell>
          <table:table-cell office:value-type="float" office:value="200.43273026106851" table:formula="of:=SQRT(  POWER([.$B$18];2) * ( 1 - POWER([.E23];2)/POWER([.$B$17];2)  ))" table:style-name="ce2">
            <text:p>200,4327303</text:p>
          </table:table-cell>
          <table:table-cell office:value-type="float" office:value="21.416388836283556" table:formula="of:=[.$B$18]*SIN([.E23]/(4*[.$B$17]))" table:style-name="ce2">
            <text:p>21,41638884</text:p>
          </table:table-cell>
          <table:table-cell office:value-type="float" office:value="129.57438011438049" table:formula="of:=[.E23]*[.$B$21]-[.G23]*[.$B$20]+[.$B$22]" table:style-name="ce2">
            <text:p>129,5743801</text:p>
          </table:table-cell>
          <table:table-cell office:value-type="float" office:value="415.34890705989812" table:formula="of:=[.E23]*[.$B$20]+[.F23]*[.$B$21]+[.$B$23]" table:style-name="ce2">
            <text:p>415,3489071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3" table:style-name="ce2">
            <text:p>23</text:p>
          </table:table-cell>
          <table:table-cell office:value-type="float" office:value="198.71780704728357" table:formula="of:=SQRT(  POWER([.$B$18];2) * ( 1 - POWER([.E24];2)/POWER([.$B$17];2)  ))" table:style-name="ce2">
            <text:p>198,717807</text:p>
          </table:table-cell>
          <table:table-cell office:value-type="float" office:value="22.386500558885427" table:formula="of:=[.$B$18]*SIN([.E24]/(4*[.$B$17]))" table:style-name="ce2">
            <text:p>22,38650056</text:p>
          </table:table-cell>
          <table:table-cell office:value-type="float" office:value="130.9170590113855" table:formula="of:=[.E24]*[.$B$21]-[.G24]*[.$B$20]+[.$B$22]" table:style-name="ce2">
            <text:p>130,917059</text:p>
          </table:table-cell>
          <table:table-cell office:value-type="float" office:value="413.36449481389525" table:formula="of:=[.E24]*[.$B$20]+[.F24]*[.$B$21]+[.$B$23]" table:style-name="ce2">
            <text:p>413,3644948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4" table:style-name="ce2">
            <text:p>24</text:p>
          </table:table-cell>
          <table:table-cell office:value-type="float" office:value="196.91071970995139" table:formula="of:=SQRT(  POWER([.$B$18];2) * ( 1 - POWER([.E25];2)/POWER([.$B$17];2)  ))" table:style-name="ce2">
            <text:p>196,9107197</text:p>
          </table:table-cell>
          <table:table-cell office:value-type="float" office:value="23.356164552222335" table:formula="of:=[.$B$18]*SIN([.E25]/(4*[.$B$17]))" table:style-name="ce2">
            <text:p>23,35616455</text:p>
          </table:table-cell>
          <table:table-cell office:value-type="float" office:value="132.25952325554653" table:formula="of:=[.E25]*[.$B$21]-[.G25]*[.$B$20]+[.$B$22]" table:style-name="ce2">
            <text:p>132,2595233</text:p>
          </table:table-cell>
          <table:table-cell office:value-type="float" office:value="411.29920094023544" table:formula="of:=[.E25]*[.$B$20]+[.F25]*[.$B$21]+[.$B$23]" table:style-name="ce2">
            <text:p>411,2992009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5" table:style-name="ce2">
            <text:p>25</text:p>
          </table:table-cell>
          <table:table-cell office:value-type="float" office:value="195.00890609645271" table:formula="of:=SQRT(  POWER([.$B$18];2) * ( 1 - POWER([.E26];2)/POWER([.$B$17];2)  ))" table:style-name="ce2">
            <text:p>195,0089061</text:p>
          </table:table-cell>
          <table:table-cell office:value-type="float" office:value="24.325361423046736" table:formula="of:=[.$B$18]*SIN([.E26]/(4*[.$B$17]))" table:style-name="ce2">
            <text:p>24,32536142</text:p>
          </table:table-cell>
          <table:table-cell office:value-type="float" office:value="133.60176354924539" table:formula="of:=[.E26]*[.$B$21]-[.G26]*[.$B$20]+[.$B$22]" table:style-name="ce2">
            <text:p>133,6017635</text:p>
          </table:table-cell>
          <table:table-cell office:value-type="float" office:value="409.15077693845899" table:formula="of:=[.E26]*[.$B$20]+[.F26]*[.$B$21]+[.$B$23]" table:style-name="ce2">
            <text:p>409,1507769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6" table:style-name="ce2">
            <text:p>26</text:p>
          </table:table-cell>
          <table:table-cell office:value-type="float" office:value="193.00956608006152" table:formula="of:=SQRT(  POWER([.$B$18];2) * ( 1 - POWER([.E27];2)/POWER([.$B$17];2)  ))" table:style-name="ce2">
            <text:p>193,0095661</text:p>
          </table:table-cell>
          <table:table-cell office:value-type="float" office:value="25.294071787453529" table:formula="of:=[.$B$18]*SIN([.E27]/(4*[.$B$17]))" table:style-name="ce2">
            <text:p>25,29407179</text:p>
          </table:table-cell>
          <table:table-cell office:value-type="float" office:value="134.94377059934297" table:formula="of:=[.E27]*[.$B$21]-[.G27]*[.$B$20]+[.$B$22]" table:style-name="ce2">
            <text:p>134,9437706</text:p>
          </table:table-cell>
          <table:table-cell office:value-type="float" office:value="406.91676546618032" table:formula="of:=[.E27]*[.$B$20]+[.F27]*[.$B$21]+[.$B$23]" table:style-name="ce2">
            <text:p>406,9167655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7" table:style-name="ce2">
            <text:p>27</text:p>
          </table:table-cell>
          <table:table-cell office:value-type="float" office:value="190.90963559005243" table:formula="of:=SQRT(  POWER([.$B$18];2) * ( 1 - POWER([.E28];2)/POWER([.$B$17];2)  ))" table:style-name="ce2">
            <text:p>190,9096356</text:p>
          </table:table-cell>
          <table:table-cell office:value-type="float" office:value="26.262276271267702" table:formula="of:=[.$B$18]*SIN([.E28]/(4*[.$B$17]))" table:style-name="ce2">
            <text:p>26,26227627</text:p>
          </table:table-cell>
          <table:table-cell office:value-type="float" office:value="136.28553511736496" table:formula="of:=[.E28]*[.$B$21]-[.G28]*[.$B$20]+[.$B$22]" table:style-name="ce2">
            <text:p>136,2855351</text:p>
          </table:table-cell>
          <table:table-cell office:value-type="float" office:value="404.59447754836219" table:formula="of:=[.E28]*[.$B$20]+[.F28]*[.$B$21]+[.$B$23]" table:style-name="ce2">
            <text:p>404,5944775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8" table:style-name="ce2">
            <text:p>28</text:p>
          </table:table-cell>
          <table:table-cell office:value-type="float" office:value="188.7057565234141" table:formula="of:=SQRT(  POWER([.$B$18];2) * ( 1 - POWER([.E29];2)/POWER([.$B$17];2)  ))" table:style-name="ce2">
            <text:p>188,7057565</text:p>
          </table:table-cell>
          <table:table-cell office:value-type="float" office:value="27.229955510431861" table:formula="of:=[.$B$18]*SIN([.E29]/(4*[.$B$17]))" table:style-name="ce2">
            <text:p>27,22995551</text:p>
          </table:table-cell>
          <table:table-cell office:value-type="float" office:value="137.62704781968773" table:formula="of:=[.E29]*[.$B$21]-[.G29]*[.$B$20]+[.$B$22]" table:style-name="ce2">
            <text:p>137,6270478</text:p>
          </table:table-cell>
          <table:table-cell office:value-type="float" office:value="402.18096617236097" table:formula="of:=[.E29]*[.$B$20]+[.F29]*[.$B$21]+[.$B$23]" table:style-name="ce2">
            <text:p>402,1809662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office:value-type="float" office:value="29" table:style-name="ce2">
            <text:p>29</text:p>
          </table:table-cell>
          <table:table-cell office:value-type="float" office:value="186.39424173041377" table:formula="of:=SQRT(  POWER([.$B$18];2) * ( 1 - POWER([.E30];2)/POWER([.$B$17];2)  ))" table:style-name="ce2">
            <text:p>186,3942417</text:p>
          </table:table-cell>
          <table:table-cell office:value-type="float" office:value="28.197090151393471" table:formula="of:=[.$B$18]*SIN([.E30]/(4*[.$B$17]))" table:style-name="ce2">
            <text:p>28,19709015</text:p>
          </table:table-cell>
          <table:table-cell office:value-type="float" office:value="138.96829942772388" table:formula="of:=[.E30]*[.$B$21]-[.G30]*[.$B$20]+[.$B$22]" table:style-name="ce2">
            <text:p>138,9682994</text:p>
          </table:table-cell>
          <table:table-cell office:value-type="float" office:value="399.67299555986807" table:formula="of:=[.E30]*[.$B$20]+[.F30]*[.$B$21]+[.$B$23]" table:style-name="ce2">
            <text:p>399,6729956</text:p>
          </table:table-cell>
          <table:table-cell table:number-columns-repeated="16375"/>
        </table:table-row>
        <table:table-row table:number-rows-repeated="1048546" table:style-name="ro1">
          <table:table-cell table:number-columns-repeated="16384"/>
        </table:table-row>
      </table:table>
      <table:table table:name="Planilha2" table:style-name="ta2">
        <table:table-column table:style-name="co4" table:default-cell-style-name="ce1"/>
        <table:table-column table:style-name="co5" table:default-cell-style-name="ce3"/>
        <table:table-column table:style-name="co4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">
            <text:p>xA</text:p>
          </table:table-cell>
          <table:table-cell office:value-type="float" office:value="100" table:style-name="ce3">
            <text:p>100,000000000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 algebrico</text:p>
          </table:table-cell>
          <table:table-cell office:value-type="string" table:style-name="ce1">
            <text:p>xf</text:p>
          </table:table-cell>
          <table:table-cell office:value-type="string" table:style-name="ce1">
            <text:p>yf</text:p>
          </table:table-cell>
          <table:table-cell office:value-type="string" table:style-name="ce1">
            <text:p>yf algebrico</text:p>
          </table:table-cell>
          <table:table-cell/>
          <table:table-cell table:style-name="ce1">
            <draw:frame draw:z-index="1" draw:id="id1" draw:style-name="a1" draw:name="Gráfico 2" svg:x="0in" svg:y="0.19271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office:value-type="string" table:style-name="ce1">
            <text:p>yA</text:p>
          </table:table-cell>
          <table:table-cell office:value-type="float" office:value="250" table:style-name="ce3">
            <text:p>250,0000000000</text:p>
          </table:table-cell>
          <table:table-cell table:number-columns-repeated="2" table:style-name="ce1"/>
          <table:table-cell office:value-type="float" office:value="-55.901699437494742" table:formula="of:=-[.B10]" table:style-name="ce3">
            <text:p>-55,9016994375</text:p>
          </table:table-cell>
          <table:table-cell office:value-type="float" office:value="0" table:formula="of:=SQRT( [.$B$12]*[.$B$12]*( 1 - ([.E2]*[.E2])/([.$B$10]*[.$B$10]) ) )" table:style-name="ce1">
            <text:p>0</text:p>
          </table:table-cell>
          <table:table-cell office:value-type="float" office:value="0" table:formula="of:=SQRT( ([.$B$12]*[.$B$12])/([.$B$10]*[.$B$10])*([.$B$10]*[.$B$10]-[.E2]*[.E2]) )" table:style-name="ce1">
            <text:p>0</text:p>
          </table:table-cell>
          <table:table-cell office:value-type="float" office:value="50" table:formula="of:=[.E2]*[.$B$16]-[.F2]*[.$B$15]+[.$B$1]" table:style-name="ce1">
            <text:p>50</text:p>
          </table:table-cell>
          <table:table-cell office:value-type="float" office:value="275" table:formula="of:=[.E2]*[.$B$15]+[.F2]*[.$B$16]+[.$B$2]" table:style-name="ce1">
            <text:p>275</text:p>
          </table:table-cell>
          <table:table-cell office:value-type="float" office:value="275" table:formula="of:=[.E2]*[.$B$15]+[.G2]*[.$B$16]+[.$B$2]" table:style-name="ce1">
            <text:p>2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B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5" table:style-name="ce1">
            <text:p>-55</text:p>
          </table:table-cell>
          <table:table-cell office:value-type="float" office:value="12.62466752530081" table:formula="of:=SQRT( [.$B$12]*[.$B$12]*( 1 - ([.E3]*[.E3])/([.$B$10]*[.$B$10]) ) )" table:style-name="ce1">
            <text:p>12,62466753</text:p>
          </table:table-cell>
          <table:table-cell office:value-type="float" office:value="12.624667525300804" table:formula="of:=SQRT( ([.$B$12]*[.$B$12])/([.$B$10]*[.$B$10])*([.$B$10]*[.$B$10]-[.E3]*[.E3]) )" table:style-name="ce1">
            <text:p>12,62466753</text:p>
          </table:table-cell>
          <table:table-cell office:value-type="float" office:value="56.452427450985965" table:formula="of:=[.E3]*[.$B$16]-[.F3]*[.$B$15]+[.$B$1]" table:style-name="ce1">
            <text:p>56,45242745</text:p>
          </table:table-cell>
          <table:table-cell office:value-type="float" office:value="285.88859366446036" table:formula="of:=[.E3]*[.$B$15]+[.F3]*[.$B$16]+[.$B$2]" table:style-name="ce1">
            <text:p>285,8885937</text:p>
          </table:table-cell>
          <table:table-cell office:value-type="float" office:value="285.88859366446036" table:formula="of:=[.E3]*[.$B$15]+[.G3]*[.$B$16]+[.$B$2]" table:style-name="ce1">
            <text:p>285,888593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B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4" table:style-name="ce1">
            <text:p>-54</text:p>
          </table:table-cell>
          <table:table-cell office:value-type="float" office:value="18.251270119089366" table:formula="of:=SQRT( [.$B$12]*[.$B$12]*( 1 - ([.E4]*[.E4])/([.$B$10]*[.$B$10]) ) )" table:style-name="ce1">
            <text:p>18,25127012</text:p>
          </table:table-cell>
          <table:table-cell office:value-type="float" office:value="18.251270119089359" table:formula="of:=SQRT( ([.$B$12]*[.$B$12])/([.$B$10]*[.$B$10])*([.$B$10]*[.$B$10]-[.E4]*[.E4]) )" table:style-name="ce1">
            <text:p>18,25127012</text:p>
          </table:table-cell>
          <table:table-cell office:value-type="float" office:value="59.863147818403448" table:formula="of:=[.E4]*[.$B$16]-[.F4]*[.$B$15]+[.$B$1]" table:style-name="ce1">
            <text:p>59,86314782</text:p>
          </table:table-cell>
          <table:table-cell office:value-type="float" office:value="290.47396642179552" table:formula="of:=[.E4]*[.$B$15]+[.F4]*[.$B$16]+[.$B$2]" table:style-name="ce1">
            <text:p>290,4739664</text:p>
          </table:table-cell>
          <table:table-cell office:value-type="float" office:value="290.47396642179552" table:formula="of:=[.E4]*[.$B$15]+[.G4]*[.$B$16]+[.$B$2]" table:style-name="ce1">
            <text:p>290,473966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3" table:style-name="ce1">
            <text:p>-53</text:p>
          </table:table-cell>
          <table:table-cell office:value-type="float" office:value="22.442099883768801" table:formula="of:=SQRT( [.$B$12]*[.$B$12]*( 1 - ([.E5]*[.E5])/([.$B$10]*[.$B$10]) ) )" table:style-name="ce1">
            <text:p>22,44209988</text:p>
          </table:table-cell>
          <table:table-cell office:value-type="float" office:value="22.442099883768805" table:formula="of:=SQRT( ([.$B$12]*[.$B$12])/([.$B$10]*[.$B$10])*([.$B$10]*[.$B$10]-[.E5]*[.E5]) )" table:style-name="ce1">
            <text:p>22,44209988</text:p>
          </table:table-cell>
          <table:table-cell office:value-type="float" office:value="62.631771056593891" table:formula="of:=[.E5]*[.$B$16]-[.F5]*[.$B$15]+[.$B$1]" table:style-name="ce1">
            <text:p>62,63177106</text:p>
          </table:table-cell>
          <table:table-cell office:value-type="float" office:value="293.77514492067667" table:formula="of:=[.E5]*[.$B$15]+[.F5]*[.$B$16]+[.$B$2]" table:style-name="ce1">
            <text:p>293,7751449</text:p>
          </table:table-cell>
          <table:table-cell office:value-type="float" office:value="293.77514492067667" table:formula="of:=[.E5]*[.$B$15]+[.G5]*[.$B$16]+[.$B$2]" table:style-name="ce1">
            <text:p>293,7751449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office:value-type="float" office:value="-52" table:style-name="ce1">
            <text:p>-52</text:p>
          </table:table-cell>
          <table:table-cell office:value-type="float" office:value="25.903652036414854" table:formula="of:=SQRT( [.$B$12]*[.$B$12]*( 1 - ([.E6]*[.E6])/([.$B$10]*[.$B$10]) ) )" table:style-name="ce1">
            <text:p>25,90365204</text:p>
          </table:table-cell>
          <table:table-cell office:value-type="float" office:value="25.903652036414858" table:formula="of:=SQRT( ([.$B$12]*[.$B$12])/([.$B$10]*[.$B$10])*([.$B$10]*[.$B$10]-[.E6]*[.E6]) )" table:style-name="ce1">
            <text:p>25,90365204</text:p>
          </table:table-cell>
          <table:table-cell office:value-type="float" office:value="65.074251431789264" table:formula="of:=[.E6]*[.$B$16]-[.F6]*[.$B$15]+[.$B$1]" table:style-name="ce1">
            <text:p>65,07425143</text:p>
          </table:table-cell>
          <table:table-cell office:value-type="float" office:value="296.42403769356758" table:formula="of:=[.E6]*[.$B$15]+[.F6]*[.$B$16]+[.$B$2]" table:style-name="ce1">
            <text:p>296,4240377</text:p>
          </table:table-cell>
          <table:table-cell office:value-type="float" office:value="296.42403769356758" table:formula="of:=[.E6]*[.$B$15]+[.G6]*[.$B$16]+[.$B$2]" table:style-name="ce1">
            <text:p>296,4240377</text:p>
          </table:table-cell>
          <table:table-cell table:number-columns-repeated="16374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office:value-type="float" office:value="-51" table:style-name="ce1">
            <text:p>-51</text:p>
          </table:table-cell>
          <table:table-cell office:value-type="float" office:value="28.899184864832712" table:formula="of:=SQRT( [.$B$12]*[.$B$12]*( 1 - ([.E7]*[.E7])/([.$B$10]*[.$B$10]) ) )" table:style-name="ce1">
            <text:p>28,89918486</text:p>
          </table:table-cell>
          <table:table-cell office:value-type="float" office:value="28.899184864832709" table:formula="of:=SQRT( ([.$B$12]*[.$B$12])/([.$B$10]*[.$B$10])*([.$B$10]*[.$B$10]-[.E7]*[.E7]) )" table:style-name="ce1">
            <text:p>28,89918486</text:p>
          </table:table-cell>
          <table:table-cell office:value-type="float" office:value="67.308321629424086" table:formula="of:=[.E7]*[.$B$16]-[.F7]*[.$B$15]+[.$B$1]" table:style-name="ce1">
            <text:p>67,30832163</text:p>
          </table:table-cell>
          <table:table-cell office:value-type="float" office:value="298.65611011133745" table:formula="of:=[.E7]*[.$B$15]+[.F7]*[.$B$16]+[.$B$2]" table:style-name="ce1">
            <text:p>298,6561101</text:p>
          </table:table-cell>
          <table:table-cell office:value-type="float" office:value="298.65611011133745" table:formula="of:=[.E7]*[.$B$15]+[.G7]*[.$B$16]+[.$B$2]" table:style-name="ce1">
            <text:p>298,65611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xO</text:p>
          </table:table-cell>
          <table:table-cell office:value-type="float" office:value="150" table:formula="of:=([.B1]+[.B3])/2" table:style-name="ce3">
            <text:p>150,0000000000</text:p>
          </table:table-cell>
          <table:table-cell table:number-columns-repeated="2" table:style-name="ce1"/>
          <table:table-cell office:value-type="float" office:value="-50" table:style-name="ce1">
            <text:p>-50</text:p>
          </table:table-cell>
          <table:table-cell office:value-type="float" office:value="31.561668813252005" table:formula="of:=SQRT( [.$B$12]*[.$B$12]*( 1 - ([.E8]*[.E8])/([.$B$10]*[.$B$10]) ) )" table:style-name="ce1">
            <text:p>31,56166881</text:p>
          </table:table-cell>
          <table:table-cell office:value-type="float" office:value="31.561668813252009" table:formula="of:=SQRT( ([.$B$12]*[.$B$12])/([.$B$10]*[.$B$10])*([.$B$10]*[.$B$10]-[.E8]*[.E8]) )" table:style-name="ce1">
            <text:p>31,56166881</text:p>
          </table:table-cell>
          <table:table-cell office:value-type="float" office:value="69.393447839957531" table:formula="of:=[.E8]*[.$B$16]-[.F8]*[.$B$15]+[.$B$1]" table:style-name="ce1">
            <text:p>69,39344784</text:p>
          </table:table-cell>
          <table:table-cell office:value-type="float" office:value="300.59029455490452" table:formula="of:=[.E8]*[.$B$15]+[.F8]*[.$B$16]+[.$B$2]" table:style-name="ce1">
            <text:p>300,5902946</text:p>
          </table:table-cell>
          <table:table-cell office:value-type="float" office:value="300.59029455490452" table:formula="of:=[.E8]*[.$B$15]+[.G8]*[.$B$16]+[.$B$2]" table:style-name="ce1">
            <text:p>300,590294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yO</text:p>
          </table:table-cell>
          <table:table-cell office:value-type="float" office:value="225" table:formula="of:=([.B2]+[.B4])/2" table:style-name="ce3">
            <text:p>225,0000000000</text:p>
          </table:table-cell>
          <table:table-cell table:number-columns-repeated="2" table:style-name="ce1"/>
          <table:table-cell office:value-type="float" office:value="-49" table:style-name="ce1">
            <text:p>-49</text:p>
          </table:table-cell>
          <table:table-cell office:value-type="float" office:value="33.969506120939485" table:formula="of:=SQRT( [.$B$12]*[.$B$12]*( 1 - ([.E9]*[.E9])/([.$B$10]*[.$B$10]) ) )" table:style-name="ce1">
            <text:p>33,96950612</text:p>
          </table:table-cell>
          <table:table-cell office:value-type="float" office:value="33.969506120939492" table:formula="of:=SQRT( ([.$B$12]*[.$B$12])/([.$B$10]*[.$B$10])*([.$B$10]*[.$B$10]-[.E9]*[.E9]) )" table:style-name="ce1">
            <text:p>33,96950612</text:p>
          </table:table-cell>
          <table:table-cell office:value-type="float" office:value="71.364692610707294" table:formula="of:=[.E9]*[.$B$16]-[.F9]*[.$B$15]+[.$B$1]" table:style-name="ce1">
            <text:p>71,36469261</text:p>
          </table:table-cell>
          <table:table-cell office:value-type="float" office:value="302.29671611890427" table:formula="of:=[.E9]*[.$B$15]+[.F9]*[.$B$16]+[.$B$2]" table:style-name="ce1">
            <text:p>302,2967161</text:p>
          </table:table-cell>
          <table:table-cell office:value-type="float" office:value="302.29671611890433" table:formula="of:=[.E9]*[.$B$15]+[.G9]*[.$B$16]+[.$B$2]" table:style-name="ce1">
            <text:p>302,29671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55.901699437494742" table:formula="of:=SQRT( POWER( [.B8]-[.B1]; 2) + POWER( [.B9]-[.B2]; 2) )" table:style-name="ce3">
            <text:p>55,9016994375</text:p>
          </table:table-cell>
          <table:table-cell table:number-columns-repeated="2" table:style-name="ce1"/>
          <table:table-cell office:value-type="float" office:value="-48" table:style-name="ce1">
            <text:p>-48</text:p>
          </table:table-cell>
          <table:table-cell office:value-type="float" office:value="36.173583031284011" table:formula="of:=SQRT( [.$B$12]*[.$B$12]*( 1 - ([.E10]*[.E10])/([.$B$10]*[.$B$10]) ) )" table:style-name="ce1">
            <text:p>36,17358303</text:p>
          </table:table-cell>
          <table:table-cell office:value-type="float" office:value="36.173583031284011" table:formula="of:=SQRT( ([.$B$12]*[.$B$12])/([.$B$10]*[.$B$10])*([.$B$10]*[.$B$10]-[.E10]*[.E10]) )" table:style-name="ce1">
            <text:p>36,17358303</text:p>
          </table:table-cell>
          <table:table-cell office:value-type="float" office:value="73.244812961540831" table:formula="of:=[.E10]*[.$B$16]-[.F10]*[.$B$15]+[.$B$1]" table:style-name="ce1">
            <text:p>73,24481296</text:p>
          </table:table-cell>
          <table:table-cell office:value-type="float" office:value="303.82088884307154" table:formula="of:=[.E10]*[.$B$15]+[.F10]*[.$B$16]+[.$B$2]" table:style-name="ce1">
            <text:p>303,8208888</text:p>
          </table:table-cell>
          <table:table-cell office:value-type="float" office:value="303.82088884307154" table:formula="of:=[.E10]*[.$B$15]+[.G10]*[.$B$16]+[.$B$2]" table:style-name="ce1">
            <text:p>303,82088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anteB</text:p>
          </table:table-cell>
          <table:table-cell office:value-type="float" office:value="4980.6946913870224" table:formula="of:=(2*[.B5]*[.B5])/( PI()*PI() ) - [.B10]*[.B10]" table:style-name="ce3">
            <text:p>4980,6946913870</text:p>
          </table:table-cell>
          <table:table-cell table:number-columns-repeated="2" table:style-name="ce1"/>
          <table:table-cell office:value-type="float" office:value="-47" table:style-name="ce1">
            <text:p>-47</text:p>
          </table:table-cell>
          <table:table-cell office:value-type="float" office:value="38.209177273782856" table:formula="of:=SQRT( [.$B$12]*[.$B$12]*( 1 - ([.E11]*[.E11])/([.$B$10]*[.$B$10]) ) )" table:style-name="ce1">
            <text:p>38,20917727</text:p>
          </table:table-cell>
          <table:table-cell office:value-type="float" office:value="38.209177273782856" table:formula="of:=SQRT( ([.$B$12]*[.$B$12])/([.$B$10]*[.$B$10])*([.$B$10]*[.$B$10]-[.E11]*[.E11]) )" table:style-name="ce1">
            <text:p>38,20917727</text:p>
          </table:table-cell>
          <table:table-cell office:value-type="float" office:value="75.04958557270767" table:formula="of:=[.E11]*[.$B$16]-[.F11]*[.$B$15]+[.$B$1]" table:style-name="ce1">
            <text:p>75,04958557</text:p>
          </table:table-cell>
          <table:table-cell office:value-type="float" office:value="305.19436608790545" table:formula="of:=[.E11]*[.$B$15]+[.F11]*[.$B$16]+[.$B$2]" table:style-name="ce1">
            <text:p>305,1943661</text:p>
          </table:table-cell>
          <table:table-cell office:value-type="float" office:value="305.19436608790545" table:formula="of:=[.E11]*[.$B$15]+[.G11]*[.$B$16]+[.$B$2]" table:style-name="ce1">
            <text:p>305,194366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70.574036949766608" table:formula="of:=IF( [.B11]&gt;=0; SQRT([.B11]); 0 )" table:style-name="ce3">
            <text:p>70,5740369498</text:p>
          </table:table-cell>
          <table:table-cell table:number-columns-repeated="2" table:style-name="ce1"/>
          <table:table-cell office:value-type="float" office:value="-46" table:style-name="ce1">
            <text:p>-46</text:p>
          </table:table-cell>
          <table:table-cell office:value-type="float" office:value="40.101953842114" table:formula="of:=SQRT( [.$B$12]*[.$B$12]*( 1 - ([.E12]*[.E12])/([.$B$10]*[.$B$10]) ) )" table:style-name="ce1">
            <text:p>40,10195384</text:p>
          </table:table-cell>
          <table:table-cell office:value-type="float" office:value="40.101953842114" table:formula="of:=SQRT( ([.$B$12]*[.$B$12])/([.$B$10]*[.$B$10])*([.$B$10]*[.$B$10]-[.E12]*[.E12]) )" table:style-name="ce1">
            <text:p>40,10195384</text:p>
          </table:table-cell>
          <table:table-cell office:value-type="float" office:value="76.790488178309033" table:formula="of:=[.E12]*[.$B$16]-[.F12]*[.$B$15]+[.$B$1]" table:style-name="ce1">
            <text:p>76,79048818</text:p>
          </table:table-cell>
          <table:table-cell office:value-type="float" office:value="306.44010332160838" table:formula="of:=[.E12]*[.$B$15]+[.F12]*[.$B$16]+[.$B$2]" table:style-name="ce1">
            <text:p>306,4401033</text:p>
          </table:table-cell>
          <table:table-cell office:value-type="float" office:value="306.44010332160838" table:formula="of:=[.E12]*[.$B$15]+[.G12]*[.$B$16]+[.$B$2]" table:style-name="ce1">
            <text:p>306,44010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-0.5" table:formula="of:=([.B4]-[.B2])/([.B3]-[.B1])" table:style-name="ce3">
            <text:p>-0,5000000000</text:p>
          </table:table-cell>
          <table:table-cell table:number-columns-repeated="2" table:style-name="ce1"/>
          <table:table-cell office:value-type="float" office:value="-45" table:style-name="ce1">
            <text:p>-45</text:p>
          </table:table-cell>
          <table:table-cell office:value-type="float" office:value="41.871285284407399" table:formula="of:=SQRT( [.$B$12]*[.$B$12]*( 1 - ([.E13]*[.E13])/([.$B$10]*[.$B$10]) ) )" table:style-name="ce1">
            <text:p>41,87128528</text:p>
          </table:table-cell>
          <table:table-cell office:value-type="float" office:value="41.871285284407406" table:formula="of:=SQRT( ([.$B$12]*[.$B$12])/([.$B$10]*[.$B$10])*([.$B$10]*[.$B$10]-[.E13]*[.E13]) )" table:style-name="ce1">
            <text:p>41,87128528</text:p>
          </table:table-cell>
          <table:table-cell office:value-type="float" office:value="78.476184445248094" table:formula="of:=[.E13]*[.$B$16]-[.F13]*[.$B$15]+[.$B$1]" table:style-name="ce1">
            <text:p>78,47618445</text:p>
          </table:table-cell>
          <table:table-cell office:value-type="float" office:value="307.57542787798673" table:formula="of:=[.E13]*[.$B$15]+[.F13]*[.$B$16]+[.$B$2]" table:style-name="ce1">
            <text:p>307,5754279</text:p>
          </table:table-cell>
          <table:table-cell office:value-type="float" office:value="307.57542787798673" table:formula="of:=[.E13]*[.$B$15]+[.G13]*[.$B$16]+[.$B$2]" table:style-name="ce1">
            <text:p>307,575427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eta</text:p>
          </table:table-cell>
          <table:table-cell office:value-type="float" office:value="-0.46364760900080609" table:formula="of:=ATAN([.B13])" table:style-name="ce3">
            <text:p>-0,4636476090</text:p>
          </table:table-cell>
          <table:table-cell table:number-columns-repeated="2" table:style-name="ce1"/>
          <table:table-cell office:value-type="float" office:value="-44" table:style-name="ce1">
            <text:p>-44</text:p>
          </table:table-cell>
          <table:table-cell office:value-type="float" office:value="43.532226179911071" table:formula="of:=SQRT( [.$B$12]*[.$B$12]*( 1 - ([.E14]*[.E14])/([.$B$10]*[.$B$10]) ) )" table:style-name="ce1">
            <text:p>43,53222618</text:p>
          </table:table-cell>
          <table:table-cell office:value-type="float" office:value="43.532226179911063" table:formula="of:=SQRT( ([.$B$12]*[.$B$12])/([.$B$10]*[.$B$10])*([.$B$10]*[.$B$10]-[.E14]*[.E14]) )" table:style-name="ce1">
            <text:p>43,53222618</text:p>
          </table:table-cell>
          <table:table-cell office:value-type="float" office:value="80.113406986039138" table:formula="of:=[.E14]*[.$B$16]-[.F14]*[.$B$15]+[.$B$1]" table:style-name="ce1">
            <text:p>80,11340699</text:p>
          </table:table-cell>
          <table:table-cell office:value-type="float" office:value="308.61380498206898" table:formula="of:=[.E14]*[.$B$15]+[.F14]*[.$B$16]+[.$B$2]" table:style-name="ce1">
            <text:p>308,613805</text:p>
          </table:table-cell>
          <table:table-cell office:value-type="float" office:value="308.61380498206898" table:formula="of:=[.E14]*[.$B$15]+[.G14]*[.$B$16]+[.$B$2]" table:style-name="ce1">
            <text:p>308,6138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in</text:p>
          </table:table-cell>
          <table:table-cell office:value-type="float" office:value="-0.44721359549995793" table:formula="of:=SIN([.B14])" table:style-name="ce3">
            <text:p>-0,4472135955</text:p>
          </table:table-cell>
          <table:table-cell table:number-columns-repeated="2" table:style-name="ce1"/>
          <table:table-cell office:value-type="float" office:value="-43" table:style-name="ce1">
            <text:p>-43</text:p>
          </table:table-cell>
          <table:table-cell office:value-type="float" office:value="45.096754388615921" table:formula="of:=SQRT( [.$B$12]*[.$B$12]*( 1 - ([.E15]*[.E15])/([.$B$10]*[.$B$10]) ) )" table:style-name="ce1">
            <text:p>45,09675439</text:p>
          </table:table-cell>
          <table:table-cell office:value-type="float" office:value="45.096754388615921" table:formula="of:=SQRT( ([.$B$12]*[.$B$12])/([.$B$10]*[.$B$10])*([.$B$10]*[.$B$10]-[.E15]*[.E15]) )" table:style-name="ce1">
            <text:p>45,09675439</text:p>
          </table:table-cell>
          <table:table-cell office:value-type="float" office:value="81.707512462515041" table:formula="of:=[.E15]*[.$B$16]-[.F15]*[.$B$15]+[.$B$1]" table:style-name="ce1">
            <text:p>81,70751246</text:p>
          </table:table-cell>
          <table:table-cell office:value-type="float" office:value="309.56594795752108" table:formula="of:=[.E15]*[.$B$15]+[.F15]*[.$B$16]+[.$B$2]" table:style-name="ce1">
            <text:p>309,565948</text:p>
          </table:table-cell>
          <table:table-cell office:value-type="float" office:value="309.56594795752108" table:formula="of:=[.E15]*[.$B$15]+[.G15]*[.$B$16]+[.$B$2]" table:style-name="ce1">
            <text:p>309,56594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os</text:p>
          </table:table-cell>
          <table:table-cell office:value-type="float" office:value="0.89442719099991586" table:formula="of:=COS([.B14])" table:style-name="ce3">
            <text:p>0,8944271910</text:p>
          </table:table-cell>
          <table:table-cell table:number-columns-repeated="2" table:style-name="ce1"/>
          <table:table-cell office:value-type="float" office:value="-42" table:style-name="ce1">
            <text:p>-42</text:p>
          </table:table-cell>
          <table:table-cell office:value-type="float" office:value="46.574586976084674" table:formula="of:=SQRT( [.$B$12]*[.$B$12]*( 1 - ([.E16]*[.E16])/([.$B$10]*[.$B$10]) ) )" table:style-name="ce1">
            <text:p>46,57458698</text:p>
          </table:table-cell>
          <table:table-cell office:value-type="float" office:value="46.574586976084674" table:formula="of:=SQRT( ([.$B$12]*[.$B$12])/([.$B$10]*[.$B$10])*([.$B$10]*[.$B$10]-[.E16]*[.E16]) )" table:style-name="ce1">
            <text:p>46,57458698</text:p>
          </table:table-cell>
          <table:table-cell office:value-type="float" office:value="83.262846478503874" table:formula="of:=[.E16]*[.$B$16]-[.F16]*[.$B$15]+[.$B$1]" table:style-name="ce1">
            <text:p>83,26284648</text:p>
          </table:table-cell>
          <table:table-cell office:value-type="float" office:value="310.44054801199889" table:formula="of:=[.E16]*[.$B$15]+[.F16]*[.$B$16]+[.$B$2]" table:style-name="ce1">
            <text:p>310,440548</text:p>
          </table:table-cell>
          <table:table-cell office:value-type="float" office:value="310.44054801199889" table:formula="of:=[.E16]*[.$B$15]+[.G16]*[.$B$16]+[.$B$2]" table:style-name="ce1">
            <text:p>310,4405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41" table:style-name="ce1">
            <text:p>-41</text:p>
          </table:table-cell>
          <table:table-cell office:value-type="float" office:value="47.973736596143056" table:formula="of:=SQRT( [.$B$12]*[.$B$12]*( 1 - ([.E17]*[.E17])/([.$B$10]*[.$B$10]) ) )" table:style-name="ce1">
            <text:p>47,9737366</text:p>
          </table:table-cell>
          <table:table-cell office:value-type="float" office:value="47.973736596143056" table:formula="of:=SQRT( ([.$B$12]*[.$B$12])/([.$B$10]*[.$B$10])*([.$B$10]*[.$B$10]-[.E17]*[.E17]) )" table:style-name="ce1">
            <text:p>47,9737366</text:p>
          </table:table-cell>
          <table:table-cell office:value-type="float" office:value="84.7829924017325" table:formula="of:=[.E17]*[.$B$16]-[.F17]*[.$B$15]+[.$B$1]" table:style-name="ce1">
            <text:p>84,7829924</text:p>
          </table:table-cell>
          <table:table-cell office:value-type="float" office:value="311.24477188095636" table:formula="of:=[.E17]*[.$B$15]+[.F17]*[.$B$16]+[.$B$2]" table:style-name="ce1">
            <text:p>311,2447719</text:p>
          </table:table-cell>
          <table:table-cell office:value-type="float" office:value="311.24477188095636" table:formula="of:=[.E17]*[.$B$15]+[.G17]*[.$B$16]+[.$B$2]" table:style-name="ce1">
            <text:p>311,244771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40" table:style-name="ce1">
            <text:p>-40</text:p>
          </table:table-cell>
          <table:table-cell office:value-type="float" office:value="49.300902723954934" table:formula="of:=SQRT( [.$B$12]*[.$B$12]*( 1 - ([.E18]*[.E18])/([.$B$10]*[.$B$10]) ) )" table:style-name="ce1">
            <text:p>49,30090272</text:p>
          </table:table-cell>
          <table:table-cell office:value-type="float" office:value="49.300902723954934" table:formula="of:=SQRT( ([.$B$12]*[.$B$12])/([.$B$10]*[.$B$10])*([.$B$10]*[.$B$10]-[.E18]*[.E18]) )" table:style-name="ce1">
            <text:p>49,30090272</text:p>
          </table:table-cell>
          <table:table-cell office:value-type="float" office:value="86.270946328576912" table:formula="of:=[.E18]*[.$B$16]-[.F18]*[.$B$15]+[.$B$1]" table:style-name="ce1">
            <text:p>86,27094633</text:p>
          </table:table-cell>
          <table:table-cell office:value-type="float" office:value="311.98461175714544" table:formula="of:=[.E18]*[.$B$15]+[.F18]*[.$B$16]+[.$B$2]" table:style-name="ce1">
            <text:p>311,9846118</text:p>
          </table:table-cell>
          <table:table-cell office:value-type="float" office:value="311.98461175714544" table:formula="of:=[.E18]*[.$B$15]+[.G18]*[.$B$16]+[.$B$2]" table:style-name="ce1">
            <text:p>311,984611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9" table:style-name="ce1">
            <text:p>-39</text:p>
          </table:table-cell>
          <table:table-cell office:value-type="float" office:value="50.561754035981885" table:formula="of:=SQRT( [.$B$12]*[.$B$12]*( 1 - ([.E19]*[.E19])/([.$B$10]*[.$B$10]) ) )" table:style-name="ce1">
            <text:p>50,56175404</text:p>
          </table:table-cell>
          <table:table-cell office:value-type="float" office:value="50.561754035981892" table:formula="of:=SQRT( ([.$B$12]*[.$B$12])/([.$B$10]*[.$B$10])*([.$B$10]*[.$B$10]-[.E19]*[.E19]) )" table:style-name="ce1">
            <text:p>50,56175404</text:p>
          </table:table-cell>
          <table:table-cell office:value-type="float" office:value="87.729243368219244" table:formula="of:=[.E19]*[.$B$16]-[.F19]*[.$B$15]+[.$B$1]" table:style-name="ce1">
            <text:p>87,72924337</text:p>
          </table:table-cell>
          <table:table-cell office:value-type="float" office:value="312.66513785893028" table:formula="of:=[.E19]*[.$B$15]+[.F19]*[.$B$16]+[.$B$2]" table:style-name="ce1">
            <text:p>312,6651379</text:p>
          </table:table-cell>
          <table:table-cell office:value-type="float" office:value="312.66513785893028" table:formula="of:=[.E19]*[.$B$15]+[.G19]*[.$B$16]+[.$B$2]" table:style-name="ce1">
            <text:p>312,6651379</text:p>
          </table:table-cell>
          <table:table-cell/>
          <table:table-cell table:style-name="ce1">
            <draw:frame draw:z-index="2" draw:id="id2" draw:style-name="a2" draw:name="Gráfico 3" svg:x="0.02083in" svg:y="0.01562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4"/>
          <table:table-cell office:value-type="float" office:value="-38" table:style-name="ce1">
            <text:p>-38</text:p>
          </table:table-cell>
          <table:table-cell office:value-type="float" office:value="51.761136853733298" table:formula="of:=SQRT( [.$B$12]*[.$B$12]*( 1 - ([.E20]*[.E20])/([.$B$10]*[.$B$10]) ) )" table:style-name="ce1">
            <text:p>51,76113685</text:p>
          </table:table-cell>
          <table:table-cell office:value-type="float" office:value="51.761136853733298" table:formula="of:=SQRT( ([.$B$12]*[.$B$12])/([.$B$10]*[.$B$10])*([.$B$10]*[.$B$10]-[.E20]*[.E20]) )" table:style-name="ce1">
            <text:p>51,76113685</text:p>
          </table:table-cell>
          <table:table-cell office:value-type="float" office:value="89.160050861526642" table:formula="of:=[.E20]*[.$B$16]-[.F20]*[.$B$15]+[.$B$1]" table:style-name="ce1">
            <text:p>89,16005086</text:p>
          </table:table-cell>
          <table:table-cell office:value-type="float" office:value="313.29068486804533" table:formula="of:=[.E20]*[.$B$15]+[.F20]*[.$B$16]+[.$B$2]" table:style-name="ce1">
            <text:p>313,2906849</text:p>
          </table:table-cell>
          <table:table-cell office:value-type="float" office:value="313.29068486804533" table:formula="of:=[.E20]*[.$B$15]+[.G20]*[.$B$16]+[.$B$2]" table:style-name="ce1">
            <text:p>313,290684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7" table:style-name="ce1">
            <text:p>-37</text:p>
          </table:table-cell>
          <table:table-cell office:value-type="float" office:value="52.903232046673629" table:formula="of:=SQRT( [.$B$12]*[.$B$12]*( 1 - ([.E21]*[.E21])/([.$B$10]*[.$B$10]) ) )" table:style-name="ce1">
            <text:p>52,90323205</text:p>
          </table:table-cell>
          <table:table-cell office:value-type="float" office:value="52.903232046673629" table:formula="of:=SQRT( ([.$B$12]*[.$B$12])/([.$B$10]*[.$B$10])*([.$B$10]*[.$B$10]-[.E21]*[.E21]) )" table:style-name="ce1">
            <text:p>52,90323205</text:p>
          </table:table-cell>
          <table:table-cell office:value-type="float" office:value="90.565238550164622" table:formula="of:=[.E21]*[.$B$16]-[.F21]*[.$B$15]+[.$B$1]" table:style-name="ce1">
            <text:p>90,56523855</text:p>
          </table:table-cell>
          <table:table-cell office:value-type="float" office:value="313.86499226782144" table:formula="of:=[.E21]*[.$B$15]+[.F21]*[.$B$16]+[.$B$2]" table:style-name="ce1">
            <text:p>313,8649923</text:p>
          </table:table-cell>
          <table:table-cell office:value-type="float" office:value="313.86499226782144" table:formula="of:=[.E21]*[.$B$15]+[.G21]*[.$B$16]+[.$B$2]" table:style-name="ce1">
            <text:p>313,864992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6" table:style-name="ce1">
            <text:p>-36</text:p>
          </table:table-cell>
          <table:table-cell office:value-type="float" office:value="53.991675182151894" table:formula="of:=SQRT( [.$B$12]*[.$B$12]*( 1 - ([.E22]*[.E22])/([.$B$10]*[.$B$10]) ) )" table:style-name="ce1">
            <text:p>53,99167518</text:p>
          </table:table-cell>
          <table:table-cell office:value-type="float" office:value="53.991675182151894" table:formula="of:=SQRT( ([.$B$12]*[.$B$12])/([.$B$10]*[.$B$10])*([.$B$10]*[.$B$10]-[.E22]*[.E22]) )" table:style-name="ce1">
            <text:p>53,99167518</text:p>
          </table:table-cell>
          <table:table-cell office:value-type="float" office:value="91.946432309279032" table:formula="of:=[.E22]*[.$B$16]-[.F22]*[.$B$15]+[.$B$1]" table:style-name="ce1">
            <text:p>91,94643231</text:p>
          </table:table-cell>
          <table:table-cell office:value-type="float" office:value="314.39131180855048" table:formula="of:=[.E22]*[.$B$15]+[.F22]*[.$B$16]+[.$B$2]" table:style-name="ce1">
            <text:p>314,3913118</text:p>
          </table:table-cell>
          <table:table-cell office:value-type="float" office:value="314.39131180855048" table:formula="of:=[.E22]*[.$B$15]+[.G22]*[.$B$16]+[.$B$2]" table:style-name="ce1">
            <text:p>314,391311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5" table:style-name="ce1">
            <text:p>-35</text:p>
          </table:table-cell>
          <table:table-cell office:value-type="float" office:value="55.029649938585919" table:formula="of:=SQRT( [.$B$12]*[.$B$12]*( 1 - ([.E23]*[.E23])/([.$B$10]*[.$B$10]) ) )" table:style-name="ce1">
            <text:p>55,02964994</text:p>
          </table:table-cell>
          <table:table-cell office:value-type="float" office:value="55.029649938585919" table:formula="of:=SQRT( ([.$B$12]*[.$B$12])/([.$B$10]*[.$B$10])*([.$B$10]*[.$B$10]-[.E23]*[.E23]) )" table:style-name="ce1">
            <text:p>55,02964994</text:p>
          </table:table-cell>
          <table:table-cell office:value-type="float" office:value="93.305055923141992" table:formula="of:=[.E23]*[.$B$16]-[.F23]*[.$B$15]+[.$B$1]" table:style-name="ce1">
            <text:p>93,30505592</text:p>
          </table:table-cell>
          <table:table-cell office:value-type="float" office:value="314.87249105877663" table:formula="of:=[.E23]*[.$B$15]+[.F23]*[.$B$16]+[.$B$2]" table:style-name="ce1">
            <text:p>314,8724911</text:p>
          </table:table-cell>
          <table:table-cell office:value-type="float" office:value="314.87249105877663" table:formula="of:=[.E23]*[.$B$15]+[.G23]*[.$B$16]+[.$B$2]" table:style-name="ce1">
            <text:p>314,872491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4" table:style-name="ce1">
            <text:p>-34</text:p>
          </table:table-cell>
          <table:table-cell office:value-type="float" office:value="56.019961720346927" table:formula="of:=SQRT( [.$B$12]*[.$B$12]*( 1 - ([.E24]*[.E24])/([.$B$10]*[.$B$10]) ) )" table:style-name="ce1">
            <text:p>56,01996172</text:p>
          </table:table-cell>
          <table:table-cell office:value-type="float" office:value="56.019961720346927" table:formula="of:=SQRT( ([.$B$12]*[.$B$12])/([.$B$10]*[.$B$10])*([.$B$10]*[.$B$10]-[.E24]*[.E24]) )" table:style-name="ce1">
            <text:p>56,01996172</text:p>
          </table:table-cell>
          <table:table-cell office:value-type="float" office:value="94.642364006729224" table:formula="of:=[.E24]*[.$B$16]-[.F24]*[.$B$15]+[.$B$1]" table:style-name="ce1">
            <text:p>94,64236401</text:p>
          </table:table-cell>
          <table:table-cell office:value-type="float" office:value="315.31103924845127" table:formula="of:=[.E24]*[.$B$15]+[.F24]*[.$B$16]+[.$B$2]" table:style-name="ce1">
            <text:p>315,3110392</text:p>
          </table:table-cell>
          <table:table-cell office:value-type="float" office:value="315.31103924845127" table:formula="of:=[.E24]*[.$B$15]+[.G24]*[.$B$16]+[.$B$2]" table:style-name="ce1">
            <text:p>315,311039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3" table:style-name="ce1">
            <text:p>-33</text:p>
          </table:table-cell>
          <table:table-cell office:value-type="float" office:value="56.965096377803775" table:formula="of:=SQRT( [.$B$12]*[.$B$12]*( 1 - ([.E25]*[.E25])/([.$B$10]*[.$B$10]) ) )" table:style-name="ce1">
            <text:p>56,96509638</text:p>
          </table:table-cell>
          <table:table-cell office:value-type="float" office:value="56.965096377803775" table:formula="of:=SQRT( ([.$B$12]*[.$B$12])/([.$B$10]*[.$B$10])*([.$B$10]*[.$B$10]-[.E25]*[.E25]) )" table:style-name="ce1">
            <text:p>56,96509638</text:p>
          </table:table-cell>
          <table:table-cell office:value-type="float" office:value="95.95946826612203" table:formula="of:=[.E25]*[.$B$16]-[.F25]*[.$B$15]+[.$B$1]" table:style-name="ce1">
            <text:p>95,95946827</text:p>
          </table:table-cell>
          <table:table-cell office:value-type="float" office:value="315.70917978973711" table:formula="of:=[.E25]*[.$B$15]+[.F25]*[.$B$16]+[.$B$2]" table:style-name="ce1">
            <text:p>315,7091798</text:p>
          </table:table-cell>
          <table:table-cell office:value-type="float" office:value="315.70917978973711" table:formula="of:=[.E25]*[.$B$15]+[.G25]*[.$B$16]+[.$B$2]" table:style-name="ce1">
            <text:p>315,709179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2" table:style-name="ce1">
            <text:p>-32</text:p>
          </table:table-cell>
          <table:table-cell office:value-type="float" office:value="57.867267560455304" table:formula="of:=SQRT( [.$B$12]*[.$B$12]*( 1 - ([.E26]*[.E26])/([.$B$10]*[.$B$10]) ) )" table:style-name="ce1">
            <text:p>57,86726756</text:p>
          </table:table-cell>
          <table:table-cell office:value-type="float" office:value="57.867267560455304" table:formula="of:=SQRT( ([.$B$12]*[.$B$12])/([.$B$10]*[.$B$10])*([.$B$10]*[.$B$10]-[.E26]*[.E26]) )" table:style-name="ce1">
            <text:p>57,86726756</text:p>
          </table:table-cell>
          <table:table-cell office:value-type="float" office:value="97.257358675471991" table:formula="of:=[.E26]*[.$B$16]-[.F26]*[.$B$15]+[.$B$1]" table:style-name="ce1">
            <text:p>97,25735868</text:p>
          </table:table-cell>
          <table:table-cell office:value-type="float" office:value="316.06889263093723" table:formula="of:=[.E26]*[.$B$15]+[.F26]*[.$B$16]+[.$B$2]" table:style-name="ce1">
            <text:p>316,0688926</text:p>
          </table:table-cell>
          <table:table-cell office:value-type="float" office:value="316.06889263093723" table:formula="of:=[.E26]*[.$B$15]+[.G26]*[.$B$16]+[.$B$2]" table:style-name="ce1">
            <text:p>316,068892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1" table:style-name="ce1">
            <text:p>-31</text:p>
          </table:table-cell>
          <table:table-cell office:value-type="float" office:value="58.728455282696522" table:formula="of:=SQRT( [.$B$12]*[.$B$12]*( 1 - ([.E27]*[.E27])/([.$B$10]*[.$B$10]) ) )" table:style-name="ce1">
            <text:p>58,72845528</text:p>
          </table:table-cell>
          <table:table-cell office:value-type="float" office:value="58.72845528269653" table:formula="of:=SQRT( ([.$B$12]*[.$B$12])/([.$B$10]*[.$B$10])*([.$B$10]*[.$B$10]-[.E27]*[.E27]) )" table:style-name="ce1">
            <text:p>58,72845528</text:p>
          </table:table-cell>
          <table:table-cell office:value-type="float" office:value="98.536920724135825" table:formula="of:=[.E27]*[.$B$16]-[.F27]*[.$B$15]+[.$B$1]" table:style-name="ce1">
            <text:p>98,53692072</text:p>
          </table:table-cell>
          <table:table-cell office:value-type="float" office:value="316.3919487507651" table:formula="of:=[.E27]*[.$B$15]+[.F27]*[.$B$16]+[.$B$2]" table:style-name="ce1">
            <text:p>316,3919488</text:p>
          </table:table-cell>
          <table:table-cell office:value-type="float" office:value="316.3919487507651" table:formula="of:=[.E27]*[.$B$15]+[.G27]*[.$B$16]+[.$B$2]" table:style-name="ce1">
            <text:p>316,391948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0" table:style-name="ce1">
            <text:p>-30</text:p>
          </table:table-cell>
          <table:table-cell office:value-type="float" office:value="59.550437616087756" table:formula="of:=SQRT( [.$B$12]*[.$B$12]*( 1 - ([.E28]*[.E28])/([.$B$10]*[.$B$10]) ) )" table:style-name="ce1">
            <text:p>59,55043762</text:p>
          </table:table-cell>
          <table:table-cell office:value-type="float" office:value="59.550437616087763" table:formula="of:=SQRT( ([.$B$12]*[.$B$12])/([.$B$10]*[.$B$10])*([.$B$10]*[.$B$10]-[.E28]*[.E28]) )" table:style-name="ce1">
            <text:p>59,55043762</text:p>
          </table:table-cell>
          <table:table-cell office:value-type="float" office:value="99.798949589889077" table:formula="of:=[.E28]*[.$B$16]-[.F28]*[.$B$15]+[.$B$1]" table:style-name="ce1">
            <text:p>99,79894959</text:p>
          </table:table-cell>
          <table:table-cell office:value-type="float" office:value="316.67993850477183" table:formula="of:=[.E28]*[.$B$15]+[.F28]*[.$B$16]+[.$B$2]" table:style-name="ce1">
            <text:p>316,6799385</text:p>
          </table:table-cell>
          <table:table-cell office:value-type="float" office:value="316.67993850477183" table:formula="of:=[.E28]*[.$B$15]+[.G28]*[.$B$16]+[.$B$2]" table:style-name="ce1">
            <text:p>316,679938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9" table:style-name="ce1">
            <text:p>-29</text:p>
          </table:table-cell>
          <table:table-cell office:value-type="float" office:value="60.334816947107306" table:formula="of:=SQRT( [.$B$12]*[.$B$12]*( 1 - ([.E29]*[.E29])/([.$B$10]*[.$B$10]) ) )" table:style-name="ce1">
            <text:p>60,33481695</text:p>
          </table:table-cell>
          <table:table-cell office:value-type="float" office:value="60.334816947107306" table:formula="of:=SQRT( ([.$B$12]*[.$B$12])/([.$B$10]*[.$B$10])*([.$B$10]*[.$B$10]-[.E29]*[.E29]) )" table:style-name="ce1">
            <text:p>60,33481695</text:p>
          </table:table-cell>
          <table:table-cell office:value-type="float" office:value="101.04416188175009" table:formula="of:=[.E29]*[.$B$16]-[.F29]*[.$B$15]+[.$B$1]" table:style-name="ce1">
            <text:p>101,0441619</text:p>
          </table:table-cell>
          <table:table-cell office:value-type="float" office:value="316.93429511099407" table:formula="of:=[.E29]*[.$B$15]+[.F29]*[.$B$16]+[.$B$2]" table:style-name="ce1">
            <text:p>316,9342951</text:p>
          </table:table-cell>
          <table:table-cell office:value-type="float" office:value="316.93429511099407" table:formula="of:=[.E29]*[.$B$15]+[.G29]*[.$B$16]+[.$B$2]" table:style-name="ce1">
            <text:p>316,934295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8" table:style-name="ce1">
            <text:p>-28</text:p>
          </table:table-cell>
          <table:table-cell office:value-type="float" office:value="61.083041895536326" table:formula="of:=SQRT( [.$B$12]*[.$B$12]*( 1 - ([.E30]*[.E30])/([.$B$10]*[.$B$10]) ) )" table:style-name="ce1">
            <text:p>61,0830419</text:p>
          </table:table-cell>
          <table:table-cell office:value-type="float" office:value="61.083041895536326" table:formula="of:=SQRT( ([.$B$12]*[.$B$12])/([.$B$10]*[.$B$10])*([.$B$10]*[.$B$10]-[.E30]*[.E30]) )" table:style-name="ce1">
            <text:p>61,0830419</text:p>
          </table:table-cell>
          <table:table-cell office:value-type="float" office:value="102.27320544217972" table:formula="of:=[.E30]*[.$B$16]-[.F30]*[.$B$15]+[.$B$1]" table:style-name="ce1">
            <text:p>102,2732054</text:p>
          </table:table-cell>
          <table:table-cell office:value-type="float" office:value="317.15631425435356" table:formula="of:=[.E30]*[.$B$15]+[.F30]*[.$B$16]+[.$B$2]" table:style-name="ce1">
            <text:p>317,1563143</text:p>
          </table:table-cell>
          <table:table-cell office:value-type="float" office:value="317.15631425435356" table:formula="of:=[.E30]*[.$B$15]+[.G30]*[.$B$16]+[.$B$2]" table:style-name="ce1">
            <text:p>317,15631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7" table:style-name="ce1">
            <text:p>-27</text:p>
          </table:table-cell>
          <table:table-cell office:value-type="float" office:value="61.796425736285578" table:formula="of:=SQRT( [.$B$12]*[.$B$12]*( 1 - ([.E31]*[.E31])/([.$B$10]*[.$B$10]) ) )" table:style-name="ce1">
            <text:p>61,79642574</text:p>
          </table:table-cell>
          <table:table-cell office:value-type="float" office:value="61.796425736285578" table:formula="of:=SQRT( ([.$B$12]*[.$B$12])/([.$B$10]*[.$B$10])*([.$B$10]*[.$B$10]-[.E31]*[.E31]) )" table:style-name="ce1">
            <text:p>61,79642574</text:p>
          </table:table-cell>
          <table:table-cell office:value-type="float" office:value="103.48666758557268" table:formula="of:=[.E31]*[.$B$16]-[.F31]*[.$B$15]+[.$B$1]" table:style-name="ce1">
            <text:p>103,4866676</text:p>
          </table:table-cell>
          <table:table-cell office:value-type="float" office:value="317.34717056363968" table:formula="of:=[.E31]*[.$B$15]+[.F31]*[.$B$16]+[.$B$2]" table:style-name="ce1">
            <text:p>317,3471706</text:p>
          </table:table-cell>
          <table:table-cell office:value-type="float" office:value="317.34717056363968" table:formula="of:=[.E31]*[.$B$15]+[.G31]*[.$B$16]+[.$B$2]" table:style-name="ce1">
            <text:p>317,347170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6" table:style-name="ce1">
            <text:p>-26</text:p>
          </table:table-cell>
          <table:table-cell office:value-type="float" office:value="62.476161979959855" table:formula="of:=SQRT( [.$B$12]*[.$B$12]*( 1 - ([.E32]*[.E32])/([.$B$10]*[.$B$10]) ) )" table:style-name="ce1">
            <text:p>62,47616198</text:p>
          </table:table-cell>
          <table:table-cell office:value-type="float" office:value="62.476161979959862" table:formula="of:=SQRT( ([.$B$12]*[.$B$12])/([.$B$10]*[.$B$10])*([.$B$10]*[.$B$10]-[.E32]*[.E32]) )" table:style-name="ce1">
            <text:p>62,47616198</text:p>
          </table:table-cell>
          <table:table-cell office:value-type="float" office:value="104.68508206609781" table:formula="of:=[.E32]*[.$B$16]-[.F32]*[.$B$15]+[.$B$1]" table:style-name="ce1">
            <text:p>104,6850821</text:p>
          </table:table-cell>
          <table:table-cell office:value-type="float" office:value="317.50793154719014" table:formula="of:=[.E32]*[.$B$15]+[.F32]*[.$B$16]+[.$B$2]" table:style-name="ce1">
            <text:p>317,5079315</text:p>
          </table:table-cell>
          <table:table-cell office:value-type="float" office:value="317.50793154719014" table:formula="of:=[.E32]*[.$B$15]+[.G32]*[.$B$16]+[.$B$2]" table:style-name="ce1">
            <text:p>317,507931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5" table:style-name="ce1">
            <text:p>-25</text:p>
          </table:table-cell>
          <table:table-cell office:value-type="float" office:value="63.123337626504018" table:formula="of:=SQRT( [.$B$12]*[.$B$12]*( 1 - ([.E33]*[.E33])/([.$B$10]*[.$B$10]) ) )" table:style-name="ce1">
            <text:p>63,12333763</text:p>
          </table:table-cell>
          <table:table-cell office:value-type="float" office:value="63.123337626504018" table:formula="of:=SQRT( ([.$B$12]*[.$B$12])/([.$B$10]*[.$B$10])*([.$B$10]*[.$B$10]-[.E33]*[.E33]) )" table:style-name="ce1">
            <text:p>63,12333763</text:p>
          </table:table-cell>
          <table:table-cell office:value-type="float" office:value="105.86893500490875" table:formula="of:=[.E33]*[.$B$16]-[.F33]*[.$B$15]+[.$B$1]" table:style-name="ce1">
            <text:p>105,868935</text:p>
          </table:table-cell>
          <table:table-cell office:value-type="float" office:value="317.63956944731223" table:formula="of:=[.E33]*[.$B$15]+[.F33]*[.$B$16]+[.$B$2]" table:style-name="ce1">
            <text:p>317,6395694</text:p>
          </table:table-cell>
          <table:table-cell office:value-type="float" office:value="317.63956944731223" table:formula="of:=[.E33]*[.$B$15]+[.G33]*[.$B$16]+[.$B$2]" table:style-name="ce1">
            <text:p>317,639569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4" table:style-name="ce1">
            <text:p>-24</text:p>
          </table:table-cell>
          <table:table-cell office:value-type="float" office:value="63.73894449918798" table:formula="of:=SQRT( [.$B$12]*[.$B$12]*( 1 - ([.E34]*[.E34])/([.$B$10]*[.$B$10]) ) )" table:style-name="ce1">
            <text:p>63,7389445</text:p>
          </table:table-cell>
          <table:table-cell office:value-type="float" office:value="63.738944499187987" table:formula="of:=SQRT( ([.$B$12]*[.$B$12])/([.$B$10]*[.$B$10])*([.$B$10]*[.$B$10]-[.E34]*[.E34]) )" table:style-name="ce1">
            <text:p>63,7389445</text:p>
          </table:table-cell>
          <table:table-cell office:value-type="float" office:value="107.03866995885613" table:formula="of:=[.E34]*[.$B$16]-[.F34]*[.$B$15]+[.$B$1]" table:style-name="ce1">
            <text:p>107,03867</text:p>
          </table:table-cell>
          <table:table-cell office:value-type="float" office:value="317.74297137770725" table:formula="of:=[.E34]*[.$B$15]+[.F34]*[.$B$16]+[.$B$2]" table:style-name="ce1">
            <text:p>317,7429714</text:p>
          </table:table-cell>
          <table:table-cell office:value-type="float" office:value="317.74297137770725" table:formula="of:=[.E34]*[.$B$15]+[.G34]*[.$B$16]+[.$B$2]" table:style-name="ce1">
            <text:p>317,742971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3" table:style-name="ce1">
            <text:p>-23</text:p>
          </table:table-cell>
          <table:table-cell office:value-type="float" office:value="64.323888984023867" table:formula="of:=SQRT( [.$B$12]*[.$B$12]*( 1 - ([.E35]*[.E35])/([.$B$10]*[.$B$10]) ) )" table:style-name="ce1">
            <text:p>64,32388898</text:p>
          </table:table-cell>
          <table:table-cell office:value-type="float" office:value="64.323888984023867" table:formula="of:=SQRT( ([.$B$12]*[.$B$12])/([.$B$10]*[.$B$10])*([.$B$10]*[.$B$10]-[.E35]*[.E35]) )" table:style-name="ce1">
            <text:p>64,32388898</text:p>
          </table:table-cell>
          <table:table-cell office:value-type="float" office:value="108.19469227608738" table:formula="of:=[.E35]*[.$B$16]-[.F35]*[.$B$15]+[.$B$1]" table:style-name="ce1">
            <text:p>108,1946923</text:p>
          </table:table-cell>
          <table:table-cell office:value-type="float" office:value="317.81894803466992" table:formula="of:=[.E35]*[.$B$15]+[.F35]*[.$B$16]+[.$B$2]" table:style-name="ce1">
            <text:p>317,818948</text:p>
          </table:table-cell>
          <table:table-cell office:value-type="float" office:value="317.81894803466992" table:formula="of:=[.E35]*[.$B$15]+[.G35]*[.$B$16]+[.$B$2]" table:style-name="ce1">
            <text:p>317,8189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2" table:style-name="ce1">
            <text:p>-22</text:p>
          </table:table-cell>
          <table:table-cell office:value-type="float" office:value="64.879000436081014" table:formula="of:=SQRT( [.$B$12]*[.$B$12]*( 1 - ([.E36]*[.E36])/([.$B$10]*[.$B$10]) ) )" table:style-name="ce1">
            <text:p>64,87900044</text:p>
          </table:table-cell>
          <table:table-cell office:value-type="float" office:value="64.879000436081014" table:formula="of:=SQRT( ([.$B$12]*[.$B$12])/([.$B$10]*[.$B$10])*([.$B$10]*[.$B$10]-[.E36]*[.E36]) )" table:style-name="ce1">
            <text:p>64,87900044</text:p>
          </table:table-cell>
          <table:table-cell office:value-type="float" office:value="109.33737285546498" table:formula="of:=[.E36]*[.$B$16]-[.F36]*[.$B$15]+[.$B$1]" table:style-name="ce1">
            <text:p>109,3373729</text:p>
          </table:table-cell>
          <table:table-cell office:value-type="float" office:value="317.86824121592531" table:formula="of:=[.E36]*[.$B$15]+[.F36]*[.$B$16]+[.$B$2]" table:style-name="ce1">
            <text:p>317,8682412</text:p>
          </table:table-cell>
          <table:table-cell office:value-type="float" office:value="317.86824121592531" table:formula="of:=[.E36]*[.$B$15]+[.G36]*[.$B$16]+[.$B$2]" table:style-name="ce1">
            <text:p>317,868241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1" table:style-name="ce1">
            <text:p>-21</text:p>
          </table:table-cell>
          <table:table-cell office:value-type="float" office:value="65.405038464467594" table:formula="of:=SQRT( [.$B$12]*[.$B$12]*( 1 - ([.E37]*[.E37])/([.$B$10]*[.$B$10]) ) )" table:style-name="ce1">
            <text:p>65,40503846</text:p>
          </table:table-cell>
          <table:table-cell office:value-type="float" office:value="65.405038464467594" table:formula="of:=SQRT( ([.$B$12]*[.$B$12])/([.$B$10]*[.$B$10])*([.$B$10]*[.$B$10]-[.E37]*[.E37]) )" table:style-name="ce1">
            <text:p>65,40503846</text:p>
          </table:table-cell>
          <table:table-cell office:value-type="float" office:value="110.46705140450936" table:formula="of:=[.E37]*[.$B$16]-[.F37]*[.$B$15]+[.$B$1]" table:style-name="ce1">
            <text:p>110,4670514</text:p>
          </table:table-cell>
          <table:table-cell office:value-type="float" office:value="317.89153033651434" table:formula="of:=[.E37]*[.$B$15]+[.F37]*[.$B$16]+[.$B$2]" table:style-name="ce1">
            <text:p>317,8915303</text:p>
          </table:table-cell>
          <table:table-cell office:value-type="float" office:value="317.89153033651434" table:formula="of:=[.E37]*[.$B$15]+[.G37]*[.$B$16]+[.$B$2]" table:style-name="ce1">
            <text:p>317,891530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0" table:style-name="ce1">
            <text:p>-20</text:p>
          </table:table-cell>
          <table:table-cell office:value-type="float" office:value="65.902699268614811" table:formula="of:=SQRT( [.$B$12]*[.$B$12]*( 1 - ([.E38]*[.E38])/([.$B$10]*[.$B$10]) ) )" table:style-name="ce1">
            <text:p>65,90269927</text:p>
          </table:table-cell>
          <table:table-cell office:value-type="float" office:value="65.902699268614811" table:formula="of:=SQRT( ([.$B$12]*[.$B$12])/([.$B$10]*[.$B$10])*([.$B$10]*[.$B$10]-[.E38]*[.E38]) )" table:style-name="ce1">
            <text:p>65,90269927</text:p>
          </table:table-cell>
          <table:table-cell office:value-type="float" office:value="111.58403927307135" table:formula="of:=[.E38]*[.$B$16]-[.F38]*[.$B$15]+[.$B$1]" table:style-name="ce1">
            <text:p>111,5840393</text:p>
          </table:table-cell>
          <table:table-cell office:value-type="float" office:value="317.88943809613852" table:formula="of:=[.E38]*[.$B$15]+[.F38]*[.$B$16]+[.$B$2]" table:style-name="ce1">
            <text:p>317,8894381</text:p>
          </table:table-cell>
          <table:table-cell office:value-type="float" office:value="317.88943809613852" table:formula="of:=[.E38]*[.$B$15]+[.G38]*[.$B$16]+[.$B$2]" table:style-name="ce1">
            <text:p>317,889438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9" table:style-name="ce1">
            <text:p>-19</text:p>
          </table:table-cell>
          <table:table-cell office:value-type="float" office:value="66.372621167451214" table:formula="of:=SQRT( [.$B$12]*[.$B$12]*( 1 - ([.E39]*[.E39])/([.$B$10]*[.$B$10]) ) )" table:style-name="ce1">
            <text:p>66,37262117</text:p>
          </table:table-cell>
          <table:table-cell office:value-type="float" office:value="66.372621167451214" table:formula="of:=SQRT( ([.$B$12]*[.$B$12])/([.$B$10]*[.$B$10])*([.$B$10]*[.$B$10]-[.E39]*[.E39]) )" table:style-name="ce1">
            <text:p>66,37262117</text:p>
          </table:table-cell>
          <table:table-cell office:value-type="float" office:value="112.68862192605407" table:formula="of:=[.E39]*[.$B$16]-[.F39]*[.$B$15]+[.$B$1]" table:style-name="ce1">
            <text:p>112,6886219</text:p>
          </table:table-cell>
          <table:table-cell office:value-type="float" office:value="317.86253542460418" table:formula="of:=[.E39]*[.$B$15]+[.F39]*[.$B$16]+[.$B$2]" table:style-name="ce1">
            <text:p>317,8625354</text:p>
          </table:table-cell>
          <table:table-cell office:value-type="float" office:value="317.86253542460418" table:formula="of:=[.E39]*[.$B$15]+[.G39]*[.$B$16]+[.$B$2]" table:style-name="ce1">
            <text:p>317,862535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8" table:style-name="ce1">
            <text:p>-18</text:p>
          </table:table-cell>
          <table:table-cell office:value-type="float" office:value="66.815389438242562" table:formula="of:=SQRT( [.$B$12]*[.$B$12]*( 1 - ([.E40]*[.E40])/([.$B$10]*[.$B$10]) ) )" table:style-name="ce1">
            <text:p>66,81538944</text:p>
          </table:table-cell>
          <table:table-cell office:value-type="float" office:value="66.815389438242562" table:formula="of:=SQRT( ([.$B$12]*[.$B$12])/([.$B$10]*[.$B$10])*([.$B$10]*[.$B$10]-[.E40]*[.E40]) )" table:style-name="ce1">
            <text:p>66,81538944</text:p>
          </table:table-cell>
          <table:table-cell office:value-type="float" office:value="113.78106110740788" table:formula="of:=[.E40]*[.$B$16]-[.F40]*[.$B$15]+[.$B$1]" table:style-name="ce1">
            <text:p>113,7810611</text:p>
          </table:table-cell>
          <table:table-cell office:value-type="float" office:value="317.811345809812" table:formula="of:=[.E40]*[.$B$15]+[.F40]*[.$B$16]+[.$B$2]" table:style-name="ce1">
            <text:p>317,8113458</text:p>
          </table:table-cell>
          <table:table-cell office:value-type="float" office:value="317.811345809812" table:formula="of:=[.E40]*[.$B$15]+[.G40]*[.$B$16]+[.$B$2]" table:style-name="ce1">
            <text:p>317,811345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7" table:style-name="ce1">
            <text:p>-17</text:p>
          </table:table-cell>
          <table:table-cell office:value-type="float" office:value="67.231540561908517" table:formula="of:=SQRT( [.$B$12]*[.$B$12]*( 1 - ([.E41]*[.E41])/([.$B$10]*[.$B$10]) ) )" table:style-name="ce1">
            <text:p>67,23154056</text:p>
          </table:table-cell>
          <table:table-cell office:value-type="float" office:value="67.231540561908517" table:formula="of:=SQRT( ([.$B$12]*[.$B$12])/([.$B$10]*[.$B$10])*([.$B$10]*[.$B$10]-[.E41]*[.E41]) )" table:style-name="ce1">
            <text:p>67,23154056</text:p>
          </table:table-cell>
          <table:table-cell office:value-type="float" office:value="114.86159673869381" table:formula="of:=[.E41]*[.$B$16]-[.F41]*[.$B$15]+[.$B$1]" table:style-name="ce1">
            <text:p>114,8615967</text:p>
          </table:table-cell>
          <table:table-cell office:value-type="float" office:value="317.73634909488402" table:formula="of:=[.E41]*[.$B$15]+[.F41]*[.$B$16]+[.$B$2]" table:style-name="ce1">
            <text:p>317,7363491</text:p>
          </table:table-cell>
          <table:table-cell office:value-type="float" office:value="317.73634909488402" table:formula="of:=[.E41]*[.$B$15]+[.G41]*[.$B$16]+[.$B$2]" table:style-name="ce1">
            <text:p>317,736349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6" table:style-name="ce1">
            <text:p>-16</text:p>
          </table:table-cell>
          <table:table-cell office:value-type="float" office:value="67.621565955459786" table:formula="of:=SQRT( [.$B$12]*[.$B$12]*( 1 - ([.E42]*[.E42])/([.$B$10]*[.$B$10]) ) )" table:style-name="ce1">
            <text:p>67,62156596</text:p>
          </table:table-cell>
          <table:table-cell office:value-type="float" office:value="67.621565955459786" table:formula="of:=SQRT( ([.$B$12]*[.$B$12])/([.$B$10]*[.$B$10])*([.$B$10]*[.$B$10]-[.E42]*[.E42]) )" table:style-name="ce1">
            <text:p>67,62156596</text:p>
          </table:table-cell>
          <table:table-cell office:value-type="float" office:value="115.93044858828007" table:formula="of:=[.E42]*[.$B$16]-[.F42]*[.$B$15]+[.$B$1]" table:style-name="ce1">
            <text:p>115,9304486</text:p>
          </table:table-cell>
          <table:table-cell office:value-type="float" office:value="317.63798481655675" table:formula="of:=[.E42]*[.$B$15]+[.F42]*[.$B$16]+[.$B$2]" table:style-name="ce1">
            <text:p>317,6379848</text:p>
          </table:table-cell>
          <table:table-cell office:value-type="float" office:value="317.63798481655675" table:formula="of:=[.E42]*[.$B$15]+[.G42]*[.$B$16]+[.$B$2]" table:style-name="ce1">
            <text:p>317,63798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5" table:style-name="ce1">
            <text:p>-15</text:p>
          </table:table-cell>
          <table:table-cell office:value-type="float" office:value="67.985915259023741" table:formula="of:=SQRT( [.$B$12]*[.$B$12]*( 1 - ([.E43]*[.E43])/([.$B$10]*[.$B$10]) ) )" table:style-name="ce1">
            <text:p>67,98591526</text:p>
          </table:table-cell>
          <table:table-cell office:value-type="float" office:value="67.985915259023741" table:formula="of:=SQRT( ([.$B$12]*[.$B$12])/([.$B$10]*[.$B$10])*([.$B$10]*[.$B$10]-[.E43]*[.E43]) )" table:style-name="ce1">
            <text:p>67,98591526</text:p>
          </table:table-cell>
          <table:table-cell office:value-type="float" office:value="116.98781774134471" table:formula="of:=[.E43]*[.$B$16]-[.F43]*[.$B$15]+[.$B$1]" table:style-name="ce1">
            <text:p>116,9878177</text:p>
          </table:table-cell>
          <table:table-cell office:value-type="float" office:value="317.51665514518629" table:formula="of:=[.E43]*[.$B$15]+[.F43]*[.$B$16]+[.$B$2]" table:style-name="ce1">
            <text:p>317,5166551</text:p>
          </table:table-cell>
          <table:table-cell office:value-type="float" office:value="317.51665514518629" table:formula="of:=[.E43]*[.$B$15]+[.G43]*[.$B$16]+[.$B$2]" table:style-name="ce1">
            <text:p>317,516655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4" table:style-name="ce1">
            <text:p>-14</text:p>
          </table:table-cell>
          <table:table-cell office:value-type="float" office:value="68.324999234125343" table:formula="of:=SQRT( [.$B$12]*[.$B$12]*( 1 - ([.E44]*[.E44])/([.$B$10]*[.$B$10]) ) )" table:style-name="ce1">
            <text:p>68,32499923</text:p>
          </table:table-cell>
          <table:table-cell office:value-type="float" office:value="68.324999234125343" table:formula="of:=SQRT( ([.$B$12]*[.$B$12])/([.$B$10]*[.$B$10])*([.$B$10]*[.$B$10]-[.E44]*[.E44]) )" table:style-name="ce1">
            <text:p>68,32499923</text:p>
          </table:table-cell>
          <table:table-cell office:value-type="float" office:value="118.03388789602624" table:formula="of:=[.E44]*[.$B$16]-[.F44]*[.$B$15]+[.$B$1]" table:style-name="ce1">
            <text:p>118,0338879</text:p>
          </table:table-cell>
          <table:table-cell office:value-type="float" office:value="317.37272747704952" table:formula="of:=[.E44]*[.$B$15]+[.F44]*[.$B$16]+[.$B$2]" table:style-name="ce1">
            <text:p>317,3727275</text:p>
          </table:table-cell>
          <table:table-cell office:value-type="float" office:value="317.37272747704952" table:formula="of:=[.E44]*[.$B$15]+[.G44]*[.$B$16]+[.$B$2]" table:style-name="ce1">
            <text:p>317,372727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3" table:style-name="ce1">
            <text:p>-13</text:p>
          </table:table-cell>
          <table:table-cell office:value-type="float" office:value="68.639192320982417" table:formula="of:=SQRT( [.$B$12]*[.$B$12]*( 1 - ([.E45]*[.E45])/([.$B$10]*[.$B$10]) ) )" table:style-name="ce1">
            <text:p>68,63919232</text:p>
          </table:table-cell>
          <table:table-cell office:value-type="float" office:value="68.639192320982417" table:formula="of:=SQRT( ([.$B$12]*[.$B$12])/([.$B$10]*[.$B$10])*([.$B$10]*[.$B$10]-[.E45]*[.E45]) )" table:style-name="ce1">
            <text:p>68,63919232</text:p>
          </table:table-cell>
          <table:table-cell office:value-type="float" office:value="119.06882650708074" table:formula="of:=[.E45]*[.$B$16]-[.F45]*[.$B$15]+[.$B$1]" table:style-name="ce1">
            <text:p>119,0688265</text:p>
          </table:table-cell>
          <table:table-cell office:value-type="float" office:value="317.20653672165872" table:formula="of:=[.E45]*[.$B$15]+[.F45]*[.$B$16]+[.$B$2]" table:style-name="ce1">
            <text:p>317,2065367</text:p>
          </table:table-cell>
          <table:table-cell office:value-type="float" office:value="317.20653672165872" table:formula="of:=[.E45]*[.$B$15]+[.G45]*[.$B$16]+[.$B$2]" table:style-name="ce1">
            <text:p>317,206536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2" table:style-name="ce1">
            <text:p>-12</text:p>
          </table:table-cell>
          <table:table-cell office:value-type="float" office:value="68.928834895186711" table:formula="of:=SQRT( [.$B$12]*[.$B$12]*( 1 - ([.E46]*[.E46])/([.$B$10]*[.$B$10]) ) )" table:style-name="ce1">
            <text:p>68,9288349</text:p>
          </table:table-cell>
          <table:table-cell office:value-type="float" office:value="68.928834895186711" table:formula="of:=SQRT( ([.$B$12]*[.$B$12])/([.$B$10]*[.$B$10])*([.$B$10]*[.$B$10]-[.E46]*[.E46]) )" table:style-name="ce1">
            <text:p>68,9288349</text:p>
          </table:table-cell>
          <table:table-cell office:value-type="float" office:value="120.09278579510043" table:formula="of:=[.E46]*[.$B$16]-[.F46]*[.$B$15]+[.$B$1]" table:style-name="ce1">
            <text:p>120,0927858</text:p>
          </table:table-cell>
          <table:table-cell office:value-type="float" office:value="317.01838732019831" table:formula="of:=[.E46]*[.$B$15]+[.F46]*[.$B$16]+[.$B$2]" table:style-name="ce1">
            <text:p>317,0183873</text:p>
          </table:table-cell>
          <table:table-cell office:value-type="float" office:value="317.01838732019831" table:formula="of:=[.E46]*[.$B$15]+[.G46]*[.$B$16]+[.$B$2]" table:style-name="ce1">
            <text:p>317,018387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1" table:style-name="ce1">
            <text:p>-11</text:p>
          </table:table-cell>
          <table:table-cell office:value-type="float" office:value="69.194235257978804" table:formula="of:=SQRT( [.$B$12]*[.$B$12]*( 1 - ([.E47]*[.E47])/([.$B$10]*[.$B$10]) ) )" table:style-name="ce1">
            <text:p>69,19423526</text:p>
          </table:table-cell>
          <table:table-cell office:value-type="float" office:value="69.194235257978804" table:formula="of:=SQRT( ([.$B$12]*[.$B$12])/([.$B$10]*[.$B$10])*([.$B$10]*[.$B$10]-[.E47]*[.E47]) )" table:style-name="ce1">
            <text:p>69,19423526</text:p>
          </table:table-cell>
          <table:table-cell office:value-type="float" office:value="121.10590363659159" table:formula="of:=[.E47]*[.$B$16]-[.F47]*[.$B$15]+[.$B$1]" table:style-name="ce1">
            <text:p>121,1059036</text:p>
          </table:table-cell>
          <table:table-cell office:value-type="float" office:value="316.80855502568085" table:formula="of:=[.E47]*[.$B$15]+[.F47]*[.$B$16]+[.$B$2]" table:style-name="ce1">
            <text:p>316,808555</text:p>
          </table:table-cell>
          <table:table-cell office:value-type="float" office:value="316.80855502568085" table:formula="of:=[.E47]*[.$B$15]+[.G47]*[.$B$16]+[.$B$2]" table:style-name="ce1">
            <text:p>316,80855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0" table:style-name="ce1">
            <text:p>-10</text:p>
          </table:table-cell>
          <table:table-cell office:value-type="float" office:value="69.435671389154422" table:formula="of:=SQRT( [.$B$12]*[.$B$12]*( 1 - ([.E48]*[.E48])/([.$B$10]*[.$B$10]) ) )" table:style-name="ce1">
            <text:p>69,43567139</text:p>
          </table:table-cell>
          <table:table-cell office:value-type="float" office:value="69.435671389154422" table:formula="of:=SQRT( ([.$B$12]*[.$B$12])/([.$B$10]*[.$B$10])*([.$B$10]*[.$B$10]-[.E48]*[.E48]) )" table:style-name="ce1">
            <text:p>69,43567139</text:p>
          </table:table-cell>
          <table:table-cell office:value-type="float" office:value="122.10830434789816" table:formula="of:=[.E48]*[.$B$16]-[.F48]*[.$B$15]+[.$B$1]" table:style-name="ce1">
            <text:p>122,1083043</text:p>
          </table:table-cell>
          <table:table-cell office:value-type="float" office:value="316.5772884707942" table:formula="of:=[.E48]*[.$B$15]+[.F48]*[.$B$16]+[.$B$2]" table:style-name="ce1">
            <text:p>316,5772885</text:p>
          </table:table-cell>
          <table:table-cell office:value-type="float" office:value="316.5772884707942" table:formula="of:=[.E48]*[.$B$15]+[.G48]*[.$B$16]+[.$B$2]" table:style-name="ce1">
            <text:p>316,577288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9" table:style-name="ce1">
            <text:p>-9</text:p>
          </table:table-cell>
          <table:table-cell office:value-type="float" office:value="69.653392487274232" table:formula="of:=SQRT( [.$B$12]*[.$B$12]*( 1 - ([.E49]*[.E49])/([.$B$10]*[.$B$10]) ) )" table:style-name="ce1">
            <text:p>69,65339249</text:p>
          </table:table-cell>
          <table:table-cell office:value-type="float" office:value="69.653392487274232" table:formula="of:=SQRT( ([.$B$12]*[.$B$12])/([.$B$10]*[.$B$10])*([.$B$10]*[.$B$10]-[.E49]*[.E49]) )" table:style-name="ce1">
            <text:p>69,65339249</text:p>
          </table:table-cell>
          <table:table-cell office:value-type="float" office:value="123.10009937400443" table:formula="of:=[.E49]*[.$B$16]-[.F49]*[.$B$15]+[.$B$1]" table:style-name="ce1">
            <text:p>123,1000994</text:p>
          </table:table-cell>
          <table:table-cell office:value-type="float" office:value="316.32481054550698" table:formula="of:=[.E49]*[.$B$15]+[.F49]*[.$B$16]+[.$B$2]" table:style-name="ce1">
            <text:p>316,3248105</text:p>
          </table:table-cell>
          <table:table-cell office:value-type="float" office:value="316.32481054550698" table:formula="of:=[.E49]*[.$B$15]+[.G49]*[.$B$16]+[.$B$2]" table:style-name="ce1">
            <text:p>316,324810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8" table:style-name="ce1">
            <text:p>-8</text:p>
          </table:table-cell>
          <table:table-cell office:value-type="float" office:value="69.84762031814266" table:formula="of:=SQRT( [.$B$12]*[.$B$12]*( 1 - ([.E50]*[.E50])/([.$B$10]*[.$B$10]) ) )" table:style-name="ce1">
            <text:p>69,84762032</text:p>
          </table:table-cell>
          <table:table-cell office:value-type="float" office:value="69.84762031814266" table:formula="of:=SQRT( ([.$B$12]*[.$B$12])/([.$B$10]*[.$B$10])*([.$B$10]*[.$B$10]-[.E50]*[.E50]) )" table:style-name="ce1">
            <text:p>69,84762032</text:p>
          </table:table-cell>
          <table:table-cell office:value-type="float" office:value="124.08138789159317" table:formula="of:=[.E50]*[.$B$16]-[.F50]*[.$B$15]+[.$B$1]" table:style-name="ce1">
            <text:p>124,0813879</text:p>
          </table:table-cell>
          <table:table-cell office:value-type="float" office:value="316.05131960318465" table:formula="of:=[.E50]*[.$B$15]+[.F50]*[.$B$16]+[.$B$2]" table:style-name="ce1">
            <text:p>316,0513196</text:p>
          </table:table-cell>
          <table:table-cell office:value-type="float" office:value="316.05131960318465" table:formula="of:=[.E50]*[.$B$15]+[.G50]*[.$B$16]+[.$B$2]" table:style-name="ce1">
            <text:p>316,051319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7" table:style-name="ce1">
            <text:p>-7</text:p>
          </table:table-cell>
          <table:table-cell office:value-type="float" office:value="70.018550389350921" table:formula="of:=SQRT( [.$B$12]*[.$B$12]*( 1 - ([.E51]*[.E51])/([.$B$10]*[.$B$10]) ) )" table:style-name="ce1">
            <text:p>70,01855039</text:p>
          </table:table-cell>
          <table:table-cell office:value-type="float" office:value="70.018550389350921" table:formula="of:=SQRT( ([.$B$12]*[.$B$12])/([.$B$10]*[.$B$10])*([.$B$10]*[.$B$10]-[.E51]*[.E51]) )" table:style-name="ce1">
            <text:p>70,01855039</text:p>
          </table:table-cell>
          <table:table-cell office:value-type="float" office:value="125.05225733431719" table:formula="of:=[.E51]*[.$B$16]-[.F51]*[.$B$15]+[.$B$1]" table:style-name="ce1">
            <text:p>125,0522573</text:p>
          </table:table-cell>
          <table:table-cell office:value-type="float" office:value="315.75699051113293" table:formula="of:=[.E51]*[.$B$15]+[.F51]*[.$B$16]+[.$B$2]" table:style-name="ce1">
            <text:p>315,7569905</text:p>
          </table:table-cell>
          <table:table-cell office:value-type="float" office:value="315.75699051113293" table:formula="of:=[.E51]*[.$B$15]+[.G51]*[.$B$16]+[.$B$2]" table:style-name="ce1">
            <text:p>315,756990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6" table:style-name="ce1">
            <text:p>-6</text:p>
          </table:table-cell>
          <table:table-cell office:value-type="float" office:value="70.166352965949741" table:formula="of:=SQRT( [.$B$12]*[.$B$12]*( 1 - ([.E52]*[.E52])/([.$B$10]*[.$B$10]) ) )" table:style-name="ce1">
            <text:p>70,16635297</text:p>
          </table:table-cell>
          <table:table-cell office:value-type="float" office:value="70.166352965949741" table:formula="of:=SQRT( ([.$B$12]*[.$B$12])/([.$B$10]*[.$B$10])*([.$B$10]*[.$B$10]-[.E52]*[.E52]) )" table:style-name="ce1">
            <text:p>70,16635297</text:p>
          </table:table-cell>
          <table:table-cell office:value-type="float" office:value="126.01278384702202" table:formula="of:=[.E52]*[.$B$16]-[.F52]*[.$B$15]+[.$B$1]" table:style-name="ce1">
            <text:p>126,0127838</text:p>
          </table:table-cell>
          <table:table-cell office:value-type="float" office:value="315.44197555904282" table:formula="of:=[.E52]*[.$B$15]+[.F52]*[.$B$16]+[.$B$2]" table:style-name="ce1">
            <text:p>315,4419756</text:p>
          </table:table-cell>
          <table:table-cell office:value-type="float" office:value="315.44197555904282" table:formula="of:=[.E52]*[.$B$15]+[.G52]*[.$B$16]+[.$B$2]" table:style-name="ce1">
            <text:p>315,441975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5" table:style-name="ce1">
            <text:p>-5</text:p>
          </table:table-cell>
          <table:table-cell office:value-type="float" office:value="70.291173939947299" table:formula="of:=SQRT( [.$B$12]*[.$B$12]*( 1 - ([.E53]*[.E53])/([.$B$10]*[.$B$10]) ) )" table:style-name="ce1">
            <text:p>70,29117394</text:p>
          </table:table-cell>
          <table:table-cell office:value-type="float" office:value="70.291173939947299" table:formula="of:=SQRT( ([.$B$12]*[.$B$12])/([.$B$10]*[.$B$10])*([.$B$10]*[.$B$10]-[.E53]*[.E53]) )" table:style-name="ce1">
            <text:p>70,29117394</text:p>
          </table:table-cell>
          <table:table-cell office:value-type="float" office:value="126.9630326745972" table:formula="of:=[.E53]*[.$B$16]-[.F53]*[.$B$15]+[.$B$1]" table:style-name="ce1">
            <text:p>126,9630327</text:p>
          </table:table-cell>
          <table:table-cell office:value-type="float" office:value="315.10640523669332" table:formula="of:=[.E53]*[.$B$15]+[.F53]*[.$B$16]+[.$B$2]" table:style-name="ce1">
            <text:p>315,1064052</text:p>
          </table:table-cell>
          <table:table-cell office:value-type="float" office:value="315.10640523669332" table:formula="of:=[.E53]*[.$B$15]+[.G53]*[.$B$16]+[.$B$2]" table:style-name="ce1">
            <text:p>315,106405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4" table:style-name="ce1">
            <text:p>-4</text:p>
          </table:table-cell>
          <table:table-cell office:value-type="float" office:value="70.393135564251722" table:formula="of:=SQRT( [.$B$12]*[.$B$12]*( 1 - ([.E54]*[.E54])/([.$B$10]*[.$B$10]) ) )" table:style-name="ce1">
            <text:p>70,39313556</text:p>
          </table:table-cell>
          <table:table-cell office:value-type="float" office:value="70.393135564251722" table:formula="of:=SQRT( ([.$B$12]*[.$B$12])/([.$B$10]*[.$B$10])*([.$B$10]*[.$B$10]-[.E54]*[.E54]) )" table:style-name="ce1">
            <text:p>70,39313556</text:p>
          </table:table-cell>
          <table:table-cell office:value-type="float" office:value="127.90305849020531" table:formula="of:=[.E54]*[.$B$16]-[.F54]*[.$B$15]+[.$B$1]" table:style-name="ce1">
            <text:p>127,9030585</text:p>
          </table:table-cell>
          <table:table-cell office:value-type="float" office:value="314.75038889040979" table:formula="of:=[.E54]*[.$B$15]+[.F54]*[.$B$16]+[.$B$2]" table:style-name="ce1">
            <text:p>314,7503889</text:p>
          </table:table-cell>
          <table:table-cell office:value-type="float" office:value="314.75038889040979" table:formula="of:=[.E54]*[.$B$15]+[.G54]*[.$B$16]+[.$B$2]" table:style-name="ce1">
            <text:p>314,750388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3" table:style-name="ce1">
            <text:p>-3</text:p>
          </table:table-cell>
          <table:table-cell office:value-type="float" office:value="70.472337059840925" table:formula="of:=SQRT( [.$B$12]*[.$B$12]*( 1 - ([.E55]*[.E55])/([.$B$10]*[.$B$10]) ) )" table:style-name="ce1">
            <text:p>70,47233706</text:p>
          </table:table-cell>
          <table:table-cell office:value-type="float" office:value="70.472337059840925" table:formula="of:=SQRT( ([.$B$12]*[.$B$12])/([.$B$10]*[.$B$10])*([.$B$10]*[.$B$10]-[.E55]*[.E55]) )" table:style-name="ce1">
            <text:p>70,47233706</text:p>
          </table:table-cell>
          <table:table-cell office:value-type="float" office:value="128.83290566681666" table:formula="of:=[.E55]*[.$B$16]-[.F55]*[.$B$15]+[.$B$1]" table:style-name="ce1">
            <text:p>128,8329057</text:p>
          </table:table-cell>
          <table:table-cell office:value-type="float" office:value="314.37401526613269" table:formula="of:=[.E55]*[.$B$15]+[.F55]*[.$B$16]+[.$B$2]" table:style-name="ce1">
            <text:p>314,3740153</text:p>
          </table:table-cell>
          <table:table-cell office:value-type="float" office:value="314.37401526613269" table:formula="of:=[.E55]*[.$B$15]+[.G55]*[.$B$16]+[.$B$2]" table:style-name="ce1">
            <text:p>314,374015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2" table:style-name="ce1">
            <text:p>-2</text:p>
          </table:table-cell>
          <table:table-cell office:value-type="float" office:value="70.528855103298298" table:formula="of:=SQRT( [.$B$12]*[.$B$12]*( 1 - ([.E56]*[.E56])/([.$B$10]*[.$B$10]) ) )" table:style-name="ce1">
            <text:p>70,5288551</text:p>
          </table:table-cell>
          <table:table-cell office:value-type="float" office:value="70.528855103298298" table:formula="of:=SQRT( ([.$B$12]*[.$B$12])/([.$B$10]*[.$B$10])*([.$B$10]*[.$B$10]-[.E56]*[.E56]) )" table:style-name="ce1">
            <text:p>70,5288551</text:p>
          </table:table-cell>
          <table:table-cell office:value-type="float" office:value="129.75260849524176" table:formula="of:=[.E56]*[.$B$16]-[.F56]*[.$B$15]+[.$B$1]" table:style-name="ce1">
            <text:p>129,7526085</text:p>
          </table:table-cell>
          <table:table-cell office:value-type="float" office:value="313.97735294548306" table:formula="of:=[.E56]*[.$B$15]+[.F56]*[.$B$16]+[.$B$2]" table:style-name="ce1">
            <text:p>313,9773529</text:p>
          </table:table-cell>
          <table:table-cell office:value-type="float" office:value="313.97735294548306" table:formula="of:=[.E56]*[.$B$15]+[.G56]*[.$B$16]+[.$B$2]" table:style-name="ce1">
            <text:p>313,977352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-1" table:style-name="ce1">
            <text:p>-1</text:p>
          </table:table-cell>
          <table:table-cell office:value-type="float" office:value="70.562744200362403" table:formula="of:=SQRT( [.$B$12]*[.$B$12]*( 1 - ([.E57]*[.E57])/([.$B$10]*[.$B$10]) ) )" table:style-name="ce1">
            <text:p>70,5627442</text:p>
          </table:table-cell>
          <table:table-cell office:value-type="float" office:value="70.562744200362403" table:formula="of:=SQRT( ([.$B$12]*[.$B$12])/([.$B$10]*[.$B$10])*([.$B$10]*[.$B$10]-[.E57]*[.E57]) )" table:style-name="ce1">
            <text:p>70,5627442</text:p>
          </table:table-cell>
          <table:table-cell office:value-type="float" office:value="130.66219135118797" table:formula="of:=[.E57]*[.$B$16]-[.F57]*[.$B$15]+[.$B$1]" table:style-name="ce1">
            <text:p>130,6621914</text:p>
          </table:table-cell>
          <table:table-cell office:value-type="float" office:value="313.56045067987571" table:formula="of:=[.E57]*[.$B$15]+[.F57]*[.$B$16]+[.$B$2]" table:style-name="ce1">
            <text:p>313,5604507</text:p>
          </table:table-cell>
          <table:table-cell office:value-type="float" office:value="313.56045067987571" table:formula="of:=[.E57]*[.$B$15]+[.G57]*[.$B$16]+[.$B$2]" table:style-name="ce1">
            <text:p>313,560450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office:value-type="float" office:value="70.574036949766608" table:formula="of:=SQRT( [.$B$12]*[.$B$12]*( 1 - ([.E58]*[.E58])/([.$B$10]*[.$B$10]) ) )" table:style-name="ce1">
            <text:p>70,57403695</text:p>
          </table:table-cell>
          <table:table-cell office:value-type="float" office:value="70.574036949766608" table:formula="of:=SQRT( ([.$B$12]*[.$B$12])/([.$B$10]*[.$B$10])*([.$B$10]*[.$B$10]-[.E58]*[.E58]) )" table:style-name="ce1">
            <text:p>70,57403695</text:p>
          </table:table-cell>
          <table:table-cell office:value-type="float" office:value="131.561668813252" table:formula="of:=[.E58]*[.$B$16]-[.F58]*[.$B$15]+[.$B$1]" table:style-name="ce1">
            <text:p>131,5616688</text:p>
          </table:table-cell>
          <table:table-cell office:value-type="float" office:value="313.123337626504" table:formula="of:=[.E58]*[.$B$15]+[.F58]*[.$B$16]+[.$B$2]" table:style-name="ce1">
            <text:p>313,1233376</text:p>
          </table:table-cell>
          <table:table-cell office:value-type="float" office:value="313.123337626504" table:formula="of:=[.E58]*[.$B$15]+[.G58]*[.$B$16]+[.$B$2]" table:style-name="ce1">
            <text:p>313,123337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float" office:value="70.562744200362403" table:formula="of:=SQRT( [.$B$12]*[.$B$12]*( 1 - ([.E59]*[.E59])/([.$B$10]*[.$B$10]) ) )" table:style-name="ce1">
            <text:p>70,5627442</text:p>
          </table:table-cell>
          <table:table-cell office:value-type="float" office:value="70.562744200362403" table:formula="of:=SQRT( ([.$B$12]*[.$B$12])/([.$B$10]*[.$B$10])*([.$B$10]*[.$B$10]-[.E59]*[.E59]) )" table:style-name="ce1">
            <text:p>70,5627442</text:p>
          </table:table-cell>
          <table:table-cell office:value-type="float" office:value="132.45104573318778" table:formula="of:=[.E59]*[.$B$16]-[.F59]*[.$B$15]+[.$B$1]" table:style-name="ce1">
            <text:p>132,4510457</text:p>
          </table:table-cell>
          <table:table-cell office:value-type="float" office:value="312.66602348887579" table:formula="of:=[.E59]*[.$B$15]+[.F59]*[.$B$16]+[.$B$2]" table:style-name="ce1">
            <text:p>312,6660235</text:p>
          </table:table-cell>
          <table:table-cell office:value-type="float" office:value="312.66602348887579" table:formula="of:=[.E59]*[.$B$15]+[.G59]*[.$B$16]+[.$B$2]" table:style-name="ce1">
            <text:p>312,666023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float" office:value="70.528855103298298" table:formula="of:=SQRT( [.$B$12]*[.$B$12]*( 1 - ([.E60]*[.E60])/([.$B$10]*[.$B$10]) ) )" table:style-name="ce1">
            <text:p>70,5288551</text:p>
          </table:table-cell>
          <table:table-cell office:value-type="float" office:value="70.528855103298298" table:formula="of:=SQRT( ([.$B$12]*[.$B$12])/([.$B$10]*[.$B$10])*([.$B$10]*[.$B$10]-[.E60]*[.E60]) )" table:style-name="ce1">
            <text:p>70,5288551</text:p>
          </table:table-cell>
          <table:table-cell office:value-type="float" office:value="133.33031725924141" table:formula="of:=[.E60]*[.$B$16]-[.F60]*[.$B$15]+[.$B$1]" table:style-name="ce1">
            <text:p>133,3303173</text:p>
          </table:table-cell>
          <table:table-cell office:value-type="float" office:value="312.18849856348328" table:formula="of:=[.E60]*[.$B$15]+[.F60]*[.$B$16]+[.$B$2]" table:style-name="ce1">
            <text:p>312,1884986</text:p>
          </table:table-cell>
          <table:table-cell office:value-type="float" office:value="312.18849856348328" table:formula="of:=[.E60]*[.$B$15]+[.G60]*[.$B$16]+[.$B$2]" table:style-name="ce1">
            <text:p>312,188498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float" office:value="70.472337059840925" table:formula="of:=SQRT( [.$B$12]*[.$B$12]*( 1 - ([.E61]*[.E61])/([.$B$10]*[.$B$10]) ) )" table:style-name="ce1">
            <text:p>70,47233706</text:p>
          </table:table-cell>
          <table:table-cell office:value-type="float" office:value="70.472337059840925" table:formula="of:=SQRT( ([.$B$12]*[.$B$12])/([.$B$10]*[.$B$10])*([.$B$10]*[.$B$10]-[.E61]*[.E61]) )" table:style-name="ce1">
            <text:p>70,47233706</text:p>
          </table:table-cell>
          <table:table-cell office:value-type="float" office:value="134.19946881281615" table:formula="of:=[.E61]*[.$B$16]-[.F61]*[.$B$15]+[.$B$1]" table:style-name="ce1">
            <text:p>134,1994688</text:p>
          </table:table-cell>
          <table:table-cell office:value-type="float" office:value="311.69073369313293" table:formula="of:=[.E61]*[.$B$15]+[.F61]*[.$B$16]+[.$B$2]" table:style-name="ce1">
            <text:p>311,6907337</text:p>
          </table:table-cell>
          <table:table-cell office:value-type="float" office:value="311.69073369313293" table:formula="of:=[.E61]*[.$B$15]+[.G61]*[.$B$16]+[.$B$2]" table:style-name="ce1">
            <text:p>311,690733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float" office:value="70.393135564251722" table:formula="of:=SQRT( [.$B$12]*[.$B$12]*( 1 - ([.E62]*[.E62])/([.$B$10]*[.$B$10]) ) )" table:style-name="ce1">
            <text:p>70,39313556</text:p>
          </table:table-cell>
          <table:table-cell office:value-type="float" office:value="70.393135564251722" table:formula="of:=SQRT( ([.$B$12]*[.$B$12])/([.$B$10]*[.$B$10])*([.$B$10]*[.$B$10]-[.E62]*[.E62]) )" table:style-name="ce1">
            <text:p>70,39313556</text:p>
          </table:table-cell>
          <table:table-cell office:value-type="float" office:value="135.05847601820463" table:formula="of:=[.E62]*[.$B$16]-[.F62]*[.$B$15]+[.$B$1]" table:style-name="ce1">
            <text:p>135,058476</text:p>
          </table:table-cell>
          <table:table-cell office:value-type="float" office:value="311.17268012641011" table:formula="of:=[.E62]*[.$B$15]+[.F62]*[.$B$16]+[.$B$2]" table:style-name="ce1">
            <text:p>311,1726801</text:p>
          </table:table-cell>
          <table:table-cell office:value-type="float" office:value="311.17268012641011" table:formula="of:=[.E62]*[.$B$15]+[.G62]*[.$B$16]+[.$B$2]" table:style-name="ce1">
            <text:p>311,172680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office:value-type="float" office:value="70.291173939947299" table:formula="of:=SQRT( [.$B$12]*[.$B$12]*( 1 - ([.E63]*[.E63])/([.$B$10]*[.$B$10]) ) )" table:style-name="ce1">
            <text:p>70,29117394</text:p>
          </table:table-cell>
          <table:table-cell office:value-type="float" office:value="70.291173939947299" table:formula="of:=SQRT( ([.$B$12]*[.$B$12])/([.$B$10]*[.$B$10])*([.$B$10]*[.$B$10]-[.E63]*[.E63]) )" table:style-name="ce1">
            <text:p>70,29117394</text:p>
          </table:table-cell>
          <table:table-cell office:value-type="float" office:value="135.90730458459635" table:formula="of:=[.E63]*[.$B$16]-[.F63]*[.$B$15]+[.$B$1]" table:style-name="ce1">
            <text:p>135,9073046</text:p>
          </table:table-cell>
          <table:table-cell office:value-type="float" office:value="310.63426928169378" table:formula="of:=[.E63]*[.$B$15]+[.F63]*[.$B$16]+[.$B$2]" table:style-name="ce1">
            <text:p>310,6342693</text:p>
          </table:table-cell>
          <table:table-cell office:value-type="float" office:value="310.63426928169378" table:formula="of:=[.E63]*[.$B$15]+[.G63]*[.$B$16]+[.$B$2]" table:style-name="ce1">
            <text:p>310,634269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6" table:style-name="ce1">
            <text:p>6</text:p>
          </table:table-cell>
          <table:table-cell office:value-type="float" office:value="70.166352965949741" table:formula="of:=SQRT( [.$B$12]*[.$B$12]*( 1 - ([.E64]*[.E64])/([.$B$10]*[.$B$10]) ) )" table:style-name="ce1">
            <text:p>70,16635297</text:p>
          </table:table-cell>
          <table:table-cell office:value-type="float" office:value="70.166352965949741" table:formula="of:=SQRT( ([.$B$12]*[.$B$12])/([.$B$10]*[.$B$10])*([.$B$10]*[.$B$10]-[.E64]*[.E64]) )" table:style-name="ce1">
            <text:p>70,16635297</text:p>
          </table:table-cell>
          <table:table-cell office:value-type="float" office:value="136.74591013902102" table:formula="of:=[.E64]*[.$B$16]-[.F64]*[.$B$15]+[.$B$1]" table:style-name="ce1">
            <text:p>136,7459101</text:p>
          </table:table-cell>
          <table:table-cell office:value-type="float" office:value="310.0754124130433" table:formula="of:=[.E64]*[.$B$15]+[.F64]*[.$B$16]+[.$B$2]" table:style-name="ce1">
            <text:p>310,0754124</text:p>
          </table:table-cell>
          <table:table-cell office:value-type="float" office:value="310.0754124130433" table:formula="of:=[.E64]*[.$B$15]+[.G64]*[.$B$16]+[.$B$2]" table:style-name="ce1">
            <text:p>310,075412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office:value-type="float" office:value="70.018550389350921" table:formula="of:=SQRT( [.$B$12]*[.$B$12]*( 1 - ([.E65]*[.E65])/([.$B$10]*[.$B$10]) ) )" table:style-name="ce1">
            <text:p>70,01855039</text:p>
          </table:table-cell>
          <table:table-cell office:value-type="float" office:value="70.018550389350921" table:formula="of:=SQRT( ([.$B$12]*[.$B$12])/([.$B$10]*[.$B$10])*([.$B$10]*[.$B$10]-[.E65]*[.E65]) )" table:style-name="ce1">
            <text:p>70,01855039</text:p>
          </table:table-cell>
          <table:table-cell office:value-type="float" office:value="137.574238008316" table:formula="of:=[.E65]*[.$B$16]-[.F65]*[.$B$15]+[.$B$1]" table:style-name="ce1">
            <text:p>137,574238</text:p>
          </table:table-cell>
          <table:table-cell office:value-type="float" office:value="309.49600017413348" table:formula="of:=[.E65]*[.$B$15]+[.F65]*[.$B$16]+[.$B$2]" table:style-name="ce1">
            <text:p>309,4960002</text:p>
          </table:table-cell>
          <table:table-cell office:value-type="float" office:value="309.49600017413348" table:formula="of:=[.E65]*[.$B$15]+[.G65]*[.$B$16]+[.$B$2]" table:style-name="ce1">
            <text:p>309,496000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office:value-type="float" office:value="69.84762031814266" table:formula="of:=SQRT( [.$B$12]*[.$B$12]*( 1 - ([.E66]*[.E66])/([.$B$10]*[.$B$10]) ) )" table:style-name="ce1">
            <text:p>69,84762032</text:p>
          </table:table-cell>
          <table:table-cell office:value-type="float" office:value="69.84762031814266" table:formula="of:=SQRT( ([.$B$12]*[.$B$12])/([.$B$10]*[.$B$10])*([.$B$10]*[.$B$10]-[.E66]*[.E66]) )" table:style-name="ce1">
            <text:p>69,84762032</text:p>
          </table:table-cell>
          <table:table-cell office:value-type="float" office:value="138.39222294759182" table:formula="of:=[.E66]*[.$B$16]-[.F66]*[.$B$15]+[.$B$1]" table:style-name="ce1">
            <text:p>138,3922229</text:p>
          </table:table-cell>
          <table:table-cell office:value-type="float" office:value="308.89590207518529" table:formula="of:=[.E66]*[.$B$15]+[.F66]*[.$B$16]+[.$B$2]" table:style-name="ce1">
            <text:p>308,8959021</text:p>
          </table:table-cell>
          <table:table-cell office:value-type="float" office:value="308.89590207518529" table:formula="of:=[.E66]*[.$B$15]+[.G66]*[.$B$16]+[.$B$2]" table:style-name="ce1">
            <text:p>308,895902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9" table:style-name="ce1">
            <text:p>9</text:p>
          </table:table-cell>
          <table:table-cell office:value-type="float" office:value="69.653392487274232" table:formula="of:=SQRT( [.$B$12]*[.$B$12]*( 1 - ([.E67]*[.E67])/([.$B$10]*[.$B$10]) ) )" table:style-name="ce1">
            <text:p>69,65339249</text:p>
          </table:table-cell>
          <table:table-cell office:value-type="float" office:value="69.653392487274232" table:formula="of:=SQRT( ([.$B$12]*[.$B$12])/([.$B$10]*[.$B$10])*([.$B$10]*[.$B$10]-[.E67]*[.E67]) )" table:style-name="ce1">
            <text:p>69,65339249</text:p>
          </table:table-cell>
          <table:table-cell office:value-type="float" office:value="139.19978881200291" table:formula="of:=[.E67]*[.$B$16]-[.F67]*[.$B$15]+[.$B$1]" table:style-name="ce1">
            <text:p>139,1997888</text:p>
          </table:table-cell>
          <table:table-cell office:value-type="float" office:value="308.2749658265077" table:formula="of:=[.E67]*[.$B$15]+[.F67]*[.$B$16]+[.$B$2]" table:style-name="ce1">
            <text:p>308,2749658</text:p>
          </table:table-cell>
          <table:table-cell office:value-type="float" office:value="308.2749658265077" table:formula="of:=[.E67]*[.$B$15]+[.G67]*[.$B$16]+[.$B$2]" table:style-name="ce1">
            <text:p>308,274965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float" office:value="69.435671389154422" table:formula="of:=SQRT( [.$B$12]*[.$B$12]*( 1 - ([.E68]*[.E68])/([.$B$10]*[.$B$10]) ) )" table:style-name="ce1">
            <text:p>69,43567139</text:p>
          </table:table-cell>
          <table:table-cell office:value-type="float" office:value="69.435671389154422" table:formula="of:=SQRT( ([.$B$12]*[.$B$12])/([.$B$10]*[.$B$10])*([.$B$10]*[.$B$10]-[.E68]*[.E68]) )" table:style-name="ce1">
            <text:p>69,43567139</text:p>
          </table:table-cell>
          <table:table-cell office:value-type="float" office:value="139.99684816789647" table:formula="of:=[.E68]*[.$B$16]-[.F68]*[.$B$15]+[.$B$1]" table:style-name="ce1">
            <text:p>139,9968482</text:p>
          </table:table-cell>
          <table:table-cell office:value-type="float" office:value="307.63301656079506" table:formula="of:=[.E68]*[.$B$15]+[.F68]*[.$B$16]+[.$B$2]" table:style-name="ce1">
            <text:p>307,6330166</text:p>
          </table:table-cell>
          <table:table-cell office:value-type="float" office:value="307.63301656079506" table:formula="of:=[.E68]*[.$B$15]+[.G68]*[.$B$16]+[.$B$2]" table:style-name="ce1">
            <text:p>307,633016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1" table:style-name="ce1">
            <text:p>11</text:p>
          </table:table-cell>
          <table:table-cell office:value-type="float" office:value="69.194235257978804" table:formula="of:=SQRT( [.$B$12]*[.$B$12]*( 1 - ([.E69]*[.E69])/([.$B$10]*[.$B$10]) ) )" table:style-name="ce1">
            <text:p>69,19423526</text:p>
          </table:table-cell>
          <table:table-cell office:value-type="float" office:value="69.194235257978804" table:formula="of:=SQRT( ([.$B$12]*[.$B$12])/([.$B$10]*[.$B$10])*([.$B$10]*[.$B$10]-[.E69]*[.E69]) )" table:style-name="ce1">
            <text:p>69,19423526</text:p>
          </table:table-cell>
          <table:table-cell office:value-type="float" office:value="140.78330183858975" table:formula="of:=[.E69]*[.$B$16]-[.F69]*[.$B$15]+[.$B$1]" table:style-name="ce1">
            <text:p>140,7833018</text:p>
          </table:table-cell>
          <table:table-cell office:value-type="float" office:value="306.96985592468178" table:formula="of:=[.E69]*[.$B$15]+[.F69]*[.$B$16]+[.$B$2]" table:style-name="ce1">
            <text:p>306,9698559</text:p>
          </table:table-cell>
          <table:table-cell office:value-type="float" office:value="306.96985592468178" table:formula="of:=[.E69]*[.$B$15]+[.G69]*[.$B$16]+[.$B$2]" table:style-name="ce1">
            <text:p>306,969855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2" table:style-name="ce1">
            <text:p>12</text:p>
          </table:table-cell>
          <table:table-cell office:value-type="float" office:value="68.928834895186711" table:formula="of:=SQRT( [.$B$12]*[.$B$12]*( 1 - ([.E70]*[.E70])/([.$B$10]*[.$B$10]) ) )" table:style-name="ce1">
            <text:p>68,9288349</text:p>
          </table:table-cell>
          <table:table-cell office:value-type="float" office:value="68.928834895186711" table:formula="of:=SQRT( ([.$B$12]*[.$B$12])/([.$B$10]*[.$B$10])*([.$B$10]*[.$B$10]-[.E70]*[.E70]) )" table:style-name="ce1">
            <text:p>68,9288349</text:p>
          </table:table-cell>
          <table:table-cell office:value-type="float" office:value="141.55903837909841" table:formula="of:=[.E70]*[.$B$16]-[.F70]*[.$B$15]+[.$B$1]" table:style-name="ce1">
            <text:p>141,5590384</text:p>
          </table:table-cell>
          <table:table-cell office:value-type="float" office:value="306.28526102819933" table:formula="of:=[.E70]*[.$B$15]+[.F70]*[.$B$16]+[.$B$2]" table:style-name="ce1">
            <text:p>306,285261</text:p>
          </table:table-cell>
          <table:table-cell office:value-type="float" office:value="306.28526102819933" table:formula="of:=[.E70]*[.$B$15]+[.G70]*[.$B$16]+[.$B$2]" table:style-name="ce1">
            <text:p>306,28526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3" table:style-name="ce1">
            <text:p>13</text:p>
          </table:table-cell>
          <table:table-cell office:value-type="float" office:value="68.639192320982417" table:formula="of:=SQRT( [.$B$12]*[.$B$12]*( 1 - ([.E71]*[.E71])/([.$B$10]*[.$B$10]) ) )" table:style-name="ce1">
            <text:p>68,63919232</text:p>
          </table:table-cell>
          <table:table-cell office:value-type="float" office:value="68.639192320982417" table:formula="of:=SQRT( ([.$B$12]*[.$B$12])/([.$B$10]*[.$B$10])*([.$B$10]*[.$B$10]-[.E71]*[.E71]) )" table:style-name="ce1">
            <text:p>68,63919232</text:p>
          </table:table-cell>
          <table:table-cell office:value-type="float" office:value="142.32393347307857" table:formula="of:=[.E71]*[.$B$16]-[.F71]*[.$B$15]+[.$B$1]" table:style-name="ce1">
            <text:p>142,3239335</text:p>
          </table:table-cell>
          <table:table-cell office:value-type="float" office:value="305.57898323865982" table:formula="of:=[.E71]*[.$B$15]+[.F71]*[.$B$16]+[.$B$2]" table:style-name="ce1">
            <text:p>305,5789832</text:p>
          </table:table-cell>
          <table:table-cell office:value-type="float" office:value="305.57898323865982" table:formula="of:=[.E71]*[.$B$15]+[.G71]*[.$B$16]+[.$B$2]" table:style-name="ce1">
            <text:p>305,578983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4" table:style-name="ce1">
            <text:p>14</text:p>
          </table:table-cell>
          <table:table-cell office:value-type="float" office:value="68.324999234125343" table:formula="of:=SQRT( [.$B$12]*[.$B$12]*( 1 - ([.E72]*[.E72])/([.$B$10]*[.$B$10]) ) )" table:style-name="ce1">
            <text:p>68,32499923</text:p>
          </table:table-cell>
          <table:table-cell office:value-type="float" office:value="68.324999234125343" table:formula="of:=SQRT( ([.$B$12]*[.$B$12])/([.$B$10]*[.$B$10])*([.$B$10]*[.$B$10]-[.E72]*[.E72]) )" table:style-name="ce1">
            <text:p>68,32499923</text:p>
          </table:table-cell>
          <table:table-cell office:value-type="float" office:value="143.07784924402389" table:formula="of:=[.E72]*[.$B$16]-[.F72]*[.$B$15]+[.$B$1]" table:style-name="ce1">
            <text:p>143,0778492</text:p>
          </table:table-cell>
          <table:table-cell office:value-type="float" office:value="304.8507468030507" table:formula="of:=[.E72]*[.$B$15]+[.F72]*[.$B$16]+[.$B$2]" table:style-name="ce1">
            <text:p>304,8507468</text:p>
          </table:table-cell>
          <table:table-cell office:value-type="float" office:value="304.8507468030507" table:formula="of:=[.E72]*[.$B$15]+[.G72]*[.$B$16]+[.$B$2]" table:style-name="ce1">
            <text:p>304,850746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5" table:style-name="ce1">
            <text:p>15</text:p>
          </table:table-cell>
          <table:table-cell office:value-type="float" office:value="67.985915259023741" table:formula="of:=SQRT( [.$B$12]*[.$B$12]*( 1 - ([.E73]*[.E73])/([.$B$10]*[.$B$10]) ) )" table:style-name="ce1">
            <text:p>67,98591526</text:p>
          </table:table-cell>
          <table:table-cell office:value-type="float" office:value="67.985915259023741" table:formula="of:=SQRT( ([.$B$12]*[.$B$12])/([.$B$10]*[.$B$10])*([.$B$10]*[.$B$10]-[.E73]*[.E73]) )" table:style-name="ce1">
            <text:p>67,98591526</text:p>
          </table:table-cell>
          <table:table-cell office:value-type="float" office:value="143.82063347134221" table:formula="of:=[.E73]*[.$B$16]-[.F73]*[.$B$15]+[.$B$1]" table:style-name="ce1">
            <text:p>143,8206335</text:p>
          </table:table-cell>
          <table:table-cell office:value-type="float" office:value="304.10024728018755" table:formula="of:=[.E73]*[.$B$15]+[.F73]*[.$B$16]+[.$B$2]" table:style-name="ce1">
            <text:p>304,1002473</text:p>
          </table:table-cell>
          <table:table-cell office:value-type="float" office:value="304.10024728018755" table:formula="of:=[.E73]*[.$B$15]+[.G73]*[.$B$16]+[.$B$2]" table:style-name="ce1">
            <text:p>304,100247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6" table:style-name="ce1">
            <text:p>16</text:p>
          </table:table-cell>
          <table:table-cell office:value-type="float" office:value="67.621565955459786" table:formula="of:=SQRT( [.$B$12]*[.$B$12]*( 1 - ([.E74]*[.E74])/([.$B$10]*[.$B$10]) ) )" table:style-name="ce1">
            <text:p>67,62156596</text:p>
          </table:table-cell>
          <table:table-cell office:value-type="float" office:value="67.621565955459786" table:formula="of:=SQRT( ([.$B$12]*[.$B$12])/([.$B$10]*[.$B$10])*([.$B$10]*[.$B$10]-[.E74]*[.E74]) )" table:style-name="ce1">
            <text:p>67,62156596</text:p>
          </table:table-cell>
          <table:table-cell office:value-type="float" office:value="144.55211870027739" table:formula="of:=[.E74]*[.$B$16]-[.F74]*[.$B$15]+[.$B$1]" table:style-name="ce1">
            <text:p>144,5521187</text:p>
          </table:table-cell>
          <table:table-cell office:value-type="float" office:value="303.32714976055809" table:formula="of:=[.E74]*[.$B$15]+[.F74]*[.$B$16]+[.$B$2]" table:style-name="ce1">
            <text:p>303,3271498</text:p>
          </table:table-cell>
          <table:table-cell office:value-type="float" office:value="303.32714976055809" table:formula="of:=[.E74]*[.$B$15]+[.G74]*[.$B$16]+[.$B$2]" table:style-name="ce1">
            <text:p>303,327149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7" table:style-name="ce1">
            <text:p>17</text:p>
          </table:table-cell>
          <table:table-cell office:value-type="float" office:value="67.231540561908517" table:formula="of:=SQRT( [.$B$12]*[.$B$12]*( 1 - ([.E75]*[.E75])/([.$B$10]*[.$B$10]) ) )" table:style-name="ce1">
            <text:p>67,23154056</text:p>
          </table:table-cell>
          <table:table-cell office:value-type="float" office:value="67.231540561908517" table:formula="of:=SQRT( ([.$B$12]*[.$B$12])/([.$B$10]*[.$B$10])*([.$B$10]*[.$B$10]-[.E75]*[.E75]) )" table:style-name="ce1">
            <text:p>67,23154056</text:p>
          </table:table-cell>
          <table:table-cell office:value-type="float" office:value="145.27212123269095" table:formula="of:=[.E75]*[.$B$16]-[.F75]*[.$B$15]+[.$B$1]" table:style-name="ce1">
            <text:p>145,2721212</text:p>
          </table:table-cell>
          <table:table-cell office:value-type="float" office:value="302.53108684788543" table:formula="of:=[.E75]*[.$B$15]+[.F75]*[.$B$16]+[.$B$2]" table:style-name="ce1">
            <text:p>302,5310868</text:p>
          </table:table-cell>
          <table:table-cell office:value-type="float" office:value="302.53108684788543" table:formula="of:=[.E75]*[.$B$15]+[.G75]*[.$B$16]+[.$B$2]" table:style-name="ce1">
            <text:p>302,531086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8" table:style-name="ce1">
            <text:p>18</text:p>
          </table:table-cell>
          <table:table-cell office:value-type="float" office:value="66.815389438242562" table:formula="of:=SQRT( [.$B$12]*[.$B$12]*( 1 - ([.E76]*[.E76])/([.$B$10]*[.$B$10]) ) )" table:style-name="ce1">
            <text:p>66,81538944</text:p>
          </table:table-cell>
          <table:table-cell office:value-type="float" office:value="66.815389438242562" table:formula="of:=SQRT( ([.$B$12]*[.$B$12])/([.$B$10]*[.$B$10])*([.$B$10]*[.$B$10]-[.E76]*[.E76]) )" table:style-name="ce1">
            <text:p>66,81538944</text:p>
          </table:table-cell>
          <table:table-cell office:value-type="float" office:value="145.98043998340486" table:formula="of:=[.E76]*[.$B$16]-[.F76]*[.$B$15]+[.$B$1]" table:style-name="ce1">
            <text:p>145,98044</text:p>
          </table:table-cell>
          <table:table-cell office:value-type="float" office:value="301.71165637181349" table:formula="of:=[.E76]*[.$B$15]+[.F76]*[.$B$16]+[.$B$2]" table:style-name="ce1">
            <text:p>301,7116564</text:p>
          </table:table-cell>
          <table:table-cell office:value-type="float" office:value="301.71165637181349" table:formula="of:=[.E76]*[.$B$15]+[.G76]*[.$B$16]+[.$B$2]" table:style-name="ce1">
            <text:p>301,711656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19" table:style-name="ce1">
            <text:p>19</text:p>
          </table:table-cell>
          <table:table-cell office:value-type="float" office:value="66.372621167451214" table:formula="of:=SQRT( [.$B$12]*[.$B$12]*( 1 - ([.E77]*[.E77])/([.$B$10]*[.$B$10]) ) )" table:style-name="ce1">
            <text:p>66,37262117</text:p>
          </table:table-cell>
          <table:table-cell office:value-type="float" office:value="66.372621167451214" table:formula="of:=SQRT( ([.$B$12]*[.$B$12])/([.$B$10]*[.$B$10])*([.$B$10]*[.$B$10]-[.E77]*[.E77]) )" table:style-name="ce1">
            <text:p>66,37262117</text:p>
          </table:table-cell>
          <table:table-cell office:value-type="float" office:value="146.67685518405088" table:formula="of:=[.E77]*[.$B$16]-[.F77]*[.$B$15]+[.$B$1]" table:style-name="ce1">
            <text:p>146,6768552</text:p>
          </table:table-cell>
          <table:table-cell office:value-type="float" office:value="300.86841879560575" table:formula="of:=[.E77]*[.$B$15]+[.F77]*[.$B$16]+[.$B$2]" table:style-name="ce1">
            <text:p>300,8684188</text:p>
          </table:table-cell>
          <table:table-cell office:value-type="float" office:value="300.86841879560575" table:formula="of:=[.E77]*[.$B$15]+[.G77]*[.$B$16]+[.$B$2]" table:style-name="ce1">
            <text:p>300,868418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0" table:style-name="ce1">
            <text:p>20</text:p>
          </table:table-cell>
          <table:table-cell office:value-type="float" office:value="65.902699268614811" table:formula="of:=SQRT( [.$B$12]*[.$B$12]*( 1 - ([.E78]*[.E78])/([.$B$10]*[.$B$10]) ) )" table:style-name="ce1">
            <text:p>65,90269927</text:p>
          </table:table-cell>
          <table:table-cell office:value-type="float" office:value="65.902699268614811" table:formula="of:=SQRT( ([.$B$12]*[.$B$12])/([.$B$10]*[.$B$10])*([.$B$10]*[.$B$10]-[.E78]*[.E78]) )" table:style-name="ce1">
            <text:p>65,90269927</text:p>
          </table:table-cell>
          <table:table-cell office:value-type="float" office:value="147.36112691306801" table:formula="of:=[.E78]*[.$B$16]-[.F78]*[.$B$15]+[.$B$1]" table:style-name="ce1">
            <text:p>147,3611269</text:p>
          </table:table-cell>
          <table:table-cell office:value-type="float" office:value="300.00089427614017" table:formula="of:=[.E78]*[.$B$15]+[.F78]*[.$B$16]+[.$B$2]" table:style-name="ce1">
            <text:p>300,0008943</text:p>
          </table:table-cell>
          <table:table-cell office:value-type="float" office:value="300.00089427614017" table:formula="of:=[.E78]*[.$B$15]+[.G78]*[.$B$16]+[.$B$2]" table:style-name="ce1">
            <text:p>300,00089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1" table:style-name="ce1">
            <text:p>21</text:p>
          </table:table-cell>
          <table:table-cell office:value-type="float" office:value="65.405038464467594" table:formula="of:=SQRT( [.$B$12]*[.$B$12]*( 1 - ([.E79]*[.E79])/([.$B$10]*[.$B$10]) ) )" table:style-name="ce1">
            <text:p>65,40503846</text:p>
          </table:table-cell>
          <table:table-cell office:value-type="float" office:value="65.405038464467594" table:formula="of:=SQRT( ([.$B$12]*[.$B$12])/([.$B$10]*[.$B$10])*([.$B$10]*[.$B$10]-[.E79]*[.E79]) )" table:style-name="ce1">
            <text:p>65,40503846</text:p>
          </table:table-cell>
          <table:table-cell office:value-type="float" office:value="148.03299342650584" table:formula="of:=[.E79]*[.$B$16]-[.F79]*[.$B$15]+[.$B$1]" table:style-name="ce1">
            <text:p>148,0329934</text:p>
          </table:table-cell>
          <table:table-cell office:value-type="float" office:value="299.10855932551607" table:formula="of:=[.E79]*[.$B$15]+[.F79]*[.$B$16]+[.$B$2]" table:style-name="ce1">
            <text:p>299,1085593</text:p>
          </table:table-cell>
          <table:table-cell office:value-type="float" office:value="299.10855932551607" table:formula="of:=[.E79]*[.$B$15]+[.G79]*[.$B$16]+[.$B$2]" table:style-name="ce1">
            <text:p>299,108559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2" table:style-name="ce1">
            <text:p>22</text:p>
          </table:table-cell>
          <table:table-cell office:value-type="float" office:value="64.879000436081014" table:formula="of:=SQRT( [.$B$12]*[.$B$12]*( 1 - ([.E80]*[.E80])/([.$B$10]*[.$B$10]) ) )" table:style-name="ce1">
            <text:p>64,87900044</text:p>
          </table:table-cell>
          <table:table-cell office:value-type="float" office:value="64.879000436081014" table:formula="of:=SQRT( ([.$B$12]*[.$B$12])/([.$B$10]*[.$B$10])*([.$B$10]*[.$B$10]-[.E80]*[.E80]) )" table:style-name="ce1">
            <text:p>64,87900044</text:p>
          </table:table-cell>
          <table:table-cell office:value-type="float" office:value="148.69216925946128" table:formula="of:=[.E80]*[.$B$16]-[.F80]*[.$B$15]+[.$B$1]" table:style-name="ce1">
            <text:p>148,6921693</text:p>
          </table:table-cell>
          <table:table-cell office:value-type="float" office:value="298.19084301392718" table:formula="of:=[.E80]*[.$B$15]+[.F80]*[.$B$16]+[.$B$2]" table:style-name="ce1">
            <text:p>298,190843</text:p>
          </table:table-cell>
          <table:table-cell office:value-type="float" office:value="298.19084301392718" table:formula="of:=[.E80]*[.$B$15]+[.G80]*[.$B$16]+[.$B$2]" table:style-name="ce1">
            <text:p>298,1908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3" table:style-name="ce1">
            <text:p>23</text:p>
          </table:table-cell>
          <table:table-cell office:value-type="float" office:value="64.323888984023867" table:formula="of:=SQRT( [.$B$12]*[.$B$12]*( 1 - ([.E81]*[.E81])/([.$B$10]*[.$B$10]) ) )" table:style-name="ce1">
            <text:p>64,32388898</text:p>
          </table:table-cell>
          <table:table-cell office:value-type="float" office:value="64.323888984023867" table:formula="of:=SQRT( ([.$B$12]*[.$B$12])/([.$B$10]*[.$B$10])*([.$B$10]*[.$B$10]-[.E81]*[.E81]) )" table:style-name="ce1">
            <text:p>64,32388898</text:p>
          </table:table-cell>
          <table:table-cell office:value-type="float" office:value="149.33834306208351" table:formula="of:=[.E81]*[.$B$16]-[.F81]*[.$B$15]+[.$B$1]" table:style-name="ce1">
            <text:p>149,3383431</text:p>
          </table:table-cell>
          <table:table-cell office:value-type="float" office:value="297.24712264167187" table:formula="of:=[.E81]*[.$B$15]+[.F81]*[.$B$16]+[.$B$2]" table:style-name="ce1">
            <text:p>297,2471226</text:p>
          </table:table-cell>
          <table:table-cell office:value-type="float" office:value="297.24712264167187" table:formula="of:=[.E81]*[.$B$15]+[.G81]*[.$B$16]+[.$B$2]" table:style-name="ce1">
            <text:p>297,247122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4" table:style-name="ce1">
            <text:p>24</text:p>
          </table:table-cell>
          <table:table-cell office:value-type="float" office:value="63.73894449918798" table:formula="of:=SQRT( [.$B$12]*[.$B$12]*( 1 - ([.E82]*[.E82])/([.$B$10]*[.$B$10]) ) )" table:style-name="ce1">
            <text:p>63,7389445</text:p>
          </table:table-cell>
          <table:table-cell office:value-type="float" office:value="63.738944499187987" table:formula="of:=SQRT( ([.$B$12]*[.$B$12])/([.$B$10]*[.$B$10])*([.$B$10]*[.$B$10]-[.E82]*[.E82]) )" table:style-name="ce1">
            <text:p>63,7389445</text:p>
          </table:table-cell>
          <table:table-cell office:value-type="float" office:value="149.9711751268521" table:formula="of:=[.E82]*[.$B$16]-[.F82]*[.$B$15]+[.$B$1]" table:style-name="ce1">
            <text:p>149,9711751</text:p>
          </table:table-cell>
          <table:table-cell office:value-type="float" office:value="296.27671879370928" table:formula="of:=[.E82]*[.$B$15]+[.F82]*[.$B$16]+[.$B$2]" table:style-name="ce1">
            <text:p>296,2767188</text:p>
          </table:table-cell>
          <table:table-cell office:value-type="float" office:value="296.27671879370928" table:formula="of:=[.E82]*[.$B$15]+[.G82]*[.$B$16]+[.$B$2]" table:style-name="ce1">
            <text:p>296,276718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5" table:style-name="ce1">
            <text:p>25</text:p>
          </table:table-cell>
          <table:table-cell office:value-type="float" office:value="63.123337626504018" table:formula="of:=SQRT( [.$B$12]*[.$B$12]*( 1 - ([.E83]*[.E83])/([.$B$10]*[.$B$10]) ) )" table:style-name="ce1">
            <text:p>63,12333763</text:p>
          </table:table-cell>
          <table:table-cell office:value-type="float" office:value="63.123337626504018" table:formula="of:=SQRT( ([.$B$12]*[.$B$12])/([.$B$10]*[.$B$10])*([.$B$10]*[.$B$10]-[.E83]*[.E83]) )" table:style-name="ce1">
            <text:p>63,12333763</text:p>
          </table:table-cell>
          <table:table-cell office:value-type="float" office:value="150.59029455490455" table:formula="of:=[.E83]*[.$B$16]-[.F83]*[.$B$15]+[.$B$1]" table:style-name="ce1">
            <text:p>150,5902946</text:p>
          </table:table-cell>
          <table:table-cell office:value-type="float" office:value="295.27888967231434" table:formula="of:=[.E83]*[.$B$15]+[.F83]*[.$B$16]+[.$B$2]" table:style-name="ce1">
            <text:p>295,2788897</text:p>
          </table:table-cell>
          <table:table-cell office:value-type="float" office:value="295.27888967231434" table:formula="of:=[.E83]*[.$B$15]+[.G83]*[.$B$16]+[.$B$2]" table:style-name="ce1">
            <text:p>295,278889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6" table:style-name="ce1">
            <text:p>26</text:p>
          </table:table-cell>
          <table:table-cell office:value-type="float" office:value="62.476161979959855" table:formula="of:=SQRT( [.$B$12]*[.$B$12]*( 1 - ([.E84]*[.E84])/([.$B$10]*[.$B$10]) ) )" table:style-name="ce1">
            <text:p>62,47616198</text:p>
          </table:table-cell>
          <table:table-cell office:value-type="float" office:value="62.476161979959862" table:formula="of:=SQRT( ([.$B$12]*[.$B$12])/([.$B$10]*[.$B$10])*([.$B$10]*[.$B$10]-[.E84]*[.E84]) )" table:style-name="ce1">
            <text:p>62,47616198</text:p>
          </table:table-cell>
          <table:table-cell office:value-type="float" office:value="151.19529599809343" table:formula="of:=[.E84]*[.$B$16]-[.F84]*[.$B$15]+[.$B$1]" table:style-name="ce1">
            <text:p>151,195296</text:p>
          </table:table-cell>
          <table:table-cell office:value-type="float" office:value="294.25282458119233" table:formula="of:=[.E84]*[.$B$15]+[.F84]*[.$B$16]+[.$B$2]" table:style-name="ce1">
            <text:p>294,2528246</text:p>
          </table:table-cell>
          <table:table-cell office:value-type="float" office:value="294.25282458119233" table:formula="of:=[.E84]*[.$B$15]+[.G84]*[.$B$16]+[.$B$2]" table:style-name="ce1">
            <text:p>294,252824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7" table:style-name="ce1">
            <text:p>27</text:p>
          </table:table-cell>
          <table:table-cell office:value-type="float" office:value="61.796425736285578" table:formula="of:=SQRT( [.$B$12]*[.$B$12]*( 1 - ([.E85]*[.E85])/([.$B$10]*[.$B$10]) ) )" table:style-name="ce1">
            <text:p>61,79642574</text:p>
          </table:table-cell>
          <table:table-cell office:value-type="float" office:value="61.796425736285578" table:formula="of:=SQRT( ([.$B$12]*[.$B$12])/([.$B$10]*[.$B$10])*([.$B$10]*[.$B$10]-[.E85]*[.E85]) )" table:style-name="ce1">
            <text:p>61,79642574</text:p>
          </table:table-cell>
          <table:table-cell office:value-type="float" office:value="151.78573589956812" table:formula="of:=[.E85]*[.$B$16]-[.F85]*[.$B$15]+[.$B$1]" table:style-name="ce1">
            <text:p>151,7857359</text:p>
          </table:table-cell>
          <table:table-cell office:value-type="float" office:value="293.19763640664195" table:formula="of:=[.E85]*[.$B$15]+[.F85]*[.$B$16]+[.$B$2]" table:style-name="ce1">
            <text:p>293,1976364</text:p>
          </table:table-cell>
          <table:table-cell office:value-type="float" office:value="293.19763640664195" table:formula="of:=[.E85]*[.$B$15]+[.G85]*[.$B$16]+[.$B$2]" table:style-name="ce1">
            <text:p>293,197636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8" table:style-name="ce1">
            <text:p>28</text:p>
          </table:table-cell>
          <table:table-cell office:value-type="float" office:value="61.083041895536326" table:formula="of:=SQRT( [.$B$12]*[.$B$12]*( 1 - ([.E86]*[.E86])/([.$B$10]*[.$B$10]) ) )" table:style-name="ce1">
            <text:p>61,0830419</text:p>
          </table:table-cell>
          <table:table-cell office:value-type="float" office:value="61.083041895536326" table:formula="of:=SQRT( ([.$B$12]*[.$B$12])/([.$B$10]*[.$B$10])*([.$B$10]*[.$B$10]-[.E86]*[.E86]) )" table:style-name="ce1">
            <text:p>61,0830419</text:p>
          </table:table-cell>
          <table:table-cell office:value-type="float" office:value="152.36112813817502" table:formula="of:=[.E86]*[.$B$16]-[.F86]*[.$B$15]+[.$B$1]" table:style-name="ce1">
            <text:p>152,3611281</text:p>
          </table:table-cell>
          <table:table-cell office:value-type="float" office:value="292.11235290635591" table:formula="of:=[.E86]*[.$B$15]+[.F86]*[.$B$16]+[.$B$2]" table:style-name="ce1">
            <text:p>292,1123529</text:p>
          </table:table-cell>
          <table:table-cell office:value-type="float" office:value="292.11235290635591" table:formula="of:=[.E86]*[.$B$15]+[.G86]*[.$B$16]+[.$B$2]" table:style-name="ce1">
            <text:p>292,112352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29" table:style-name="ce1">
            <text:p>29</text:p>
          </table:table-cell>
          <table:table-cell office:value-type="float" office:value="60.334816947107306" table:formula="of:=SQRT( [.$B$12]*[.$B$12]*( 1 - ([.E87]*[.E87])/([.$B$10]*[.$B$10]) ) )" table:style-name="ce1">
            <text:p>60,33481695</text:p>
          </table:table-cell>
          <table:table-cell office:value-type="float" office:value="60.334816947107306" table:formula="of:=SQRT( ([.$B$12]*[.$B$12])/([.$B$10]*[.$B$10])*([.$B$10]*[.$B$10]-[.E87]*[.E87]) )" table:style-name="ce1">
            <text:p>60,33481695</text:p>
          </table:table-cell>
          <table:table-cell office:value-type="float" office:value="152.92093895974523" table:formula="of:=[.E87]*[.$B$16]-[.F87]*[.$B$15]+[.$B$1]" table:style-name="ce1">
            <text:p>152,920939</text:p>
          </table:table-cell>
          <table:table-cell office:value-type="float" office:value="290.99590657199656" table:formula="of:=[.E87]*[.$B$15]+[.F87]*[.$B$16]+[.$B$2]" table:style-name="ce1">
            <text:p>290,9959066</text:p>
          </table:table-cell>
          <table:table-cell office:value-type="float" office:value="290.99590657199656" table:formula="of:=[.E87]*[.$B$15]+[.G87]*[.$B$16]+[.$B$2]" table:style-name="ce1">
            <text:p>290,995906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0" table:style-name="ce1">
            <text:p>30</text:p>
          </table:table-cell>
          <table:table-cell office:value-type="float" office:value="59.550437616087756" table:formula="of:=SQRT( [.$B$12]*[.$B$12]*( 1 - ([.E88]*[.E88])/([.$B$10]*[.$B$10]) ) )" table:style-name="ce1">
            <text:p>59,55043762</text:p>
          </table:table-cell>
          <table:table-cell office:value-type="float" office:value="59.550437616087763" table:formula="of:=SQRT( ([.$B$12]*[.$B$12])/([.$B$10]*[.$B$10])*([.$B$10]*[.$B$10]-[.E88]*[.E88]) )" table:style-name="ce1">
            <text:p>59,55043762</text:p>
          </table:table-cell>
          <table:table-cell office:value-type="float" office:value="153.46458104988403" table:formula="of:=[.E88]*[.$B$16]-[.F88]*[.$B$15]+[.$B$1]" table:style-name="ce1">
            <text:p>153,464581</text:p>
          </table:table-cell>
          <table:table-cell office:value-type="float" office:value="289.84712277477433" table:formula="of:=[.E88]*[.$B$15]+[.F88]*[.$B$16]+[.$B$2]" table:style-name="ce1">
            <text:p>289,8471228</text:p>
          </table:table-cell>
          <table:table-cell office:value-type="float" office:value="289.84712277477433" table:formula="of:=[.E88]*[.$B$15]+[.G88]*[.$B$16]+[.$B$2]" table:style-name="ce1">
            <text:p>289,847122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1" table:style-name="ce1">
            <text:p>31</text:p>
          </table:table-cell>
          <table:table-cell office:value-type="float" office:value="58.728455282696522" table:formula="of:=SQRT( [.$B$12]*[.$B$12]*( 1 - ([.E89]*[.E89])/([.$B$10]*[.$B$10]) ) )" table:style-name="ce1">
            <text:p>58,72845528</text:p>
          </table:table-cell>
          <table:table-cell office:value-type="float" office:value="58.72845528269653" table:formula="of:=SQRT( ([.$B$12]*[.$B$12])/([.$B$10]*[.$B$10])*([.$B$10]*[.$B$10]-[.E89]*[.E89]) )" table:style-name="ce1">
            <text:p>58,72845528</text:p>
          </table:table-cell>
          <table:table-cell office:value-type="float" office:value="153.99140656613059" table:formula="of:=[.E89]*[.$B$16]-[.F89]*[.$B$15]+[.$B$1]" table:style-name="ce1">
            <text:p>153,9914066</text:p>
          </table:table-cell>
          <table:table-cell office:value-type="float" office:value="288.66470582976774" table:formula="of:=[.E89]*[.$B$15]+[.F89]*[.$B$16]+[.$B$2]" table:style-name="ce1">
            <text:p>288,6647058</text:p>
          </table:table-cell>
          <table:table-cell office:value-type="float" office:value="288.66470582976774" table:formula="of:=[.E89]*[.$B$15]+[.G89]*[.$B$16]+[.$B$2]" table:style-name="ce1">
            <text:p>288,664705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2" table:style-name="ce1">
            <text:p>32</text:p>
          </table:table-cell>
          <table:table-cell office:value-type="float" office:value="57.867267560455304" table:formula="of:=SQRT( [.$B$12]*[.$B$12]*( 1 - ([.E90]*[.E90])/([.$B$10]*[.$B$10]) ) )" table:style-name="ce1">
            <text:p>57,86726756</text:p>
          </table:table-cell>
          <table:table-cell office:value-type="float" office:value="57.867267560455304" table:formula="of:=SQRT( ([.$B$12]*[.$B$12])/([.$B$10]*[.$B$10])*([.$B$10]*[.$B$10]-[.E90]*[.E90]) )" table:style-name="ce1">
            <text:p>57,86726756</text:p>
          </table:table-cell>
          <table:table-cell office:value-type="float" office:value="154.50069889946661" table:formula="of:=[.E90]*[.$B$16]-[.F90]*[.$B$15]+[.$B$1]" table:style-name="ce1">
            <text:p>154,5006989</text:p>
          </table:table-cell>
          <table:table-cell office:value-type="float" office:value="287.44722251893995" table:formula="of:=[.E90]*[.$B$15]+[.F90]*[.$B$16]+[.$B$2]" table:style-name="ce1">
            <text:p>287,4472225</text:p>
          </table:table-cell>
          <table:table-cell office:value-type="float" office:value="287.44722251893995" table:formula="of:=[.E90]*[.$B$15]+[.G90]*[.$B$16]+[.$B$2]" table:style-name="ce1">
            <text:p>287,447222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3" table:style-name="ce1">
            <text:p>33</text:p>
          </table:table-cell>
          <table:table-cell office:value-type="float" office:value="56.965096377803775" table:formula="of:=SQRT( [.$B$12]*[.$B$12]*( 1 - ([.E91]*[.E91])/([.$B$10]*[.$B$10]) ) )" table:style-name="ce1">
            <text:p>56,96509638</text:p>
          </table:table-cell>
          <table:table-cell office:value-type="float" office:value="56.965096377803775" table:formula="of:=SQRT( ([.$B$12]*[.$B$12])/([.$B$10]*[.$B$10])*([.$B$10]*[.$B$10]-[.E91]*[.E91]) )" table:style-name="ce1">
            <text:p>56,96509638</text:p>
          </table:table-cell>
          <table:table-cell office:value-type="float" office:value="154.99166287211648" table:formula="of:=[.E91]*[.$B$16]-[.F91]*[.$B$15]+[.$B$1]" table:style-name="ce1">
            <text:p>154,9916629</text:p>
          </table:table-cell>
          <table:table-cell office:value-type="float" office:value="286.19308248673991" table:formula="of:=[.E91]*[.$B$15]+[.F91]*[.$B$16]+[.$B$2]" table:style-name="ce1">
            <text:p>286,1930825</text:p>
          </table:table-cell>
          <table:table-cell office:value-type="float" office:value="286.19308248673991" table:formula="of:=[.E91]*[.$B$15]+[.G91]*[.$B$16]+[.$B$2]" table:style-name="ce1">
            <text:p>286,193082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4" table:style-name="ce1">
            <text:p>34</text:p>
          </table:table-cell>
          <table:table-cell office:value-type="float" office:value="56.019961720346927" table:formula="of:=SQRT( [.$B$12]*[.$B$12]*( 1 - ([.E92]*[.E92])/([.$B$10]*[.$B$10]) ) )" table:style-name="ce1">
            <text:p>56,01996172</text:p>
          </table:table-cell>
          <table:table-cell office:value-type="float" office:value="56.019961720346927" table:formula="of:=SQRT( ([.$B$12]*[.$B$12])/([.$B$10]*[.$B$10])*([.$B$10]*[.$B$10]-[.E92]*[.E92]) )" table:style-name="ce1">
            <text:p>56,01996172</text:p>
          </table:table-cell>
          <table:table-cell office:value-type="float" office:value="155.46341299472351" table:formula="of:=[.E92]*[.$B$16]-[.F92]*[.$B$15]+[.$B$1]" table:style-name="ce1">
            <text:p>155,463413</text:p>
          </table:table-cell>
          <table:table-cell office:value-type="float" office:value="284.90051475445415" table:formula="of:=[.E92]*[.$B$15]+[.F92]*[.$B$16]+[.$B$2]" table:style-name="ce1">
            <text:p>284,9005148</text:p>
          </table:table-cell>
          <table:table-cell office:value-type="float" office:value="284.90051475445415" table:formula="of:=[.E92]*[.$B$15]+[.G92]*[.$B$16]+[.$B$2]" table:style-name="ce1">
            <text:p>284,900514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5" table:style-name="ce1">
            <text:p>35</text:p>
          </table:table-cell>
          <table:table-cell office:value-type="float" office:value="55.029649938585919" table:formula="of:=SQRT( [.$B$12]*[.$B$12]*( 1 - ([.E93]*[.E93])/([.$B$10]*[.$B$10]) ) )" table:style-name="ce1">
            <text:p>55,02964994</text:p>
          </table:table-cell>
          <table:table-cell office:value-type="float" office:value="55.029649938585919" table:formula="of:=SQRT( ([.$B$12]*[.$B$12])/([.$B$10]*[.$B$10])*([.$B$10]*[.$B$10]-[.E93]*[.E93]) )" table:style-name="ce1">
            <text:p>55,02964994</text:p>
          </table:table-cell>
          <table:table-cell office:value-type="float" office:value="155.91495929313609" table:formula="of:=[.E93]*[.$B$16]-[.F93]*[.$B$15]+[.$B$1]" table:style-name="ce1">
            <text:p>155,9149593</text:p>
          </table:table-cell>
          <table:table-cell office:value-type="float" office:value="283.5675393737796" table:formula="of:=[.E93]*[.$B$15]+[.F93]*[.$B$16]+[.$B$2]" table:style-name="ce1">
            <text:p>283,5675394</text:p>
          </table:table-cell>
          <table:table-cell office:value-type="float" office:value="283.5675393737796" table:formula="of:=[.E93]*[.$B$15]+[.G93]*[.$B$16]+[.$B$2]" table:style-name="ce1">
            <text:p>283,567539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6" table:style-name="ce1">
            <text:p>36</text:p>
          </table:table-cell>
          <table:table-cell office:value-type="float" office:value="53.991675182151894" table:formula="of:=SQRT( [.$B$12]*[.$B$12]*( 1 - ([.E94]*[.E94])/([.$B$10]*[.$B$10]) ) )" table:style-name="ce1">
            <text:p>53,99167518</text:p>
          </table:table-cell>
          <table:table-cell office:value-type="float" office:value="53.991675182151894" table:formula="of:=SQRT( ([.$B$12]*[.$B$12])/([.$B$10]*[.$B$10])*([.$B$10]*[.$B$10]-[.E94]*[.E94]) )" table:style-name="ce1">
            <text:p>53,99167518</text:p>
          </table:table-cell>
          <table:table-cell office:value-type="float" office:value="156.34519006127297" table:formula="of:=[.E94]*[.$B$16]-[.F94]*[.$B$15]+[.$B$1]" table:style-name="ce1">
            <text:p>156,3451901</text:p>
          </table:table-cell>
          <table:table-cell office:value-type="float" office:value="282.19193293255353" table:formula="of:=[.E94]*[.$B$15]+[.F94]*[.$B$16]+[.$B$2]" table:style-name="ce1">
            <text:p>282,1919329</text:p>
          </table:table-cell>
          <table:table-cell office:value-type="float" office:value="282.19193293255353" table:formula="of:=[.E94]*[.$B$15]+[.G94]*[.$B$16]+[.$B$2]" table:style-name="ce1">
            <text:p>282,1919329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7" table:style-name="ce1">
            <text:p>37</text:p>
          </table:table-cell>
          <table:table-cell office:value-type="float" office:value="52.903232046673629" table:formula="of:=SQRT( [.$B$12]*[.$B$12]*( 1 - ([.E95]*[.E95])/([.$B$10]*[.$B$10]) ) )" table:style-name="ce1">
            <text:p>52,90323205</text:p>
          </table:table-cell>
          <table:table-cell office:value-type="float" office:value="52.903232046673629" table:formula="of:=SQRT( ([.$B$12]*[.$B$12])/([.$B$10]*[.$B$10])*([.$B$10]*[.$B$10]-[.E95]*[.E95]) )" table:style-name="ce1">
            <text:p>52,90323205</text:p>
          </table:table-cell>
          <table:table-cell office:value-type="float" office:value="156.7528506841584" table:formula="of:=[.E95]*[.$B$16]-[.F95]*[.$B$15]+[.$B$1]" table:style-name="ce1">
            <text:p>156,7528507</text:p>
          </table:table-cell>
          <table:table-cell office:value-type="float" office:value="280.77118620082456" table:formula="of:=[.E95]*[.$B$15]+[.F95]*[.$B$16]+[.$B$2]" table:style-name="ce1">
            <text:p>280,7711862</text:p>
          </table:table-cell>
          <table:table-cell office:value-type="float" office:value="280.77118620082456" table:formula="of:=[.E95]*[.$B$15]+[.G95]*[.$B$16]+[.$B$2]" table:style-name="ce1">
            <text:p>280,771186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8" table:style-name="ce1">
            <text:p>38</text:p>
          </table:table-cell>
          <table:table-cell office:value-type="float" office:value="51.761136853733298" table:formula="of:=SQRT( [.$B$12]*[.$B$12]*( 1 - ([.E96]*[.E96])/([.$B$10]*[.$B$10]) ) )" table:style-name="ce1">
            <text:p>51,76113685</text:p>
          </table:table-cell>
          <table:table-cell office:value-type="float" office:value="51.761136853733298" table:formula="of:=SQRT( ([.$B$12]*[.$B$12])/([.$B$10]*[.$B$10])*([.$B$10]*[.$B$10]-[.E96]*[.E96]) )" table:style-name="ce1">
            <text:p>51,76113685</text:p>
          </table:table-cell>
          <table:table-cell office:value-type="float" office:value="157.13651737752025" table:formula="of:=[.E96]*[.$B$16]-[.F96]*[.$B$15]+[.$B$1]" table:style-name="ce1">
            <text:p>157,1365174</text:p>
          </table:table-cell>
          <table:table-cell office:value-type="float" office:value="279.30245161004848" table:formula="of:=[.E96]*[.$B$15]+[.F96]*[.$B$16]+[.$B$2]" table:style-name="ce1">
            <text:p>279,3024516</text:p>
          </table:table-cell>
          <table:table-cell office:value-type="float" office:value="279.30245161004848" table:formula="of:=[.E96]*[.$B$15]+[.G96]*[.$B$16]+[.$B$2]" table:style-name="ce1">
            <text:p>279,302451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39" table:style-name="ce1">
            <text:p>39</text:p>
          </table:table-cell>
          <table:table-cell office:value-type="float" office:value="50.561754035981885" table:formula="of:=SQRT( [.$B$12]*[.$B$12]*( 1 - ([.E97]*[.E97])/([.$B$10]*[.$B$10]) ) )" table:style-name="ce1">
            <text:p>50,56175404</text:p>
          </table:table-cell>
          <table:table-cell office:value-type="float" office:value="50.561754035981892" table:formula="of:=SQRT( ([.$B$12]*[.$B$12])/([.$B$10]*[.$B$10])*([.$B$10]*[.$B$10]-[.E97]*[.E97]) )" table:style-name="ce1">
            <text:p>50,56175404</text:p>
          </table:table-cell>
          <table:table-cell office:value-type="float" office:value="157.49456426621268" table:formula="of:=[.E97]*[.$B$16]-[.F97]*[.$B$15]+[.$B$1]" table:style-name="ce1">
            <text:p>157,4945643</text:p>
          </table:table-cell>
          <table:table-cell office:value-type="float" office:value="277.78247740993356" table:formula="of:=[.E97]*[.$B$15]+[.F97]*[.$B$16]+[.$B$2]" table:style-name="ce1">
            <text:p>277,7824774</text:p>
          </table:table-cell>
          <table:table-cell office:value-type="float" office:value="277.78247740993356" table:formula="of:=[.E97]*[.$B$15]+[.G97]*[.$B$16]+[.$B$2]" table:style-name="ce1">
            <text:p>277,782477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0" table:style-name="ce1">
            <text:p>40</text:p>
          </table:table-cell>
          <table:table-cell office:value-type="float" office:value="49.300902723954934" table:formula="of:=SQRT( [.$B$12]*[.$B$12]*( 1 - ([.E98]*[.E98])/([.$B$10]*[.$B$10]) ) )" table:style-name="ce1">
            <text:p>49,30090272</text:p>
          </table:table-cell>
          <table:table-cell office:value-type="float" office:value="49.300902723954934" table:formula="of:=SQRT( ([.$B$12]*[.$B$12])/([.$B$10]*[.$B$10])*([.$B$10]*[.$B$10]-[.E98]*[.E98]) )" table:style-name="ce1">
            <text:p>49,30090272</text:p>
          </table:table-cell>
          <table:table-cell office:value-type="float" office:value="157.82512160857019" table:formula="of:=[.E98]*[.$B$16]-[.F98]*[.$B$15]+[.$B$1]" table:style-name="ce1">
            <text:p>157,8251216</text:p>
          </table:table-cell>
          <table:table-cell office:value-type="float" office:value="276.20752411714881" table:formula="of:=[.E98]*[.$B$15]+[.F98]*[.$B$16]+[.$B$2]" table:style-name="ce1">
            <text:p>276,2075241</text:p>
          </table:table-cell>
          <table:table-cell office:value-type="float" office:value="276.20752411714881" table:formula="of:=[.E98]*[.$B$15]+[.G98]*[.$B$16]+[.$B$2]" table:style-name="ce1">
            <text:p>276,207524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1" table:style-name="ce1">
            <text:p>41</text:p>
          </table:table-cell>
          <table:table-cell office:value-type="float" office:value="47.973736596143056" table:formula="of:=SQRT( [.$B$12]*[.$B$12]*( 1 - ([.E99]*[.E99])/([.$B$10]*[.$B$10]) ) )" table:style-name="ce1">
            <text:p>47,9737366</text:p>
          </table:table-cell>
          <table:table-cell office:value-type="float" office:value="47.973736596143056" table:formula="of:=SQRT( ([.$B$12]*[.$B$12])/([.$B$10]*[.$B$10])*([.$B$10]*[.$B$10]-[.E99]*[.E99]) )" table:style-name="ce1">
            <text:p>47,9737366</text:p>
          </table:table-cell>
          <table:table-cell office:value-type="float" office:value="158.1260220637256" table:formula="of:=[.E99]*[.$B$16]-[.F99]*[.$B$15]+[.$B$1]" table:style-name="ce1">
            <text:p>158,1260221</text:p>
          </table:table-cell>
          <table:table-cell office:value-type="float" office:value="274.57325704995981" table:formula="of:=[.E99]*[.$B$15]+[.F99]*[.$B$16]+[.$B$2]" table:style-name="ce1">
            <text:p>274,573257</text:p>
          </table:table-cell>
          <table:table-cell office:value-type="float" office:value="274.57325704995981" table:formula="of:=[.E99]*[.$B$15]+[.G99]*[.$B$16]+[.$B$2]" table:style-name="ce1">
            <text:p>274,57325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2" table:style-name="ce1">
            <text:p>42</text:p>
          </table:table-cell>
          <table:table-cell office:value-type="float" office:value="46.574586976084674" table:formula="of:=SQRT( [.$B$12]*[.$B$12]*( 1 - ([.E100]*[.E100])/([.$B$10]*[.$B$10]) ) )" table:style-name="ce1">
            <text:p>46,57458698</text:p>
          </table:table-cell>
          <table:table-cell office:value-type="float" office:value="46.574586976084674" table:formula="of:=SQRT( ([.$B$12]*[.$B$12])/([.$B$10]*[.$B$10])*([.$B$10]*[.$B$10]-[.E100]*[.E100]) )" table:style-name="ce1">
            <text:p>46,57458698</text:p>
          </table:table-cell>
          <table:table-cell office:value-type="float" office:value="158.39473052249679" table:formula="of:=[.E100]*[.$B$16]-[.F100]*[.$B$15]+[.$B$1]" table:style-name="ce1">
            <text:p>158,3947305</text:p>
          </table:table-cell>
          <table:table-cell office:value-type="float" office:value="272.87460599000246" table:formula="of:=[.E100]*[.$B$15]+[.F100]*[.$B$16]+[.$B$2]" table:style-name="ce1">
            <text:p>272,874606</text:p>
          </table:table-cell>
          <table:table-cell office:value-type="float" office:value="272.87460599000246" table:formula="of:=[.E100]*[.$B$15]+[.G100]*[.$B$16]+[.$B$2]" table:style-name="ce1">
            <text:p>272,87460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3" table:style-name="ce1">
            <text:p>43</text:p>
          </table:table-cell>
          <table:table-cell office:value-type="float" office:value="45.096754388615921" table:formula="of:=SQRT( [.$B$12]*[.$B$12]*( 1 - ([.E101]*[.E101])/([.$B$10]*[.$B$10]) ) )" table:style-name="ce1">
            <text:p>45,09675439</text:p>
          </table:table-cell>
          <table:table-cell office:value-type="float" office:value="45.096754388615921" table:formula="of:=SQRT( ([.$B$12]*[.$B$12])/([.$B$10]*[.$B$10])*([.$B$10]*[.$B$10]-[.E101]*[.E101]) )" table:style-name="ce1">
            <text:p>45,09675439</text:p>
          </table:table-cell>
          <table:table-cell office:value-type="float" office:value="158.62825088850781" table:formula="of:=[.E101]*[.$B$16]-[.F101]*[.$B$15]+[.$B$1]" table:style-name="ce1">
            <text:p>158,6282509</text:p>
          </table:table-cell>
          <table:table-cell office:value-type="float" office:value="271.10557874452468" table:formula="of:=[.E101]*[.$B$15]+[.F101]*[.$B$16]+[.$B$2]" table:style-name="ce1">
            <text:p>271,1055787</text:p>
          </table:table-cell>
          <table:table-cell office:value-type="float" office:value="271.10557874452468" table:formula="of:=[.E101]*[.$B$15]+[.G101]*[.$B$16]+[.$B$2]" table:style-name="ce1">
            <text:p>271,105578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4" table:style-name="ce1">
            <text:p>44</text:p>
          </table:table-cell>
          <table:table-cell office:value-type="float" office:value="43.532226179911071" table:formula="of:=SQRT( [.$B$12]*[.$B$12]*( 1 - ([.E102]*[.E102])/([.$B$10]*[.$B$10]) ) )" table:style-name="ce1">
            <text:p>43,53222618</text:p>
          </table:table-cell>
          <table:table-cell office:value-type="float" office:value="43.532226179911063" table:formula="of:=SQRT( ([.$B$12]*[.$B$12])/([.$B$10]*[.$B$10])*([.$B$10]*[.$B$10]-[.E102]*[.E102]) )" table:style-name="ce1">
            <text:p>43,53222618</text:p>
          </table:table-cell>
          <table:table-cell office:value-type="float" office:value="158.82299979403172" table:formula="of:=[.E102]*[.$B$16]-[.F102]*[.$B$15]+[.$B$1]" table:style-name="ce1">
            <text:p>158,8229998</text:p>
          </table:table-cell>
          <table:table-cell office:value-type="float" office:value="269.25900857807272" table:formula="of:=[.E102]*[.$B$15]+[.F102]*[.$B$16]+[.$B$2]" table:style-name="ce1">
            <text:p>269,2590086</text:p>
          </table:table-cell>
          <table:table-cell office:value-type="float" office:value="269.25900857807272" table:formula="of:=[.E102]*[.$B$15]+[.G102]*[.$B$16]+[.$B$2]" table:style-name="ce1">
            <text:p>269,2590086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5" table:style-name="ce1">
            <text:p>45</text:p>
          </table:table-cell>
          <table:table-cell office:value-type="float" office:value="41.871285284407399" table:formula="of:=SQRT( [.$B$12]*[.$B$12]*( 1 - ([.E103]*[.E103])/([.$B$10]*[.$B$10]) ) )" table:style-name="ce1">
            <text:p>41,87128528</text:p>
          </table:table-cell>
          <table:table-cell office:value-type="float" office:value="41.871285284407406" table:formula="of:=SQRT( ([.$B$12]*[.$B$12])/([.$B$10]*[.$B$10])*([.$B$10]*[.$B$10]-[.E103]*[.E103]) )" table:style-name="ce1">
            <text:p>41,87128528</text:p>
          </table:table-cell>
          <table:table-cell office:value-type="float" office:value="158.97463163524054" table:formula="of:=[.E103]*[.$B$16]-[.F103]*[.$B$15]+[.$B$1]" table:style-name="ce1">
            <text:p>158,9746316</text:p>
          </table:table-cell>
          <table:table-cell office:value-type="float" office:value="267.32620428299049" table:formula="of:=[.E103]*[.$B$15]+[.F103]*[.$B$16]+[.$B$2]" table:style-name="ce1">
            <text:p>267,3262043</text:p>
          </table:table-cell>
          <table:table-cell office:value-type="float" office:value="267.32620428299055" table:formula="of:=[.E103]*[.$B$15]+[.G103]*[.$B$16]+[.$B$2]" table:style-name="ce1">
            <text:p>267,3262043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6" table:style-name="ce1">
            <text:p>46</text:p>
          </table:table-cell>
          <table:table-cell office:value-type="float" office:value="40.101953842114" table:formula="of:=SQRT( [.$B$12]*[.$B$12]*( 1 - ([.E104]*[.E104])/([.$B$10]*[.$B$10]) ) )" table:style-name="ce1">
            <text:p>40,10195384</text:p>
          </table:table-cell>
          <table:table-cell office:value-type="float" office:value="40.101953842114" table:formula="of:=SQRT( ([.$B$12]*[.$B$12])/([.$B$10]*[.$B$10])*([.$B$10]*[.$B$10]-[.E104]*[.E104]) )" table:style-name="ce1">
            <text:p>40,10195384</text:p>
          </table:table-cell>
          <table:table-cell office:value-type="float" office:value="159.07778975030129" table:formula="of:=[.E104]*[.$B$16]-[.F104]*[.$B$15]+[.$B$1]" table:style-name="ce1">
            <text:p>159,0777898</text:p>
          </table:table-cell>
          <table:table-cell office:value-type="float" office:value="265.29645253561227" table:formula="of:=[.E104]*[.$B$15]+[.F104]*[.$B$16]+[.$B$2]" table:style-name="ce1">
            <text:p>265,2964525</text:p>
          </table:table-cell>
          <table:table-cell office:value-type="float" office:value="265.29645253561227" table:formula="of:=[.E104]*[.$B$15]+[.G104]*[.$B$16]+[.$B$2]" table:style-name="ce1">
            <text:p>265,296452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7" table:style-name="ce1">
            <text:p>47</text:p>
          </table:table-cell>
          <table:table-cell office:value-type="float" office:value="38.209177273782856" table:formula="of:=SQRT( [.$B$12]*[.$B$12]*( 1 - ([.E105]*[.E105])/([.$B$10]*[.$B$10]) ) )" table:style-name="ce1">
            <text:p>38,20917727</text:p>
          </table:table-cell>
          <table:table-cell office:value-type="float" office:value="38.209177273782856" table:formula="of:=SQRT( ([.$B$12]*[.$B$12])/([.$B$10]*[.$B$10])*([.$B$10]*[.$B$10]-[.E105]*[.E105]) )" table:style-name="ce1">
            <text:p>38,20917727</text:p>
          </table:table-cell>
          <table:table-cell office:value-type="float" office:value="159.12574152669976" table:formula="of:=[.E105]*[.$B$16]-[.F105]*[.$B$15]+[.$B$1]" table:style-name="ce1">
            <text:p>159,1257415</text:p>
          </table:table-cell>
          <table:table-cell office:value-type="float" office:value="263.15628811090943" table:formula="of:=[.E105]*[.$B$15]+[.F105]*[.$B$16]+[.$B$2]" table:style-name="ce1">
            <text:p>263,1562881</text:p>
          </table:table-cell>
          <table:table-cell office:value-type="float" office:value="263.15628811090943" table:formula="of:=[.E105]*[.$B$15]+[.G105]*[.$B$16]+[.$B$2]" table:style-name="ce1">
            <text:p>263,156288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8" table:style-name="ce1">
            <text:p>48</text:p>
          </table:table-cell>
          <table:table-cell office:value-type="float" office:value="36.173583031284011" table:formula="of:=SQRT( [.$B$12]*[.$B$12]*( 1 - ([.E106]*[.E106])/([.$B$10]*[.$B$10]) ) )" table:style-name="ce1">
            <text:p>36,17358303</text:p>
          </table:table-cell>
          <table:table-cell office:value-type="float" office:value="36.173583031284011" table:formula="of:=SQRT( ([.$B$12]*[.$B$12])/([.$B$10]*[.$B$10])*([.$B$10]*[.$B$10]-[.E106]*[.E106]) )" table:style-name="ce1">
            <text:p>36,17358303</text:p>
          </table:table-cell>
          <table:table-cell office:value-type="float" office:value="159.10982329753276" table:formula="of:=[.E106]*[.$B$16]-[.F106]*[.$B$15]+[.$B$1]" table:style-name="ce1">
            <text:p>159,1098233</text:p>
          </table:table-cell>
          <table:table-cell office:value-type="float" office:value="260.8883836750756" table:formula="of:=[.E106]*[.$B$15]+[.F106]*[.$B$16]+[.$B$2]" table:style-name="ce1">
            <text:p>260,8883837</text:p>
          </table:table-cell>
          <table:table-cell office:value-type="float" office:value="260.8883836750756" table:formula="of:=[.E106]*[.$B$15]+[.G106]*[.$B$16]+[.$B$2]" table:style-name="ce1">
            <text:p>260,8883837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49" table:style-name="ce1">
            <text:p>49</text:p>
          </table:table-cell>
          <table:table-cell office:value-type="float" office:value="33.969506120939485" table:formula="of:=SQRT( [.$B$12]*[.$B$12]*( 1 - ([.E107]*[.E107])/([.$B$10]*[.$B$10]) ) )" table:style-name="ce1">
            <text:p>33,96950612</text:p>
          </table:table-cell>
          <table:table-cell office:value-type="float" office:value="33.969506120939492" table:formula="of:=SQRT( ([.$B$12]*[.$B$12])/([.$B$10]*[.$B$10])*([.$B$10]*[.$B$10]-[.E107]*[.E107]) )" table:style-name="ce1">
            <text:p>33,96950612</text:p>
          </table:table-cell>
          <table:table-cell office:value-type="float" office:value="159.01855732869905" table:formula="of:=[.E107]*[.$B$16]-[.F107]*[.$B$15]+[.$B$1]" table:style-name="ce1">
            <text:p>159,0185573</text:p>
          </table:table-cell>
          <table:table-cell office:value-type="float" office:value="258.46978375990841" table:formula="of:=[.E107]*[.$B$15]+[.F107]*[.$B$16]+[.$B$2]" table:style-name="ce1">
            <text:p>258,4697838</text:p>
          </table:table-cell>
          <table:table-cell office:value-type="float" office:value="258.46978375990841" table:formula="of:=[.E107]*[.$B$15]+[.G107]*[.$B$16]+[.$B$2]" table:style-name="ce1">
            <text:p>258,469783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float" office:value="31.561668813252005" table:formula="of:=SQRT( [.$B$12]*[.$B$12]*( 1 - ([.E108]*[.E108])/([.$B$10]*[.$B$10]) ) )" table:style-name="ce1">
            <text:p>31,56166881</text:p>
          </table:table-cell>
          <table:table-cell office:value-type="float" office:value="31.561668813252009" table:formula="of:=SQRT( ([.$B$12]*[.$B$12])/([.$B$10]*[.$B$10])*([.$B$10]*[.$B$10]-[.E108]*[.E108]) )" table:style-name="ce1">
            <text:p>31,56166881</text:p>
          </table:table-cell>
          <table:table-cell office:value-type="float" office:value="158.83616693994912" table:formula="of:=[.E108]*[.$B$16]-[.F108]*[.$B$15]+[.$B$1]" table:style-name="ce1">
            <text:p>158,8361669</text:p>
          </table:table-cell>
          <table:table-cell office:value-type="float" office:value="255.86893500490874" table:formula="of:=[.E108]*[.$B$15]+[.F108]*[.$B$16]+[.$B$2]" table:style-name="ce1">
            <text:p>255,868935</text:p>
          </table:table-cell>
          <table:table-cell office:value-type="float" office:value="255.86893500490874" table:formula="of:=[.E108]*[.$B$15]+[.G108]*[.$B$16]+[.$B$2]" table:style-name="ce1">
            <text:p>255,868935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1" table:style-name="ce1">
            <text:p>51</text:p>
          </table:table-cell>
          <table:table-cell office:value-type="float" office:value="28.899184864832712" table:formula="of:=SQRT( [.$B$12]*[.$B$12]*( 1 - ([.E109]*[.E109])/([.$B$10]*[.$B$10]) ) )" table:style-name="ce1">
            <text:p>28,89918486</text:p>
          </table:table-cell>
          <table:table-cell office:value-type="float" office:value="28.899184864832709" table:formula="of:=SQRT( ([.$B$12]*[.$B$12])/([.$B$10]*[.$B$10])*([.$B$10]*[.$B$10]-[.E109]*[.E109]) )" table:style-name="ce1">
            <text:p>28,89918486</text:p>
          </table:table-cell>
          <table:table-cell office:value-type="float" office:value="158.53989511141552" table:formula="of:=[.E109]*[.$B$16]-[.F109]*[.$B$15]+[.$B$1]" table:style-name="ce1">
            <text:p>158,5398951</text:p>
          </table:table-cell>
          <table:table-cell office:value-type="float" office:value="253.04032337034175" table:formula="of:=[.E109]*[.$B$15]+[.F109]*[.$B$16]+[.$B$2]" table:style-name="ce1">
            <text:p>253,0403234</text:p>
          </table:table-cell>
          <table:table-cell office:value-type="float" office:value="253.04032337034175" table:formula="of:=[.E109]*[.$B$15]+[.G109]*[.$B$16]+[.$B$2]" table:style-name="ce1">
            <text:p>253,0403234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2" table:style-name="ce1">
            <text:p>52</text:p>
          </table:table-cell>
          <table:table-cell office:value-type="float" office:value="25.903652036414854" table:formula="of:=SQRT( [.$B$12]*[.$B$12]*( 1 - ([.E110]*[.E110])/([.$B$10]*[.$B$10]) ) )" table:style-name="ce1">
            <text:p>25,90365204</text:p>
          </table:table-cell>
          <table:table-cell office:value-type="float" office:value="25.903652036414858" table:formula="of:=SQRT( ([.$B$12]*[.$B$12])/([.$B$10]*[.$B$10])*([.$B$10]*[.$B$10]-[.E110]*[.E110]) )" table:style-name="ce1">
            <text:p>25,90365204</text:p>
          </table:table-cell>
          <table:table-cell office:value-type="float" office:value="158.09467929578051" table:formula="of:=[.E110]*[.$B$16]-[.F110]*[.$B$15]+[.$B$1]" table:style-name="ce1">
            <text:p>158,0946793</text:p>
          </table:table-cell>
          <table:table-cell office:value-type="float" office:value="249.91382376157196" table:formula="of:=[.E110]*[.$B$15]+[.F110]*[.$B$16]+[.$B$2]" table:style-name="ce1">
            <text:p>249,9138238</text:p>
          </table:table-cell>
          <table:table-cell office:value-type="float" office:value="249.91382376157199" table:formula="of:=[.E110]*[.$B$15]+[.G110]*[.$B$16]+[.$B$2]" table:style-name="ce1">
            <text:p>249,913823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3" table:style-name="ce1">
            <text:p>53</text:p>
          </table:table-cell>
          <table:table-cell office:value-type="float" office:value="22.442099883768801" table:formula="of:=SQRT( [.$B$12]*[.$B$12]*( 1 - ([.E111]*[.E111])/([.$B$10]*[.$B$10]) ) )" table:style-name="ce1">
            <text:p>22,44209988</text:p>
          </table:table-cell>
          <table:table-cell office:value-type="float" office:value="22.442099883768805" table:formula="of:=SQRT( ([.$B$12]*[.$B$12])/([.$B$10]*[.$B$10])*([.$B$10]*[.$B$10]-[.E111]*[.E111]) )" table:style-name="ce1">
            <text:p>22,44209988</text:p>
          </table:table-cell>
          <table:table-cell office:value-type="float" office:value="157.44105330258498" table:formula="of:=[.E111]*[.$B$16]-[.F111]*[.$B$15]+[.$B$1]" table:style-name="ce1">
            <text:p>157,4410533</text:p>
          </table:table-cell>
          <table:table-cell office:value-type="float" office:value="246.3705037976811" table:formula="of:=[.E111]*[.$B$15]+[.F111]*[.$B$16]+[.$B$2]" table:style-name="ce1">
            <text:p>246,3705038</text:p>
          </table:table-cell>
          <table:table-cell office:value-type="float" office:value="246.3705037976811" table:formula="of:=[.E111]*[.$B$15]+[.G111]*[.$B$16]+[.$B$2]" table:style-name="ce1">
            <text:p>246,3705038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4" table:style-name="ce1">
            <text:p>54</text:p>
          </table:table-cell>
          <table:table-cell office:value-type="float" office:value="18.251270119089366" table:formula="of:=SQRT( [.$B$12]*[.$B$12]*( 1 - ([.E112]*[.E112])/([.$B$10]*[.$B$10]) ) )" table:style-name="ce1">
            <text:p>18,25127012</text:p>
          </table:table-cell>
          <table:table-cell office:value-type="float" office:value="18.251270119089359" table:formula="of:=SQRT( ([.$B$12]*[.$B$12])/([.$B$10]*[.$B$10])*([.$B$10]*[.$B$10]-[.E112]*[.E112]) )" table:style-name="ce1">
            <text:p>18,25127012</text:p>
          </table:table-cell>
          <table:table-cell office:value-type="float" office:value="156.46128444639436" table:formula="of:=[.E112]*[.$B$16]-[.F112]*[.$B$15]+[.$B$1]" table:style-name="ce1">
            <text:p>156,4612844</text:p>
          </table:table-cell>
          <table:table-cell office:value-type="float" office:value="242.17489810780006" table:formula="of:=[.E112]*[.$B$15]+[.F112]*[.$B$16]+[.$B$2]" table:style-name="ce1">
            <text:p>242,1748981</text:p>
          </table:table-cell>
          <table:table-cell office:value-type="float" office:value="242.17489810780006" table:formula="of:=[.E112]*[.$B$15]+[.G112]*[.$B$16]+[.$B$2]" table:style-name="ce1">
            <text:p>242,1748981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5" table:style-name="ce1">
            <text:p>55</text:p>
          </table:table-cell>
          <table:table-cell office:value-type="float" office:value="12.62466752530081" table:formula="of:=SQRT( [.$B$12]*[.$B$12]*( 1 - ([.E113]*[.E113])/([.$B$10]*[.$B$10]) ) )" table:style-name="ce1">
            <text:p>12,62466753</text:p>
          </table:table-cell>
          <table:table-cell office:value-type="float" office:value="12.624667525300804" table:formula="of:=SQRT( ([.$B$12]*[.$B$12])/([.$B$10]*[.$B$10])*([.$B$10]*[.$B$10]-[.E113]*[.E113]) )" table:style-name="ce1">
            <text:p>12,62466753</text:p>
          </table:table-cell>
          <table:table-cell office:value-type="float" office:value="154.8394184609767" table:formula="of:=[.E113]*[.$B$16]-[.F113]*[.$B$15]+[.$B$1]" table:style-name="ce1">
            <text:p>154,8394185</text:p>
          </table:table-cell>
          <table:table-cell office:value-type="float" office:value="236.69509815946498" table:formula="of:=[.E113]*[.$B$15]+[.F113]*[.$B$16]+[.$B$2]" table:style-name="ce1">
            <text:p>236,6950982</text:p>
          </table:table-cell>
          <table:table-cell office:value-type="float" office:value="236.69509815946498" table:formula="of:=[.E113]*[.$B$15]+[.G113]*[.$B$16]+[.$B$2]" table:style-name="ce1">
            <text:p>236,6950982</text:p>
          </table:table-cell>
          <table:table-cell table:number-columns-repeated="16374"/>
        </table:table-row>
        <table:table-row table:style-name="ro1">
          <table:table-cell table:number-columns-repeated="4"/>
          <table:table-cell office:value-type="float" office:value="55.901699437494742" table:formula="of:=[.B10]" table:style-name="ce3">
            <text:p>55,9016994375</text:p>
          </table:table-cell>
          <table:table-cell office:value-type="float" office:value="0" table:formula="of:=SQRT( [.$B$12]*[.$B$12]*( 1 - ([.E114]*[.E114])/([.$B$10]*[.$B$10]) ) )" table:style-name="ce1">
            <text:p>0</text:p>
          </table:table-cell>
          <table:table-cell office:value-type="float" office:value="0" table:formula="of:=SQRT( ([.$B$12]*[.$B$12])/([.$B$10]*[.$B$10])*([.$B$10]*[.$B$10]-[.E114]*[.E114]) )" table:style-name="ce1">
            <text:p>0</text:p>
          </table:table-cell>
          <table:table-cell office:value-type="float" office:value="150" table:formula="of:=[.E114]*[.$B$16]-[.F114]*[.$B$15]+[.$B$1]" table:style-name="ce1">
            <text:p>150</text:p>
          </table:table-cell>
          <table:table-cell office:value-type="float" office:value="225" table:formula="of:=[.E114]*[.$B$15]+[.F114]*[.$B$16]+[.$B$2]" table:style-name="ce1">
            <text:p>225</text:p>
          </table:table-cell>
          <table:table-cell office:value-type="float" office:value="225" table:formula="of:=[.E114]*[.$B$15]+[.G114]*[.$B$16]+[.$B$2]" table:style-name="ce1">
            <text:p>225</text:p>
          </table:table-cell>
          <table:table-cell table:number-columns-repeated="16374"/>
        </table:table-row>
        <table:table-row table:number-rows-repeated="1048462" table:style-name="ro1">
          <table:table-cell table:number-columns-repeated="16384"/>
        </table:table-row>
      </table:table>
      <table:table table:name="Planilha3" table:style-name="ta2">
        <table:table-column table:style-name="co4" table:default-cell-style-name="ce1"/>
        <table:table-column table:style-name="co9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xA</text:p>
          </table:table-cell>
          <table:table-cell office:value-type="float" office:value="100" table:style-name="ce3">
            <text:p>100,0000000000</text:p>
          </table:table-cell>
          <table:table-cell table:number-columns-repeated="2" table:style-name="ce1"/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yA</text:p>
          </table:table-cell>
          <table:table-cell office:value-type="float" office:value="250" table:style-name="ce3">
            <text:p>250,0000000000</text:p>
          </table:table-cell>
          <table:table-cell table:number-columns-repeated="2" table:style-name="ce1"/>
          <table:table-cell office:value-type="float" office:value="-55.901699437494742" table:formula="of:=-[.B10]" table:style-name="ce3">
            <text:p>-55,9016994375</text:p>
          </table:table-cell>
          <table:table-cell office:value-type="float" office:value="0" table:formula="of:=(2*[.$B$9] - SQRT( 4*[.$B$12]*[.$B$12]*(1 - POWER( [.E2]-[.$B$8]; 2  )/( POWER( [.$B$10]; 2 ) ) ) ) )/2" table:style-name="ce1">
            <text:p>#NÚM!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xB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5" table:style-name="ce1">
            <text:p>-5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B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4" table:style-name="ce1">
            <text:p>-5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200" table:style-name="ce3">
            <text:p>200,0000000000</text:p>
          </table:table-cell>
          <table:table-cell table:number-columns-repeated="2" table:style-name="ce1"/>
          <table:table-cell office:value-type="float" office:value="-53" table:style-name="ce1">
            <text:p>-53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office:value-type="float" office:value="-52" table:style-name="ce1">
            <text:p>-52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3"/>
          <table:table-cell table:number-columns-repeated="2" table:style-name="ce1"/>
          <table:table-cell office:value-type="float" office:value="-51" table:style-name="ce1">
            <text:p>-51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xO</text:p>
          </table:table-cell>
          <table:table-cell office:value-type="float" office:value="150" table:formula="of:=([.B1]+[.B3])/2" table:style-name="ce3">
            <text:p>150,0000000000</text:p>
          </table:table-cell>
          <table:table-cell table:number-columns-repeated="2" table:style-name="ce1"/>
          <table:table-cell office:value-type="float" office:value="-50" table:style-name="ce1">
            <text:p>-5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yO</text:p>
          </table:table-cell>
          <table:table-cell office:value-type="float" office:value="225" table:formula="of:=([.B2]+[.B4])/2" table:style-name="ce3">
            <text:p>225,0000000000</text:p>
          </table:table-cell>
          <table:table-cell table:number-columns-repeated="2" table:style-name="ce1"/>
          <table:table-cell office:value-type="float" office:value="-49" table:style-name="ce1">
            <text:p>-4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55.901699437494742" table:formula="of:=SQRT( POWER( [.B8]-[.B1]; 2) + POWER( [.B9]-[.B2]; 2) )" table:style-name="ce3">
            <text:p>55,9016994375</text:p>
          </table:table-cell>
          <table:table-cell table:number-columns-repeated="2" table:style-name="ce1"/>
          <table:table-cell office:value-type="float" office:value="-48" table:style-name="ce1">
            <text:p>-48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anteB</text:p>
          </table:table-cell>
          <table:table-cell office:value-type="float" office:value="4980.6946913870224" table:formula="of:=(2*[.B5]*[.B5])/( PI()*PI() ) - [.B10]*[.B10]" table:style-name="ce3">
            <text:p>4980,6946913870</text:p>
          </table:table-cell>
          <table:table-cell table:number-columns-repeated="2" table:style-name="ce1"/>
          <table:table-cell office:value-type="float" office:value="-47" table:style-name="ce1">
            <text:p>-4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70.574036949766608" table:formula="of:=IF( [.B11]&gt;=0; SQRT([.B11]); 0 )" table:style-name="ce3">
            <text:p>70,5740369498</text:p>
          </table:table-cell>
          <table:table-cell table:number-columns-repeated="2" table:style-name="ce1"/>
          <table:table-cell office:value-type="float" office:value="-46" table:style-name="ce1">
            <text:p>-46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</text:p>
          </table:table-cell>
          <table:table-cell office:value-type="float" office:value="-0.5" table:formula="of:=([.B4]-[.B2])/([.B3]-[.B1])" table:style-name="ce3">
            <text:p>-0,5000000000</text:p>
          </table:table-cell>
          <table:table-cell table:number-columns-repeated="2" table:style-name="ce1"/>
          <table:table-cell office:value-type="float" office:value="-45" table:style-name="ce1">
            <text:p>-4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teta</text:p>
          </table:table-cell>
          <table:table-cell office:value-type="float" office:value="-0.46364760900080609" table:formula="of:=ATAN([.B13])" table:style-name="ce3">
            <text:p>-0,4636476090</text:p>
          </table:table-cell>
          <table:table-cell table:number-columns-repeated="2" table:style-name="ce1"/>
          <table:table-cell office:value-type="float" office:value="-44" table:style-name="ce1">
            <text:p>-4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in</text:p>
          </table:table-cell>
          <table:table-cell office:value-type="float" office:value="-0.44721359549995793" table:formula="of:=SIN([.B14])" table:style-name="ce3">
            <text:p>-0,4472135955</text:p>
          </table:table-cell>
          <table:table-cell table:number-columns-repeated="2" table:style-name="ce1"/>
          <table:table-cell office:value-type="float" office:value="-43" table:style-name="ce1">
            <text:p>-4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os</text:p>
          </table:table-cell>
          <table:table-cell office:value-type="float" office:value="0.89442719099991586" table:formula="of:=COS([.B14])" table:style-name="ce3">
            <text:p>0,8944271910</text:p>
          </table:table-cell>
          <table:table-cell table:number-columns-repeated="2" table:style-name="ce1"/>
          <table:table-cell office:value-type="float" office:value="-42" table:style-name="ce1">
            <text:p>-42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float" office:value="-41" table:style-name="ce1">
            <text:p>-4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40" table:style-name="ce1">
            <text:p>-4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9" table:style-name="ce1">
            <text:p>-3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8" table:style-name="ce1">
            <text:p>-3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7" table:style-name="ce1">
            <text:p>-3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6" table:style-name="ce1">
            <text:p>-3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5" table:style-name="ce1">
            <text:p>-3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4" table:style-name="ce1">
            <text:p>-3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3" table:style-name="ce1">
            <text:p>-3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2" table:style-name="ce1">
            <text:p>-3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1" table:style-name="ce1">
            <text:p>-3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0" table:style-name="ce1">
            <text:p>-3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9" table:style-name="ce1">
            <text:p>-2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8" table:style-name="ce1">
            <text:p>-2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7" table:style-name="ce1">
            <text:p>-2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6" table:style-name="ce1">
            <text:p>-2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5" table:style-name="ce1">
            <text:p>-2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4" table:style-name="ce1">
            <text:p>-2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3" table:style-name="ce1">
            <text:p>-2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2" table:style-name="ce1">
            <text:p>-2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1" table:style-name="ce1">
            <text:p>-2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0" table:style-name="ce1">
            <text:p>-2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9" table:style-name="ce1">
            <text:p>-1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8" table:style-name="ce1">
            <text:p>-1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7" table:style-name="ce1">
            <text:p>-1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6" table:style-name="ce1">
            <text:p>-1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5" table:style-name="ce1">
            <text:p>-1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4" table:style-name="ce1">
            <text:p>-1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3" table:style-name="ce1">
            <text:p>-1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2" table:style-name="ce1">
            <text:p>-1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1" table:style-name="ce1">
            <text:p>-1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0" table:style-name="ce1">
            <text:p>-1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9" table:style-name="ce1">
            <text:p>-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8" table:style-name="ce1">
            <text:p>-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7" table:style-name="ce1">
            <text:p>-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6" table:style-name="ce1">
            <text:p>-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5" table:style-name="ce1">
            <text:p>-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4" table:style-name="ce1">
            <text:p>-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3" table:style-name="ce1">
            <text:p>-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2" table:style-name="ce1">
            <text:p>-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-1" table:style-name="ce1">
            <text:p>-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6" table:style-name="ce1">
            <text:p>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7" table:style-name="ce1">
            <text:p>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8" table:style-name="ce1">
            <text:p>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9" table:style-name="ce1">
            <text:p>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1" table:style-name="ce1">
            <text:p>1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2" table:style-name="ce1">
            <text:p>1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3" table:style-name="ce1">
            <text:p>1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4" table:style-name="ce1">
            <text:p>1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5" table:style-name="ce1">
            <text:p>1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6" table:style-name="ce1">
            <text:p>1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7" table:style-name="ce1">
            <text:p>1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8" table:style-name="ce1">
            <text:p>1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19" table:style-name="ce1">
            <text:p>1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1" table:style-name="ce1">
            <text:p>2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2" table:style-name="ce1">
            <text:p>2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3" table:style-name="ce1">
            <text:p>2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4" table:style-name="ce1">
            <text:p>2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5" table:style-name="ce1">
            <text:p>2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6" table:style-name="ce1">
            <text:p>2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7" table:style-name="ce1">
            <text:p>2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8" table:style-name="ce1">
            <text:p>2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29" table:style-name="ce1">
            <text:p>2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1" table:style-name="ce1">
            <text:p>3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2" table:style-name="ce1">
            <text:p>3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3" table:style-name="ce1">
            <text:p>3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4" table:style-name="ce1">
            <text:p>3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5" table:style-name="ce1">
            <text:p>3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6" table:style-name="ce1">
            <text:p>3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7" table:style-name="ce1">
            <text:p>3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8" table:style-name="ce1">
            <text:p>3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39" table:style-name="ce1">
            <text:p>3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1" table:style-name="ce1">
            <text:p>4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2" table:style-name="ce1">
            <text:p>4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3" table:style-name="ce1">
            <text:p>4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4" table:style-name="ce1">
            <text:p>4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5" table:style-name="ce1">
            <text:p>4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6" table:style-name="ce1">
            <text:p>46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7" table:style-name="ce1">
            <text:p>47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8" table:style-name="ce1">
            <text:p>4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49" table:style-name="ce1">
            <text:p>4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1" table:style-name="ce1">
            <text:p>51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2" table:style-name="ce1">
            <text:p>52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3" table:style-name="ce1">
            <text:p>5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4" table:style-name="ce1">
            <text:p>5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float" office:value="55" table:style-name="ce1">
            <text:p>55</text:p>
          </table:table-cell>
          <table:table-cell table:number-columns-repeated="16379"/>
        </table:table-row>
        <table:table-row table:number-rows-repeated="10484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number:number-style style:name="N38">
      <number:number number:decimal-places="10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AGO FUNK</meta:initial-creator>
    <dc:creator>TIAGO FUNK</dc:creator>
    <meta:creation-date>2018-06-09T14:31:29Z</meta:creation-date>
    <dc:date>2018-06-12T21:37:22Z</dc:date>
    <meta:editing-cycles>6</meta:editing-cycles>
    <meta:editing-duration>PT32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lanilha1.$I$2:.$I$30" chart:class="chart:scatter" chart:attached-axis="primary-y" chart:style-name="G0S0">
            <chart:domain table:cell-range-address="Planilha1.$H$2:.$H$30"/>
            <chart:data-point chart:repeated="2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svg:x="172.7624409448819pt" svg:y="12.0pt" chart:style-name="CT00">
          <text:p text:style-name="a0" text:class-names="" text:cond-style-name="">yf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Planilha2.$I$2:.$I$114" chart:class="chart:scatter" chart:attached-axis="primary-y" chart:style-name="G0S0">
            <chart:domain table:cell-range-address="Planilha2.$H$2:.$H$114"/>
            <chart:data-point chart:repeated="11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yf algebrico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Planilha2.$J$1" chart:values-cell-range-address="Planilha2.$J$2:.$J$114" chart:class="chart:scatter" chart:attached-axis="primary-y" chart:style-name="G0S0">
            <chart:domain table:cell-range-address="Planilha2.$H$2:.$H$114"/>
            <chart:data-point chart:repeated="1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